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json/libre_pythonista_calc_props.json" manifest:media-type=""/>
  <manifest:file-entry manifest:full-path="json/DocumentCustomProperties.json" manifest:media-type=""/>
  <manifest:file-entry manifest:full-path="json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librepythonista/" manifest:media-type="application/binary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32cm"/>
    </style:style>
    <style:style style:name="co2" style:family="table-column">
      <style:table-column-properties fo:break-before="auto" style:column-width="12.427cm"/>
    </style:style>
    <style:style style:name="co3" style:family="table-column">
      <style:table-column-properties fo:break-before="auto" style:column-width="1.365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3.429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3.524cm"/>
    </style:style>
    <style:style style:name="co8" style:family="table-column">
      <style:table-column-properties fo:break-before="auto" style:column-width="5.017cm"/>
    </style:style>
    <style:style style:name="co9" style:family="table-column">
      <style:table-column-properties fo:break-before="auto" style:column-width="3.302cm"/>
    </style:style>
    <style:style style:name="co10" style:family="table-column">
      <style:table-column-properties fo:break-before="auto" style:column-width="4.858cm"/>
    </style:style>
    <style:style style:name="co11" style:family="table-column">
      <style:table-column-properties fo:break-before="auto" style:column-width="10.06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7.461cm"/>
    </style:style>
    <style:style style:name="co14" style:family="table-column">
      <style:table-column-properties fo:break-before="auto" style:column-width="2.572cm"/>
    </style:style>
    <style:style style:name="co15" style:family="table-column">
      <style:table-column-properties fo:break-before="auto" style:column-width="10.605cm"/>
    </style:style>
    <style:style style:name="co16" style:family="table-column">
      <style:table-column-properties fo:break-before="auto" style:column-width="9.081cm"/>
    </style:style>
    <style:style style:name="co17" style:family="table-column">
      <style:table-column-properties fo:break-before="auto" style:column-width="2.762cm"/>
    </style:style>
    <style:style style:name="ro1" style:family="table-row">
      <style:table-row-properties style:row-height="0.76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575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 style:data-style-name="N153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" style:family="table-cell" style:parent-style-name="Default" style:data-style-name="N153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0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05" style:family="table-cell" style:parent-style-name="Default" style:data-style-name="N61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5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9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8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5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32" style:base-cell-address="Planilha1.K1"/>
    </style:style>
    <style:style style:name="ce23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DESCONHECIDO&quot;" style:apply-style-name="ConditionalStyle_5f_18" style:base-cell-address="Planilha1.K2"/>
    </style:style>
    <style:style style:name="ce24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0" style:apply-style-name="ConditionalStyle_5f_32" style:base-cell-address="Planilha1.K1"/>
    </style:style>
    <style:style style:name="ce11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29" style:base-cell-address="Planilha1.L1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  <style:map style:condition="cell-content()=0" style:apply-style-name="ConditionalStyle_5f_29" style:base-cell-address="Planilha1.L1"/>
    </style:style>
    <style:style style:name="ce12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2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31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3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3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8" style:family="table-cell" style:parent-style-name="Default">
      <style:table-cell-properties fo:border-bottom="0.74pt solid #808080" fo:background-color="#ffffff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4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3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4" style:family="table-cell" style:parent-style-name="Default">
      <style:table-cell-properties fo:background-color="#ffffff"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49" style:family="table-cell" style:parent-style-name="Default">
      <style:table-cell-properties fo:border-bottom="none" style:diagonal-bl-tr="none" style:diagonal-tl-br="none" fo:border-left="0.74pt solid #808080" fo:border-right="0.74pt solid #808080" style:rotation-align="none" fo:border-top="none"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5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0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70ad47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accent6" loext:color-type="theme"/>
      </style:text-properties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60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61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6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5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66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8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69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0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3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5" style:family="table-cell" style:parent-style-name="Default" style:data-style-name="N61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76" style:family="table-cell" style:parent-style-name="Default" style:data-style-name="N61">
      <style:table-cell-properties fo:border-bottom="none" fo:background-color="#ffffff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7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4" style:base-cell-address="Planilha1.V5"/>
      <style:map style:condition="cell-content()=&quot;ASSISTIDO&quot;" style:apply-style-name="ConditionalStyle_5f_23" style:base-cell-address="Planilha1.V5"/>
    </style:style>
    <style:style style:name="ce78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9" style:family="table-cell" style:parent-style-name="Default" style:data-style-name="N160">
      <style:table-cell-properties fo:border-bottom="0.74pt solid #00000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0" style:family="table-cell" style:parent-style-name="Default" style:data-style-name="N61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81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2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css3t:text-justify="auto" fo:margin-left="0cm" style:writing-mode="page"/>
    </style:style>
    <style:style style:name="ce84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88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8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0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2" style:base-cell-address="Planilha1.AA5"/>
      <style:map style:condition="cell-content()=&quot;ASSISTIDO&quot;" style:apply-style-name="ConditionalStyle_5f_21" style:base-cell-address="Planilha1.AA5"/>
    </style:style>
    <style:style style:name="ce91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93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5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6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7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8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0" style:base-cell-address="Planilha1.AF5"/>
      <style:map style:condition="cell-content()=&quot;ASSISTIDO&quot;" style:apply-style-name="ConditionalStyle_5f_19" style:base-cell-address="Planilha1.AF5"/>
    </style:style>
    <style:style style:name="ce99" style:family="table-cell" style:parent-style-name="Default" style:data-style-name="N160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xcdckoyjkzgyqs"/>
          </form:form>
        </office:forms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ce13"/>
        <table:table-column table:style-name="co7" table:default-cell-style-name="ce15"/>
        <table:table-column table:style-name="co8" table:default-cell-style-name="ce2"/>
        <table:table-column table:style-name="co8" table:default-cell-style-name="ce18"/>
        <table:table-column table:style-name="co8" table:default-cell-style-name="ce20"/>
        <table:table-column table:style-name="co8" table:default-cell-style-name="ce24"/>
        <table:table-column table:style-name="co1" table:default-cell-style-name="ce26"/>
        <table:table-column table:style-name="co9" table:default-cell-style-name="ce31"/>
        <table:table-column table:style-name="co1" table:default-cell-style-name="ce2"/>
        <table:table-column table:style-name="co1" table:default-cell-style-name="ce33"/>
        <table:table-column table:style-name="co10" table:default-cell-style-name="ce37"/>
        <table:table-column table:style-name="co11" table:default-cell-style-name="ce43"/>
        <table:table-column table:style-name="co9" table:default-cell-style-name="ce57"/>
        <table:table-column table:style-name="co12" table:default-cell-style-name="ce43"/>
        <table:table-column table:style-name="co13" table:default-cell-style-name="ce43"/>
        <table:table-column table:style-name="co9" table:default-cell-style-name="ce74"/>
        <table:table-column table:style-name="co14" table:default-cell-style-name="ce75"/>
        <table:table-column table:style-name="co1" table:default-cell-style-name="ce43"/>
        <table:table-column table:style-name="co12" table:default-cell-style-name="ce83"/>
        <table:table-column table:style-name="co15" table:default-cell-style-name="ce43"/>
        <table:table-column table:style-name="co9" table:default-cell-style-name="ce57"/>
        <table:table-column table:style-name="co14" table:default-cell-style-name="ce15"/>
        <table:table-column table:style-name="co1" table:default-cell-style-name="ce43"/>
        <table:table-column table:style-name="co1" table:default-cell-style-name="ce85"/>
        <table:table-column table:style-name="co16" table:default-cell-style-name="ce43"/>
        <table:table-column table:style-name="co9" table:default-cell-style-name="ce94"/>
        <table:table-column table:style-name="co17" table:default-cell-style-name="ce97"/>
        <table:table-column table:style-name="co1" table:number-columns-repeated="16352" table:default-cell-style-name="ce43"/>
        <table:table-row table:style-name="ro1">
          <table:table-cell table:style-name="ce3" office:value-type="string" calcext:value-type="string">
            <text:p>ID</text:p>
          </table:table-cell>
          <table:table-cell table:style-name="ce11" office:value-type="string" calcext:value-type="string">
            <text:p>Nome do Filme</text:p>
          </table:table-cell>
          <table:table-cell table:style-name="ce22" office:value-type="string" calcext:value-type="string">
            <text:p>Ano</text:p>
          </table:table-cell>
          <table:table-cell table:style-name="ce11" office:value-type="string" calcext:value-type="string">
            <text:p>Estilo</text:p>
          </table:table-cell>
          <table:table-cell table:style-name="ce11" office:value-type="string" calcext:value-type="string">
            <text:p>Visto em</text:p>
          </table:table-cell>
          <table:table-cell table:style-name="ce101" office:value-type="string" calcext:value-type="string">
            <text:p>Nota</text:p>
          </table:table-cell>
          <table:table-cell table:style-name="ce105" office:value-type="string" calcext:value-type="string">
            <text:p>Duração</text:p>
          </table:table-cell>
          <table:table-cell table:style-name="ce11" office:value-type="string" calcext:value-type="string">
            <text:p>Produtor</text:p>
          </table:table-cell>
          <table:table-cell table:style-name="ce109" office:value-type="string" office:string-value="Orçamento" calcext:value-type="string">
            <text:p><text:s/>Orçamento </text:p>
          </table:table-cell>
          <table:table-cell table:style-name="ce109" office:value-type="string" office:string-value="Receita" calcext:value-type="string">
            <text:p><text:s/>Receita </text:p>
          </table:table-cell>
          <table:table-cell table:style-name="ce115" office:value-type="string" office:string-value="Balança" calcext:value-type="string">
            <text:p><text:s/>Balança </text:p>
          </table:table-cell>
          <table:table-cell table:style-name="ce119" office:value-type="string" calcext:value-type="string">
            <text:p>Bin</text:p>
          </table:table-cell>
          <table:table-cell table:style-name="ce122" office:value-type="string" calcext:value-type="string">
            <text:p>Status</text:p>
          </table:table-cell>
          <table:table-cell table:style-name="ce1" office:value-type="string" calcext:value-type="string">
            <text:p>ID</text:p>
          </table:table-cell>
          <table:table-cell table:style-name="ce32"/>
          <table:table-cell table:number-columns-repeated="5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1" calcext:value-type="float">
            <text:p>1</text:p>
          </table:table-cell>
          <table:table-cell office:value-type="string" calcext:value-type="string">
            <text:p>Up: Altas Aventura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table:style-name="ce12" office:value-type="float" office:value="8.5" calcext:value-type="float">
            <text:p>8,50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735000000" calcext:value-type="currency">
            <text:p>_-$735.000.000,00 _ </text:p>
          </table:table-cell>
          <table:table-cell table:style-name="ce23" table:formula="of:=IF(OR(ISBLANK([.J2]);ISBLANK([.I2]));&quot;DESCONHECIDO&quot;;[.J2]-[.I2])" office:value-type="currency" office:currency="USD" office:value="560000000" calcext:value-type="currency">
            <text:p>_-$560.000.000,00 _ </text:p>
          </table:table-cell>
          <table:table-cell table:formula="of:=IF([.M2]=&quot;ASSISTIDO&quot;;1;0)" office:value-type="float" office:value="1" calcext:value-type="float">
            <text:p>1</text:p>
          </table:table-cell>
          <table:table-cell table:style-name="ce29" table:formula="of:=IF(ISBLANK([.F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" calcext:value-type="float">
            <text:p>1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2" calcext:value-type="float">
            <text:p>2</text:p>
          </table:table-cell>
          <table:table-cell office:value-type="string" calcext:value-type="string">
            <text:p>Toy Story: <text:s/>Um Mundo de Aventur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06594102" calcext:value-type="currency">
            <text:p>_-$406.594.102,00 _ </text:p>
          </table:table-cell>
          <table:table-cell table:style-name="ce23" table:formula="of:=IF(OR(ISBLANK([.J3]);ISBLANK([.I3]));&quot;DESCONHECIDO&quot;;[.J3]-[.I3])" office:value-type="currency" office:currency="USD" office:value="376594102" calcext:value-type="currency">
            <text:p>_-$376.594.102,00 _ </text:p>
          </table:table-cell>
          <table:table-cell table:formula="of:=IF([.M3]=&quot;ASSISTIDO&quot;;1;0)" office:value-type="float" office:value="1" calcext:value-type="float">
            <text:p>1</text:p>
          </table:table-cell>
          <table:table-cell table:style-name="ce29" table:formula="of:=IF(ISBLANK([.F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" calcext:value-type="float">
            <text:p>2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3" calcext:value-type="float">
            <text:p>3</text:p>
          </table:table-cell>
          <table:table-cell office:value-type="string" calcext:value-type="string">
            <text:p>Bambi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0M00S" calcext:value-type="time">
            <text:p>01:1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8000" calcext:value-type="currency">
            <text:p>_-$858.000,00 _ </text:p>
          </table:table-cell>
          <table:table-cell office:value-type="currency" office:currency="USD" office:value="267400000" calcext:value-type="currency">
            <text:p>_-$267.400.000,00 _ </text:p>
          </table:table-cell>
          <table:table-cell table:style-name="ce23" table:formula="of:=IF(OR(ISBLANK([.J4]);ISBLANK([.I4]));&quot;DESCONHECIDO&quot;;[.J4]-[.I4])" office:value-type="currency" office:currency="USD" office:value="266542000" calcext:value-type="currency">
            <text:p>_-$266.542.000,00 _ </text:p>
          </table:table-cell>
          <table:table-cell table:formula="of:=IF([.M4]=&quot;ASSISTIDO&quot;;1;0)" office:value-type="float" office:value="1" calcext:value-type="float">
            <text:p>1</text:p>
          </table:table-cell>
          <table:table-cell table:style-name="ce29" table:formula="of:=IF(ISBLANK([.F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" calcext:value-type="float">
            <text:p>3</text:p>
          </table:table-cell>
          <table:table-cell/>
          <table:table-cell table:style-name="ce38"/>
          <table:table-cell table:style-name="ce44"/>
          <table:table-cell table:style-name="ce58"/>
          <table:table-cell table:style-name="ce61" table:number-columns-repeated="2"/>
          <table:table-cell table:style-name="ce69"/>
          <table:table-cell table:style-name="ce76"/>
          <table:table-cell table:number-columns-repeated="16362"/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office:value-type="string" calcext:value-type="string">
            <text:p>101 Dálmatas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20000000" calcext:value-type="currency">
            <text:p>_-$320.000.000,00 _ </text:p>
          </table:table-cell>
          <table:table-cell table:style-name="ce23" table:formula="of:=IF(OR(ISBLANK([.J5]);ISBLANK([.I5]));&quot;DESCONHECIDO&quot;;[.J5]-[.I5])" office:value-type="currency" office:currency="USD" office:value="245000000" calcext:value-type="currency">
            <text:p>_-$245.000.000,00 _ </text:p>
          </table:table-cell>
          <table:table-cell table:formula="of:=IF([.M5]=&quot;ASSISTIDO&quot;;1;0)" office:value-type="float" office:value="1" calcext:value-type="float">
            <text:p>1</text:p>
          </table:table-cell>
          <table:table-cell table:style-name="ce29" table:formula="of:=IF(ISBLANK([.F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" calcext:value-type="float">
            <text:p>4</text:p>
          </table:table-cell>
          <table:table-cell table:style-name="ce34"/>
          <table:table-cell table:style-name="ce39"/>
          <table:table-cell table:style-name="ce45" office:value-type="string" calcext:value-type="string">
            <text:p>Pesquisar Filme Por ID</text:p>
          </table:table-cell>
          <table:table-cell table:style-name="ce59"/>
          <table:table-cell table:style-name="ce62" office:value-type="string" calcext:value-type="string">
            <text:p>ID</text:p>
          </table:table-cell>
          <table:table-cell table:style-name="ce66" office:value-type="string" calcext:value-type="string">
            <text:p>Filmes da Pixar</text:p>
          </table:table-cell>
          <table:table-cell table:style-name="ce70" office:value-type="string" calcext:value-type="string">
            <text:p>Status</text:p>
          </table:table-cell>
          <table:table-cell table:style-name="ce77" office:value-type="string" calcext:value-type="string">
            <text:p>Duração</text:p>
          </table:table-cell>
          <table:table-cell table:style-name="ce81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isney</text:p>
          </table:table-cell>
          <table:table-cell table:style-name="ce87" office:value-type="string" calcext:value-type="string">
            <text:p>Status</text:p>
          </table:table-cell>
          <table:table-cell table:style-name="ce90" office:value-type="string" calcext:value-type="string">
            <text:p>Duração</text:p>
          </table:table-cell>
          <table:table-cell table:style-name="ce37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reamworks</text:p>
          </table:table-cell>
          <table:table-cell table:style-name="ce95" office:value-type="string" calcext:value-type="string">
            <text:p>Status</text:p>
          </table:table-cell>
          <table:table-cell table:style-name="ce98" office:value-type="string" calcext:value-type="string">
            <text:p>Duração</text:p>
          </table:table-cell>
          <table:table-cell table:number-columns-repeated="16352"/>
        </table:table-row>
        <table:table-row table:style-name="ro3">
          <table:table-cell table:formula="of:=ROW()-1" office:value-type="float" office:value="5" calcext:value-type="float">
            <text:p>5</text:p>
          </table:table-cell>
          <table:table-cell office:value-type="string" calcext:value-type="string">
            <text:p>Wi Fi Ralph: Quebrando a Intern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505000000" calcext:value-type="currency">
            <text:p>_-$505.000.000,00 _ </text:p>
          </table:table-cell>
          <table:table-cell table:style-name="ce23" table:formula="of:=IF(OR(ISBLANK([.J6]);ISBLANK([.I6]));&quot;DESCONHECIDO&quot;;[.J6]-[.I6])" office:value-type="currency" office:currency="USD" office:value="330000000" calcext:value-type="currency">
            <text:p>_-$330.000.000,00 _ </text:p>
          </table:table-cell>
          <table:table-cell table:formula="of:=IF([.M6]=&quot;ASSISTIDO&quot;;1;0)" office:value-type="float" office:value="1" calcext:value-type="float">
            <text:p>1</text:p>
          </table:table-cell>
          <table:table-cell table:style-name="ce29" table:formula="of:=IF(ISBLANK([.F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" calcext:value-type="float">
            <text:p>5</text:p>
          </table:table-cell>
          <table:table-cell table:style-name="ce35"/>
          <table:table-cell table:style-name="ce40" office:value-type="string" calcext:value-type="string">
            <text:p>ID do Filme</text:p>
          </table:table-cell>
          <table:table-cell table:style-name="ce46" office:value-type="float" office:value="105" calcext:value-type="float">
            <text:p>105</text:p>
          </table:table-cell>
          <table:table-cell table:style-name="ce60"/>
          <table:table-cell table:style-name="ce2" table:number-matrix-columns-spanned="4" table:number-matrix-rows-spanned="25" table:formula="of:=_xlfn.choosecols(_xlfn._xlws.filter([.$A:.$M];([.$H:.$H]=&quot;Pixar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5" table:number-matrix-columns-spanned="4" table:number-matrix-rows-spanned="70" table:formula="of:=_xlfn.choosecols(_xlfn._xlws.filter([.$A:.$M];([.$H:.$H]=&quot;Disney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matrix-columns-spanned="1" table:number-matrix-rows-spanned="1" table:formula="of:=_xlfn.choosecols(_xlfn._xlws.filter([.$A:.$M];([.$H:.$H]=&quot;Dreamworks&quot;));1;2;13;7)" office:value-type="string" office:string-value="" calcext:value-type="error">
            <text:p>#NOME?</text:p>
          </table:table-cell>
          <table:table-cell table:number-columns-repeated="16355"/>
        </table:table-row>
        <table:table-row table:style-name="ro3">
          <table:table-cell table:formula="of:=ROW()-1" office:value-type="float" office:value="6" calcext:value-type="float">
            <text:p>6</text:p>
          </table:table-cell>
          <table:table-cell office:value-type="string" calcext:value-type="string">
            <text:p>Detona Ralp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71200000" calcext:value-type="currency">
            <text:p>_-$471.200.000,00 _ </text:p>
          </table:table-cell>
          <table:table-cell table:style-name="ce23" table:formula="of:=IF(OR(ISBLANK([.J7]);ISBLANK([.I7]));&quot;DESCONHECIDO&quot;;[.J7]-[.I7])" office:value-type="currency" office:currency="USD" office:value="306200000" calcext:value-type="currency">
            <text:p>_-$306.200.000,00 _ </text:p>
          </table:table-cell>
          <table:table-cell table:formula="of:=IF([.M7]=&quot;ASSISTIDO&quot;;1;0)" office:value-type="float" office:value="1" calcext:value-type="float">
            <text:p>1</text:p>
          </table:table-cell>
          <table:table-cell table:style-name="ce29" table:formula="of:=IF(ISBLANK([.F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" calcext:value-type="float">
            <text:p>6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46" table:formula="of:=VLOOKUP([.$Q$6];[.$A$2:.$B$141];2;1)" office:value-type="string" office:string-value="Cinderela" calcext:value-type="string">
            <text:p>Cinderela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7" calcext:value-type="float">
            <text:p>7</text:p>
          </table:table-cell>
          <table:table-cell office:value-type="string" calcext:value-type="string">
            <text:p>Coraline e o Mundo Secret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op-Motion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Laika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124000000" calcext:value-type="currency">
            <text:p>_-$124.000.000,00 _ </text:p>
          </table:table-cell>
          <table:table-cell table:style-name="ce23" table:formula="of:=IF(OR(ISBLANK([.J8]);ISBLANK([.I8]));&quot;DESCONHECIDO&quot;;[.J8]-[.I8])" office:value-type="currency" office:currency="USD" office:value="64000000" calcext:value-type="currency">
            <text:p>_-$64.000.000,00 _ </text:p>
          </table:table-cell>
          <table:table-cell table:formula="of:=IF([.M8]=&quot;ASSISTIDO&quot;;1;0)" office:value-type="float" office:value="1" calcext:value-type="float">
            <text:p>1</text:p>
          </table:table-cell>
          <table:table-cell table:style-name="ce29" table:formula="of:=IF(ISBLANK([.F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" calcext:value-type="float">
            <text:p>7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46" table:formula="of:=VLOOKUP([.$Q$6];[.$A$2:.$C$141];3;1)" office:value-type="float" office:value="1950" calcext:value-type="float">
            <text:p>195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8" calcext:value-type="float">
            <text:p>8</text:p>
          </table:table-cell>
          <table:table-cell office:value-type="string" calcext:value-type="string">
            <text:p>Lilo &amp; Stitch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273000000" calcext:value-type="currency">
            <text:p>_-$273.000.000,00 _ </text:p>
          </table:table-cell>
          <table:table-cell table:style-name="ce23" table:formula="of:=IF(OR(ISBLANK([.J9]);ISBLANK([.I9]));&quot;DESCONHECIDO&quot;;[.J9]-[.I9])" office:value-type="currency" office:currency="USD" office:value="193000000" calcext:value-type="currency">
            <text:p>_-$193.000.000,00 _ </text:p>
          </table:table-cell>
          <table:table-cell table:formula="of:=IF([.M9]=&quot;ASSISTIDO&quot;;1;0)" office:value-type="float" office:value="1" calcext:value-type="float">
            <text:p>1</text:p>
          </table:table-cell>
          <table:table-cell table:style-name="ce29" table:formula="of:=IF(ISBLANK([.F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" calcext:value-type="float">
            <text:p>8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46" table:formula="of:=VLOOKUP([.$Q$6];[.$A$2:.$H$141];8;1)" office:value-type="string" office:string-value="Disney" calcext:value-type="string">
            <text:p>Disney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9" calcext:value-type="float">
            <text:p>9</text:p>
          </table:table-cell>
          <table:table-cell office:value-type="string" calcext:value-type="string">
            <text:p>A Pequena Serei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0" calcext:value-type="currency">
            <text:p>_-$40.000.000,00 _ </text:p>
          </table:table-cell>
          <table:table-cell office:value-type="currency" office:currency="USD" office:value="517000000" calcext:value-type="currency">
            <text:p>_-$517.000.000,00 _ </text:p>
          </table:table-cell>
          <table:table-cell table:style-name="ce23" table:formula="of:=IF(OR(ISBLANK([.J10]);ISBLANK([.I10]));&quot;DESCONHECIDO&quot;;[.J10]-[.I10])" office:value-type="currency" office:currency="USD" office:value="477000000" calcext:value-type="currency">
            <text:p>_-$477.000.000,00 _ </text:p>
          </table:table-cell>
          <table:table-cell table:formula="of:=IF([.M10]=&quot;ASSISTIDO&quot;;1;0)" office:value-type="float" office:value="1" calcext:value-type="float">
            <text:p>1</text:p>
          </table:table-cell>
          <table:table-cell table:style-name="ce29" table:formula="of:=IF(ISBLANK([.F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" calcext:value-type="float">
            <text:p>9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51" table:formula="of:=VLOOKUP([.$Q$6];[.$A$2:.$G$141];7;1)" office:value-type="time" office:time-value="PT01H14M00S" calcext:value-type="time">
            <text:p>01:14:0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0" calcext:value-type="float">
            <text:p>10</text:p>
          </table:table-cell>
          <table:table-cell office:value-type="string" calcext:value-type="string">
            <text:p>Frozen I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599000000" calcext:value-type="currency">
            <text:p>_-$599.000.000,00 _ </text:p>
          </table:table-cell>
          <table:table-cell table:style-name="ce23" table:formula="of:=IF(OR(ISBLANK([.J11]);ISBLANK([.I11]));&quot;DESCONHECIDO&quot;;[.J11]-[.I11])" office:value-type="currency" office:currency="USD" office:value="449000000" calcext:value-type="currency">
            <text:p>_-$449.000.000,00 _ </text:p>
          </table:table-cell>
          <table:table-cell table:formula="of:=IF([.M11]=&quot;ASSISTIDO&quot;;1;0)" office:value-type="float" office:value="1" calcext:value-type="float">
            <text:p>1</text:p>
          </table:table-cell>
          <table:table-cell table:style-name="ce29" table:formula="of:=IF(ISBLANK([.F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" calcext:value-type="float">
            <text:p>10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46" table:formula="of:=VLOOKUP([.$Q$6];[.$A$2:.$F$141];6;1)" office:value-type="float" office:value="8" calcext:value-type="float">
            <text:p>8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1" calcext:value-type="float">
            <text:p>11</text:p>
          </table:table-cell>
          <table:table-cell office:value-type="string" calcext:value-type="string">
            <text:p>Encant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2" calcext:value-type="date">
            <text:p>12/2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56800000" calcext:value-type="currency">
            <text:p>_-$256.800.000,00 _ </text:p>
          </table:table-cell>
          <table:table-cell table:style-name="ce23" table:formula="of:=IF(OR(ISBLANK([.J12]);ISBLANK([.I12]));&quot;DESCONHECIDO&quot;;[.J12]-[.I12])" office:value-type="currency" office:currency="USD" office:value="106800000" calcext:value-type="currency">
            <text:p>_-$106.800.000,00 _ </text:p>
          </table:table-cell>
          <table:table-cell table:formula="of:=IF([.M12]=&quot;ASSISTIDO&quot;;1;0)" office:value-type="float" office:value="1" calcext:value-type="float">
            <text:p>1</text:p>
          </table:table-cell>
          <table:table-cell table:style-name="ce29" table:formula="of:=IF(ISBLANK([.F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" calcext:value-type="float">
            <text:p>11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48" table:formula="of:=VLOOKUP([.$Q$6];[.$A$2:.$M$141];13;1)" office:value-type="string" office:string-value="ASSISTIDO" calcext:value-type="string">
            <text:p>ASSISTIDO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12" calcext:value-type="float">
            <text:p>12</text:p>
          </table:table-cell>
          <table:table-cell office:value-type="string" calcext:value-type="string">
            <text:p>Enrolado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2" calcext:value-type="date">
            <text:p>12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60000000" calcext:value-type="currency">
            <text:p>_-$260.000.000,00 _ </text:p>
          </table:table-cell>
          <table:table-cell office:value-type="currency" office:currency="USD" office:value="591794936" calcext:value-type="currency">
            <text:p>_-$591.794.936,00 _ </text:p>
          </table:table-cell>
          <table:table-cell table:style-name="ce23" table:formula="of:=IF(OR(ISBLANK([.J13]);ISBLANK([.I13]));&quot;DESCONHECIDO&quot;;[.J13]-[.I13])" office:value-type="currency" office:currency="USD" office:value="331794936" calcext:value-type="currency">
            <text:p>_-$331.794.936,00 _ </text:p>
          </table:table-cell>
          <table:table-cell table:formula="of:=IF([.M13]=&quot;ASSISTIDO&quot;;1;0)" office:value-type="float" office:value="1" calcext:value-type="float">
            <text:p>1</text:p>
          </table:table-cell>
          <table:table-cell table:style-name="ce29" table:formula="of:=IF(ISBLANK([.F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" calcext:value-type="float">
            <text:p>12</text:p>
          </table:table-cell>
          <table:table-cell table:style-name="ce36"/>
          <table:table-cell table:style-name="ce41"/>
          <table:table-cell table:style-name="ce49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3" calcext:value-type="float">
            <text:p>13</text:p>
          </table:table-cell>
          <table:table-cell office:value-type="string" calcext:value-type="string">
            <text:p>Moana: um Mar de Aventur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700000000" calcext:value-type="currency">
            <text:p>_-$700.000.000,00 _ </text:p>
          </table:table-cell>
          <table:table-cell table:style-name="ce23" table:formula="of:=IF(OR(ISBLANK([.J14]);ISBLANK([.I14]));&quot;DESCONHECIDO&quot;;[.J14]-[.I14])" office:value-type="currency" office:currency="USD" office:value="550000000" calcext:value-type="currency">
            <text:p>_-$550.000.000,00 _ </text:p>
          </table:table-cell>
          <table:table-cell table:formula="of:=IF([.M14]=&quot;ASSISTIDO&quot;;1;0)" office:value-type="float" office:value="1" calcext:value-type="float">
            <text:p>1</text:p>
          </table:table-cell>
          <table:table-cell table:style-name="ce29" table:formula="of:=IF(ISBLANK([.F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" calcext:value-type="float">
            <text:p>13</text:p>
          </table:table-cell>
          <table:table-cell table:style-name="ce35"/>
          <table:table-cell table:style-name="ce40"/>
          <table:table-cell table:style-name="ce50" office:value-type="string" calcext:value-type="string">
            <text:p>Pesquisar Filme por Nome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4" calcext:value-type="float">
            <text:p>14</text:p>
          </table:table-cell>
          <table:table-cell office:value-type="string" calcext:value-type="string">
            <text:p>Frozen: Febre Congelant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16" calcext:value-type="date">
            <text:p>16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85000000" calcext:value-type="currency">
            <text:p>_-$1.285.000.000,00 _ </text:p>
          </table:table-cell>
          <table:table-cell table:style-name="ce23" table:formula="of:=IF(OR(ISBLANK([.J15]);ISBLANK([.I15]));&quot;DESCONHECIDO&quot;;[.J15]-[.I15])" office:value-type="currency" office:currency="USD" office:value="1135000000" calcext:value-type="currency">
            <text:p>_-$1.135.000.000,00 _ </text:p>
          </table:table-cell>
          <table:table-cell table:formula="of:=IF([.M15]=&quot;ASSISTIDO&quot;;1;0)" office:value-type="float" office:value="1" calcext:value-type="float">
            <text:p>1</text:p>
          </table:table-cell>
          <table:table-cell table:style-name="ce29" table:formula="of:=IF(ISBLANK([.F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" calcext:value-type="float">
            <text:p>14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46" office:value-type="string" calcext:value-type="string">
            <text:p>Lei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5" calcext:value-type="float">
            <text:p>15</text:p>
          </table:table-cell>
          <table:table-cell office:value-type="string" calcext:value-type="string">
            <text:p>Os Incrívei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1000000" calcext:value-type="currency">
            <text:p>_-$91.000.000,00 _ </text:p>
          </table:table-cell>
          <table:table-cell office:value-type="currency" office:currency="USD" office:value="631442092" calcext:value-type="currency">
            <text:p>_-$631.442.092,00 _ </text:p>
          </table:table-cell>
          <table:table-cell table:style-name="ce23" table:formula="of:=IF(OR(ISBLANK([.J16]);ISBLANK([.I16]));&quot;DESCONHECIDO&quot;;[.J16]-[.I16])" office:value-type="currency" office:currency="USD" office:value="540442092" calcext:value-type="currency">
            <text:p>_-$540.442.092,00 _ </text:p>
          </table:table-cell>
          <table:table-cell table:formula="of:=IF([.M16]=&quot;ASSISTIDO&quot;;1;0)" office:value-type="float" office:value="1" calcext:value-type="float">
            <text:p>1</text:p>
          </table:table-cell>
          <table:table-cell table:style-name="ce29" table:formula="of:=IF(ISBLANK([.F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" calcext:value-type="float">
            <text:p>15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46" table:formula="of:=VLOOKUP(&quot;*&quot;&amp;[.$Q$15]&amp;&quot;*&quot;;[.$B:.$N];2;0)" office:value-type="float" office:value="1963" calcext:value-type="float">
            <text:p>1963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6" calcext:value-type="float">
            <text:p>16</text:p>
          </table:table-cell>
          <table:table-cell office:value-type="string" calcext:value-type="string">
            <text:p>Zootopia: Essa cidade é o bich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7]);ISBLANK([.I17]));&quot;DESCONHECIDO&quot;;[.J17]-[.I17])" office:value-type="currency" office:currency="USD" office:value="875000000" calcext:value-type="currency">
            <text:p>_-$875.000.000,00 _ </text:p>
          </table:table-cell>
          <table:table-cell table:formula="of:=IF([.M17]=&quot;ASSISTIDO&quot;;1;0)" office:value-type="float" office:value="1" calcext:value-type="float">
            <text:p>1</text:p>
          </table:table-cell>
          <table:table-cell table:style-name="ce29" table:formula="of:=IF(ISBLANK([.F1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" calcext:value-type="float">
            <text:p>16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46" table:formula="of:=VLOOKUP(&quot;*&quot;&amp;[.$Q$15]&amp;&quot;*&quot;;[.$B:.$N];7;0)" office:value-type="string" office:string-value="Disney" calcext:value-type="string">
            <text:p>Disney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7" calcext:value-type="float">
            <text:p>17</text:p>
          </table:table-cell>
          <table:table-cell office:value-type="string" calcext:value-type="string">
            <text:p>Irmão Urs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1-16" calcext:value-type="date">
            <text:p>16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6000000" calcext:value-type="currency">
            <text:p>_-$46.000.000,00 _ </text:p>
          </table:table-cell>
          <table:table-cell office:value-type="currency" office:currency="USD" office:value="250400000" calcext:value-type="currency">
            <text:p>_-$250.400.000,00 _ </text:p>
          </table:table-cell>
          <table:table-cell table:style-name="ce23" table:formula="of:=IF(OR(ISBLANK([.J18]);ISBLANK([.I18]));&quot;DESCONHECIDO&quot;;[.J18]-[.I18])" office:value-type="currency" office:currency="USD" office:value="204400000" calcext:value-type="currency">
            <text:p>_-$204.400.000,00 _ </text:p>
          </table:table-cell>
          <table:table-cell table:formula="of:=IF([.M18]=&quot;ASSISTIDO&quot;;1;0)" office:value-type="float" office:value="1" calcext:value-type="float">
            <text:p>1</text:p>
          </table:table-cell>
          <table:table-cell table:style-name="ce29" table:formula="of:=IF(ISBLANK([.F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" calcext:value-type="float">
            <text:p>17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51" table:formula="of:=VLOOKUP(&quot;*&quot;&amp;[.$Q$15]&amp;&quot;*&quot;;[.$B:.$N];6;0)" office:value-type="time" office:time-value="PT01H19M00S" calcext:value-type="time">
            <text:p>01:19:0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8" calcext:value-type="float">
            <text:p>18</text:p>
          </table:table-cell>
          <table:table-cell office:value-type="string" calcext:value-type="string">
            <text:p>Os Incríveis 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243000000" calcext:value-type="currency">
            <text:p>_-$1.243.000.000,00 _ </text:p>
          </table:table-cell>
          <table:table-cell table:style-name="ce23" table:formula="of:=IF(OR(ISBLANK([.J19]);ISBLANK([.I19]));&quot;DESCONHECIDO&quot;;[.J19]-[.I19])" office:value-type="currency" office:currency="USD" office:value="1043000000" calcext:value-type="currency">
            <text:p>_-$1.043.000.000,00 _ </text:p>
          </table:table-cell>
          <table:table-cell table:formula="of:=IF([.M19]=&quot;ASSISTIDO&quot;;1;0)" office:value-type="float" office:value="1" calcext:value-type="float">
            <text:p>1</text:p>
          </table:table-cell>
          <table:table-cell table:style-name="ce29" table:formula="of:=IF(ISBLANK([.F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" calcext:value-type="float">
            <text:p>18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46" table:formula="of:=VLOOKUP(&quot;*&quot;&amp;[.$Q$15]&amp;&quot;*&quot;;[.$B:.$N];5;0)" office:value-type="float" office:value="9" calcext:value-type="float">
            <text:p>9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9" calcext:value-type="float">
            <text:p>19</text:p>
          </table:table-cell>
          <table:table-cell office:value-type="string" calcext:value-type="string">
            <text:p>Divertidament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858800000" calcext:value-type="currency">
            <text:p>_-$858.800.000,00 _ </text:p>
          </table:table-cell>
          <table:table-cell table:style-name="ce23" table:formula="of:=IF(OR(ISBLANK([.J20]);ISBLANK([.I20]));&quot;DESCONHECIDO&quot;;[.J20]-[.I20])" office:value-type="currency" office:currency="USD" office:value="683800000" calcext:value-type="currency">
            <text:p>_-$683.800.000,00 _ </text:p>
          </table:table-cell>
          <table:table-cell table:formula="of:=IF([.M20]=&quot;ASSISTIDO&quot;;1;0)" office:value-type="float" office:value="1" calcext:value-type="float">
            <text:p>1</text:p>
          </table:table-cell>
          <table:table-cell table:style-name="ce29" table:formula="of:=IF(ISBLANK([.F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9" calcext:value-type="float">
            <text:p>19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52" table:formula="of:=VLOOKUP(&quot;*&quot;&amp;[.$Q$15]&amp;&quot;*&quot;;[.$B:.$N];12;0)" office:value-type="string" office:string-value="ASSISTIDO" calcext:value-type="string">
            <text:p>ASSISTIDO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office:value-type="string" calcext:value-type="string">
            <text:p>Viva: A Vida é uma fes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814300000" calcext:value-type="currency">
            <text:p>_-$814.300.000,00 _ </text:p>
          </table:table-cell>
          <table:table-cell table:style-name="ce23" table:formula="of:=IF(OR(ISBLANK([.J21]);ISBLANK([.I21]));&quot;DESCONHECIDO&quot;;[.J21]-[.I21])" office:value-type="currency" office:currency="USD" office:value="614300000" calcext:value-type="currency">
            <text:p>_-$614.300.000,00 _ </text:p>
          </table:table-cell>
          <table:table-cell table:formula="of:=IF([.M21]=&quot;ASSISTIDO&quot;;1;0)" office:value-type="float" office:value="1" calcext:value-type="float">
            <text:p>1</text:p>
          </table:table-cell>
          <table:table-cell table:style-name="ce29" table:formula="of:=IF(ISBLANK([.F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" calcext:value-type="float">
            <text:p>20</text:p>
          </table:table-cell>
          <table:table-cell/>
          <table:table-cell table:style-name="ce42" office:value-type="string" calcext:value-type="string">
            <text:p>ID Do Filme:</text:p>
          </table:table-cell>
          <table:table-cell table:style-name="ce52" table:formula="of:=VLOOKUP(&quot;*&quot;&amp;[.$Q$15]&amp;&quot;*&quot;;[.$B:.$N];13;0)" office:value-type="float" office:value="126" calcext:value-type="float">
            <text:p>126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21" calcext:value-type="float">
            <text:p>21</text:p>
          </table:table-cell>
          <table:table-cell office:value-type="string" calcext:value-type="string">
            <text:p>Monstros S.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19" calcext:value-type="date">
            <text:p>1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15000000" calcext:value-type="currency">
            <text:p>_-$115.000.000,00 _ </text:p>
          </table:table-cell>
          <table:table-cell office:value-type="currency" office:currency="USD" office:value="577400000" calcext:value-type="currency">
            <text:p>_-$577.400.000,00 _ </text:p>
          </table:table-cell>
          <table:table-cell table:style-name="ce23" table:formula="of:=IF(OR(ISBLANK([.J22]);ISBLANK([.I22]));&quot;DESCONHECIDO&quot;;[.J22]-[.I22])" office:value-type="currency" office:currency="USD" office:value="462400000" calcext:value-type="currency">
            <text:p>_-$462.400.000,00 _ </text:p>
          </table:table-cell>
          <table:table-cell table:formula="of:=IF([.M22]=&quot;ASSISTIDO&quot;;1;0)" office:value-type="float" office:value="1" calcext:value-type="float">
            <text:p>1</text:p>
          </table:table-cell>
          <table:table-cell table:style-name="ce29" table:formula="of:=IF(ISBLANK([.F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" calcext:value-type="float">
            <text:p>21</text:p>
          </table:table-cell>
          <table:table-cell table:number-columns-repeated="3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22" calcext:value-type="float">
            <text:p>22</text:p>
          </table:table-cell>
          <table:table-cell office:value-type="string" calcext:value-type="string">
            <text:p>Como Treinar o Seu Dragã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94000000" calcext:value-type="currency">
            <text:p>_-$494.000.000,00 _ </text:p>
          </table:table-cell>
          <table:table-cell table:style-name="ce23" table:formula="of:=IF(OR(ISBLANK([.J23]);ISBLANK([.I23]));&quot;DESCONHECIDO&quot;;[.J23]-[.I23])" office:value-type="currency" office:currency="USD" office:value="329000000" calcext:value-type="currency">
            <text:p>_-$329.000.000,00 _ </text:p>
          </table:table-cell>
          <table:table-cell table:formula="of:=IF([.M23]=&quot;ASSISTIDO&quot;;1;0)" office:value-type="float" office:value="1" calcext:value-type="float">
            <text:p>1</text:p>
          </table:table-cell>
          <table:table-cell table:style-name="ce29" table:formula="of:=IF(ISBLANK([.F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" calcext:value-type="float">
            <text:p>22</text:p>
          </table:table-cell>
          <table:table-cell/>
          <table:table-cell table:style-name="ce42"/>
          <table:table-cell table:style-name="ce100" office:value-type="string" calcext:value-type="string">
            <text:p>Filtrar Filmes Por Produtora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3" calcext:value-type="float">
            <text:p>23</text:p>
          </table:table-cell>
          <table:table-cell office:value-type="string" calcext:value-type="string">
            <text:p>Como Treinar o Seu Dragão 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621500000" calcext:value-type="currency">
            <text:p>_-$621.500.000,00 _ </text:p>
          </table:table-cell>
          <table:table-cell table:style-name="ce23" table:formula="of:=IF(OR(ISBLANK([.J24]);ISBLANK([.I24]));&quot;DESCONHECIDO&quot;;[.J24]-[.I24])" office:value-type="currency" office:currency="USD" office:value="476500000" calcext:value-type="currency">
            <text:p>_-$476.500.000,00 _ </text:p>
          </table:table-cell>
          <table:table-cell table:formula="of:=IF([.M24]=&quot;ASSISTIDO&quot;;1;0)" office:value-type="float" office:value="1" calcext:value-type="float">
            <text:p>1</text:p>
          </table:table-cell>
          <table:table-cell table:style-name="ce29" table:formula="of:=IF(ISBLANK([.F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" calcext:value-type="float">
            <text:p>23</text:p>
          </table:table-cell>
          <table:table-cell/>
          <table:table-cell table:style-name="ce42" office:value-type="string" calcext:value-type="string">
            <text:p>Produtor</text:p>
          </table:table-cell>
          <table:table-cell table:style-name="ce53" office:value-type="string" calcext:value-type="string">
            <text:p>Marvel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4" calcext:value-type="float">
            <text:p>24</text:p>
          </table:table-cell>
          <table:table-cell office:value-type="string" calcext:value-type="string">
            <text:p>Como Treinar o Seu Dragão 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9000000" calcext:value-type="currency">
            <text:p>_-$129.000.000,00 _ </text:p>
          </table:table-cell>
          <table:table-cell office:value-type="currency" office:currency="USD" office:value="524600000" calcext:value-type="currency">
            <text:p>_-$524.600.000,00 _ </text:p>
          </table:table-cell>
          <table:table-cell table:style-name="ce23" table:formula="of:=IF(OR(ISBLANK([.J25]);ISBLANK([.I25]));&quot;DESCONHECIDO&quot;;[.J25]-[.I25])" office:value-type="currency" office:currency="USD" office:value="395600000" calcext:value-type="currency">
            <text:p>_-$395.600.000,00 _ </text:p>
          </table:table-cell>
          <table:table-cell table:formula="of:=IF([.M25]=&quot;ASSISTIDO&quot;;1;0)" office:value-type="float" office:value="1" calcext:value-type="float">
            <text:p>1</text:p>
          </table:table-cell>
          <table:table-cell table:style-name="ce29" table:formula="of:=IF(ISBLANK([.F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" calcext:value-type="float">
            <text:p>24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54" table:formula="of:=COUNTIF([.H:.H];&quot;*&quot;&amp;[.$Q$24]&amp;&quot;*&quot;)" office:value-type="float" office:value="2" calcext:value-type="float">
            <text:p>2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5" calcext:value-type="float">
            <text:p>25</text:p>
          </table:table-cell>
          <table:table-cell office:value-type="string" calcext:value-type="string">
            <text:p>Shrek 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482000000" calcext:value-type="currency">
            <text:p>_-$482.000.000,00 _ </text:p>
          </table:table-cell>
          <table:table-cell table:style-name="ce23" table:formula="of:=IF(OR(ISBLANK([.J26]);ISBLANK([.I26]));&quot;DESCONHECIDO&quot;;[.J26]-[.I26])" office:value-type="currency" office:currency="USD" office:value="422000000" calcext:value-type="currency">
            <text:p>_-$422.000.000,00 _ </text:p>
          </table:table-cell>
          <table:table-cell table:formula="of:=IF([.M26]=&quot;ASSISTIDO&quot;;1;0)" office:value-type="float" office:value="1" calcext:value-type="float">
            <text:p>1</text:p>
          </table:table-cell>
          <table:table-cell table:style-name="ce29" table:formula="of:=IF(ISBLANK([.F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5" calcext:value-type="float">
            <text:p>25</text:p>
          </table:table-cell>
          <table:table-cell/>
          <table:table-cell table:style-name="ce42" office:value-type="string" calcext:value-type="string">
            <text:p>Filmes Já Vistos</text:p>
          </table:table-cell>
          <table:table-cell table:style-name="ce55" table:formula="of:=SUMIF([.H:.H];&quot;*&quot;&amp;[.$Q$24]&amp;&quot;*&quot;;[.L:.L])" office:value-type="float" office:value="2" calcext:value-type="float">
            <text:p>2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6" calcext:value-type="float">
            <text:p>26</text:p>
          </table:table-cell>
          <table:table-cell office:value-type="string" calcext:value-type="string">
            <text:p>Shrek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928760770" calcext:value-type="currency">
            <text:p>_-$928.760.770,00 _ </text:p>
          </table:table-cell>
          <table:table-cell table:style-name="ce23" table:formula="of:=IF(OR(ISBLANK([.J27]);ISBLANK([.I27]));&quot;DESCONHECIDO&quot;;[.J27]-[.I27])" office:value-type="currency" office:currency="USD" office:value="778760770" calcext:value-type="currency">
            <text:p>_-$778.760.770,00 _ </text:p>
          </table:table-cell>
          <table:table-cell table:formula="of:=IF([.M27]=&quot;ASSISTIDO&quot;;1;0)" office:value-type="float" office:value="1" calcext:value-type="float">
            <text:p>1</text:p>
          </table:table-cell>
          <table:table-cell table:style-name="ce29" table:formula="of:=IF(ISBLANK([.F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6" calcext:value-type="float">
            <text:p>26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6" table:formula="of:=[.$Q$25]-[.$Q$26]" office:value-type="float" office:value="0" calcext:value-type="float">
            <text:p>0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27" calcext:value-type="float">
            <text:p>27</text:p>
          </table:table-cell>
          <table:table-cell office:value-type="string" calcext:value-type="string">
            <text:p>Shrek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0000000" calcext:value-type="currency">
            <text:p>_-$160.000.000,00 _ </text:p>
          </table:table-cell>
          <table:table-cell office:value-type="currency" office:currency="USD" office:value="813400000" calcext:value-type="currency">
            <text:p>_-$813.400.000,00 _ </text:p>
          </table:table-cell>
          <table:table-cell table:style-name="ce23" table:formula="of:=IF(OR(ISBLANK([.J28]);ISBLANK([.I28]));&quot;DESCONHECIDO&quot;;[.J28]-[.I28])" office:value-type="currency" office:currency="USD" office:value="653400000" calcext:value-type="currency">
            <text:p>_-$653.400.000,00 _ </text:p>
          </table:table-cell>
          <table:table-cell table:formula="of:=IF([.M28]=&quot;ASSISTIDO&quot;;1;0)" office:value-type="float" office:value="1" calcext:value-type="float">
            <text:p>1</text:p>
          </table:table-cell>
          <table:table-cell table:style-name="ce29" table:formula="of:=IF(ISBLANK([.F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7" calcext:value-type="float">
            <text:p>27</text:p>
          </table:table-cell>
          <table:table-cell table:number-columns-repeated="3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8" calcext:value-type="float">
            <text:p>28</text:p>
          </table:table-cell>
          <table:table-cell office:value-type="string" calcext:value-type="string">
            <text:p>Spirit: O Corcéu Indomável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22600000" calcext:value-type="currency">
            <text:p>_-$122.600.000,00 _ </text:p>
          </table:table-cell>
          <table:table-cell table:style-name="ce23" table:formula="of:=IF(OR(ISBLANK([.J29]);ISBLANK([.I29]));&quot;DESCONHECIDO&quot;;[.J29]-[.I29])" office:value-type="currency" office:currency="USD" office:value="42600000" calcext:value-type="currency">
            <text:p>_-$42.600.000,00 _ </text:p>
          </table:table-cell>
          <table:table-cell table:formula="of:=IF([.M29]=&quot;ASSISTIDO&quot;;1;0)" office:value-type="float" office:value="1" calcext:value-type="float">
            <text:p>1</text:p>
          </table:table-cell>
          <table:table-cell table:style-name="ce29" table:formula="of:=IF(ISBLANK([.F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8" calcext:value-type="float">
            <text:p>28</text:p>
          </table:table-cell>
          <table:table-cell/>
          <table:table-cell table:style-name="ce42"/>
          <table:table-cell table:style-name="ce100" office:value-type="string" calcext:value-type="string">
            <text:p>Dados Gerais da Planilha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9" calcext:value-type="float">
            <text:p>29</text:p>
          </table:table-cell>
          <table:table-cell office:value-type="string" calcext:value-type="string">
            <text:p>O Caminho Para El Dorad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95000000" calcext:value-type="currency">
            <text:p>_-$95.000.000,00 _ 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table:style-name="ce23" table:formula="of:=IF(OR(ISBLANK([.J30]);ISBLANK([.I30]));&quot;DESCONHECIDO&quot;;[.J30]-[.I30])" office:value-type="currency" office:currency="USD" office:value="-19000000" calcext:value-type="currency">
            <text:p>_-$-19.000.000,00 </text:p>
          </table:table-cell>
          <table:table-cell table:formula="of:=IF([.M30]=&quot;ASSISTIDO&quot;;1;0)" office:value-type="float" office:value="1" calcext:value-type="float">
            <text:p>1</text:p>
          </table:table-cell>
          <table:table-cell table:style-name="ce29" table:formula="of:=IF(ISBLANK([.F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9" calcext:value-type="float">
            <text:p>29</text:p>
          </table:table-cell>
          <table:table-cell/>
          <table:table-cell table:style-name="ce42" office:value-type="string" calcext:value-type="string">
            <text:p>Filmes Assistidos</text:p>
          </table:table-cell>
          <table:table-cell table:style-name="ce53" table:formula="of:=COUNTIF([.M:.M];&quot;ASSISTIDO&quot;)" office:value-type="float" office:value="193" calcext:value-type="float">
            <text:p>193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0" calcext:value-type="float">
            <text:p>30</text:p>
          </table:table-cell>
          <table:table-cell office:value-type="string" calcext:value-type="string">
            <text:p>A Fuga Das Galinh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7700000" calcext:value-type="currency">
            <text:p>_-$227.700.000,00 _ </text:p>
          </table:table-cell>
          <table:table-cell table:style-name="ce23" table:formula="of:=IF(OR(ISBLANK([.J31]);ISBLANK([.I31]));&quot;DESCONHECIDO&quot;;[.J31]-[.I31])" office:value-type="currency" office:currency="USD" office:value="182700000" calcext:value-type="currency">
            <text:p>_-$182.700.000,00 _ </text:p>
          </table:table-cell>
          <table:table-cell table:formula="of:=IF([.M31]=&quot;ASSISTIDO&quot;;1;0)" office:value-type="float" office:value="1" calcext:value-type="float">
            <text:p>1</text:p>
          </table:table-cell>
          <table:table-cell table:style-name="ce29" table:formula="of:=IF(ISBLANK([.F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0" calcext:value-type="float">
            <text:p>30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3" table:formula="of:=COUNTIF([.M:.M];&quot;NÃO ASSISTIDO&quot;)" office:value-type="float" office:value="46" calcext:value-type="float">
            <text:p>46</text:p>
          </table:table-cell>
          <table:table-cell table:style-name="ce31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72"/>
          <table:table-cell table:style-name="ce79" table:formula="of:=SUMIF([.$U$6:.$V$30];&quot;ASSISTIDO&quot;;[.$V$6:.$V$30])" office:value-type="time" office:time-value="PT00H00M00S" calcext:value-type="time">
            <text:p>0:00:00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1" calcext:value-type="float">
            <text:p>31</text:p>
          </table:table-cell>
          <table:table-cell office:value-type="string" calcext:value-type="string">
            <text:p>O Planeta do Tesour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1000000" calcext:value-type="currency">
            <text:p>_-$101.000.000,00 _ </text:p>
          </table:table-cell>
          <table:table-cell table:style-name="ce23" table:formula="of:=IF(OR(ISBLANK([.J32]);ISBLANK([.I32]));&quot;DESCONHECIDO&quot;;[.J32]-[.I32])" office:value-type="currency" office:currency="USD" office:value="-79000000" calcext:value-type="currency">
            <text:p>_-$-79.000.000,00 </text:p>
          </table:table-cell>
          <table:table-cell table:formula="of:=IF([.M32]=&quot;ASSISTIDO&quot;;1;0)" office:value-type="float" office:value="1" calcext:value-type="float">
            <text:p>1</text:p>
          </table:table-cell>
          <table:table-cell table:style-name="ce29" table:formula="of:=IF(ISBLANK([.F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1" calcext:value-type="float">
            <text:p>31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54" table:formula="of:=MAX([.A:.A])" office:value-type="float" office:value="239" calcext:value-type="float">
            <text:p>239</text:p>
          </table:table-cell>
          <table:table-cell/>
          <table:table-cell table:style-name="ce65" table:number-columns-repeated="2"/>
          <table:table-cell table:style-name="ce73"/>
          <table:table-cell table:style-name="ce80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2" calcext:value-type="float">
            <text:p>32</text:p>
          </table:table-cell>
          <table:table-cell office:value-type="string" calcext:value-type="string">
            <text:p>Nem que a Vaca Tuss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145300000" calcext:value-type="currency">
            <text:p>_-$145.300.000,00 _ </text:p>
          </table:table-cell>
          <table:table-cell table:style-name="ce23" table:formula="of:=IF(OR(ISBLANK([.J33]);ISBLANK([.I33]));&quot;DESCONHECIDO&quot;;[.J33]-[.I33])" office:value-type="currency" office:currency="USD" office:value="35300000" calcext:value-type="currency">
            <text:p>_-$35.300.000,00 _ </text:p>
          </table:table-cell>
          <table:table-cell table:formula="of:=IF([.M33]=&quot;ASSISTIDO&quot;;1;0)" office:value-type="float" office:value="1" calcext:value-type="float">
            <text:p>1</text:p>
          </table:table-cell>
          <table:table-cell table:style-name="ce29" table:formula="of:=IF(ISBLANK([.F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2" calcext:value-type="float">
            <text:p>32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3" calcext:value-type="float">
            <text:p>33</text:p>
          </table:table-cell>
          <table:table-cell office:value-type="string" calcext:value-type="string">
            <text:p>Kung Fu Pand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631744560" calcext:value-type="currency">
            <text:p>_-$631.744.560,00 _ </text:p>
          </table:table-cell>
          <table:table-cell table:style-name="ce23" table:formula="of:=IF(OR(ISBLANK([.J34]);ISBLANK([.I34]));&quot;DESCONHECIDO&quot;;[.J34]-[.I34])" office:value-type="currency" office:currency="USD" office:value="501744560" calcext:value-type="currency">
            <text:p>_-$501.744.560,00 _ </text:p>
          </table:table-cell>
          <table:table-cell table:formula="of:=IF([.M34]=&quot;ASSISTIDO&quot;;1;0)" office:value-type="float" office:value="1" calcext:value-type="float">
            <text:p>1</text:p>
          </table:table-cell>
          <table:table-cell table:style-name="ce29" table:formula="of:=IF(ISBLANK([.F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3" calcext:value-type="float">
            <text:p>33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4" calcext:value-type="float">
            <text:p>34</text:p>
          </table:table-cell>
          <table:table-cell office:value-type="string" calcext:value-type="string">
            <text:p>Kung Fu Panda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65692281" calcext:value-type="currency">
            <text:p>_-$665.692.281,00 _ </text:p>
          </table:table-cell>
          <table:table-cell table:style-name="ce23" table:formula="of:=IF(OR(ISBLANK([.J35]);ISBLANK([.I35]));&quot;DESCONHECIDO&quot;;[.J35]-[.I35])" office:value-type="currency" office:currency="USD" office:value="515692281" calcext:value-type="currency">
            <text:p>_-$515.692.281,00 _ </text:p>
          </table:table-cell>
          <table:table-cell table:formula="of:=IF([.M35]=&quot;ASSISTIDO&quot;;1;0)" office:value-type="float" office:value="1" calcext:value-type="float">
            <text:p>1</text:p>
          </table:table-cell>
          <table:table-cell table:style-name="ce29" table:formula="of:=IF(ISBLANK([.F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4" calcext:value-type="float">
            <text:p>34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5" calcext:value-type="float">
            <text:p>35</text:p>
          </table:table-cell>
          <table:table-cell office:value-type="string" calcext:value-type="string">
            <text:p>Kung Fu Panda 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521170125" calcext:value-type="currency">
            <text:p>_-$521.170.125,00 _ </text:p>
          </table:table-cell>
          <table:table-cell table:style-name="ce23" table:formula="of:=IF(OR(ISBLANK([.J36]);ISBLANK([.I36]));&quot;DESCONHECIDO&quot;;[.J36]-[.I36])" office:value-type="currency" office:currency="USD" office:value="376170125" calcext:value-type="currency">
            <text:p>_-$376.170.125,00 _ </text:p>
          </table:table-cell>
          <table:table-cell table:formula="of:=IF([.M36]=&quot;ASSISTIDO&quot;;1;0)" office:value-type="float" office:value="1" calcext:value-type="float">
            <text:p>1</text:p>
          </table:table-cell>
          <table:table-cell table:style-name="ce29" table:formula="of:=IF(ISBLANK([.F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5" calcext:value-type="float">
            <text:p>35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6" calcext:value-type="float">
            <text:p>36</text:p>
          </table:table-cell>
          <table:table-cell office:value-type="string" calcext:value-type="string">
            <text:p>A Origem dos Guardiõ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303712758" calcext:value-type="currency">
            <text:p>_-$303.712.758,00 _ </text:p>
          </table:table-cell>
          <table:table-cell table:style-name="ce23" table:formula="of:=IF(OR(ISBLANK([.J37]);ISBLANK([.I37]));&quot;DESCONHECIDO&quot;;[.J37]-[.I37])" office:value-type="currency" office:currency="USD" office:value="158712758" calcext:value-type="currency">
            <text:p>_-$158.712.758,00 _ </text:p>
          </table:table-cell>
          <table:table-cell table:formula="of:=IF([.M37]=&quot;ASSISTIDO&quot;;1;0)" office:value-type="float" office:value="1" calcext:value-type="float">
            <text:p>1</text:p>
          </table:table-cell>
          <table:table-cell table:style-name="ce29" table:formula="of:=IF(ISBLANK([.F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6" calcext:value-type="float">
            <text:p>3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7" calcext:value-type="float">
            <text:p>37</text:p>
          </table:table-cell>
          <table:table-cell office:value-type="string" calcext:value-type="string">
            <text:p>O Gato De Bot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84600000" calcext:value-type="currency">
            <text:p>_-$484.600.000,00 _ </text:p>
          </table:table-cell>
          <table:table-cell table:style-name="ce23" table:formula="of:=IF(OR(ISBLANK([.J38]);ISBLANK([.I38]));&quot;DESCONHECIDO&quot;;[.J38]-[.I38])" office:value-type="currency" office:currency="USD" office:value="354600000" calcext:value-type="currency">
            <text:p>_-$354.600.000,00 _ </text:p>
          </table:table-cell>
          <table:table-cell table:formula="of:=IF([.M38]=&quot;ASSISTIDO&quot;;1;0)" office:value-type="float" office:value="1" calcext:value-type="float">
            <text:p>1</text:p>
          </table:table-cell>
          <table:table-cell table:style-name="ce29" table:formula="of:=IF(ISBLANK([.F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7" calcext:value-type="float">
            <text:p>3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8" calcext:value-type="float">
            <text:p>38</text:p>
          </table:table-cell>
          <table:table-cell office:value-type="string" calcext:value-type="string">
            <text:p>A Bela Adormecida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6000000" calcext:value-type="currency">
            <text:p>_-$6.000.000,00 _ </text:p>
          </table:table-cell>
          <table:table-cell office:value-type="currency" office:currency="USD" office:value="51600000" calcext:value-type="currency">
            <text:p>_-$51.600.000,00 _ </text:p>
          </table:table-cell>
          <table:table-cell table:style-name="ce23" table:formula="of:=IF(OR(ISBLANK([.J39]);ISBLANK([.I39]));&quot;DESCONHECIDO&quot;;[.J39]-[.I39])" office:value-type="currency" office:currency="USD" office:value="45600000" calcext:value-type="currency">
            <text:p>_-$45.600.000,00 _ </text:p>
          </table:table-cell>
          <table:table-cell table:formula="of:=IF([.M39]=&quot;ASSISTIDO&quot;;1;0)" office:value-type="float" office:value="1" calcext:value-type="float">
            <text:p>1</text:p>
          </table:table-cell>
          <table:table-cell table:style-name="ce29" table:formula="of:=IF(ISBLANK([.F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8" calcext:value-type="float">
            <text:p>3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9" calcext:value-type="float">
            <text:p>39</text:p>
          </table:table-cell>
          <table:table-cell office:value-type="string" calcext:value-type="string">
            <text:p>Operação Big Her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657800000" calcext:value-type="currency">
            <text:p>_-$657.800.000,00 _ </text:p>
          </table:table-cell>
          <table:table-cell table:style-name="ce23" table:formula="of:=IF(OR(ISBLANK([.J40]);ISBLANK([.I40]));&quot;DESCONHECIDO&quot;;[.J40]-[.I40])" office:value-type="currency" office:currency="USD" office:value="492800000" calcext:value-type="currency">
            <text:p>_-$492.800.000,00 _ </text:p>
          </table:table-cell>
          <table:table-cell table:formula="of:=IF([.M40]=&quot;ASSISTIDO&quot;;1;0)" office:value-type="float" office:value="1" calcext:value-type="float">
            <text:p>1</text:p>
          </table:table-cell>
          <table:table-cell table:style-name="ce29" table:formula="of:=IF(ISBLANK([.F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9" calcext:value-type="float">
            <text:p>3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0" calcext:value-type="float">
            <text:p>40</text:p>
          </table:table-cell>
          <table:table-cell office:value-type="string" calcext:value-type="string">
            <text:p>Mulan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04320254" calcext:value-type="currency">
            <text:p>_-$304.320.254,00 _ </text:p>
          </table:table-cell>
          <table:table-cell table:style-name="ce23" table:formula="of:=IF(OR(ISBLANK([.J41]);ISBLANK([.I41]));&quot;DESCONHECIDO&quot;;[.J41]-[.I41])" office:value-type="currency" office:currency="USD" office:value="214320254" calcext:value-type="currency">
            <text:p>_-$214.320.254,00 _ </text:p>
          </table:table-cell>
          <table:table-cell table:formula="of:=IF([.M41]=&quot;ASSISTIDO&quot;;1;0)" office:value-type="float" office:value="1" calcext:value-type="float">
            <text:p>1</text:p>
          </table:table-cell>
          <table:table-cell table:style-name="ce29" table:formula="of:=IF(ISBLANK([.F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0" calcext:value-type="float">
            <text:p>4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1" calcext:value-type="float">
            <text:p>41</text:p>
          </table:table-cell>
          <table:table-cell office:value-type="string" calcext:value-type="string">
            <text:p>O Rei Leã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986100000" calcext:value-type="currency">
            <text:p>_-$986.100.000,00 _ </text:p>
          </table:table-cell>
          <table:table-cell table:style-name="ce23" table:formula="of:=IF(OR(ISBLANK([.J42]);ISBLANK([.I42]));&quot;DESCONHECIDO&quot;;[.J42]-[.I42])" office:value-type="currency" office:currency="USD" office:value="941100000" calcext:value-type="currency">
            <text:p>_-$941.100.000,00 _ </text:p>
          </table:table-cell>
          <table:table-cell table:formula="of:=IF([.M42]=&quot;ASSISTIDO&quot;;1;0)" office:value-type="float" office:value="1" calcext:value-type="float">
            <text:p>1</text:p>
          </table:table-cell>
          <table:table-cell table:style-name="ce29" table:formula="of:=IF(ISBLANK([.F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1" calcext:value-type="float">
            <text:p>4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2" calcext:value-type="float">
            <text:p>42</text:p>
          </table:table-cell>
          <table:table-cell office:value-type="string" calcext:value-type="string">
            <text:p>O Rei Leão 2: O Reino de Simb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43]);ISBLANK([.I43]));&quot;DESCONHECIDO&quot;;[.J43]-[.I43])" office:value-type="currency" office:currency="USD" office:value="0" calcext:value-type="currency">
            <text:p>_-$- <text:s text:c="2"/>_ </text:p>
          </table:table-cell>
          <table:table-cell table:formula="of:=IF([.M43]=&quot;ASSISTIDO&quot;;1;0)" office:value-type="float" office:value="1" calcext:value-type="float">
            <text:p>1</text:p>
          </table:table-cell>
          <table:table-cell table:style-name="ce29" table:formula="of:=IF(ISBLANK([.F4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2" calcext:value-type="float">
            <text:p>4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3" calcext:value-type="float">
            <text:p>43</text:p>
          </table:table-cell>
          <table:table-cell office:value-type="string" calcext:value-type="string">
            <text:p>Aladdin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8000000" calcext:value-type="currency">
            <text:p>_-$28.000.000,00 _ </text:p>
          </table:table-cell>
          <table:table-cell office:value-type="currency" office:currency="USD" office:value="504050219" calcext:value-type="currency">
            <text:p>_-$504.050.219,00 _ </text:p>
          </table:table-cell>
          <table:table-cell table:style-name="ce23" table:formula="of:=IF(OR(ISBLANK([.J44]);ISBLANK([.I44]));&quot;DESCONHECIDO&quot;;[.J44]-[.I44])" office:value-type="currency" office:currency="USD" office:value="476050219" calcext:value-type="currency">
            <text:p>_-$476.050.219,00 _ </text:p>
          </table:table-cell>
          <table:table-cell table:formula="of:=IF([.M44]=&quot;ASSISTIDO&quot;;1;0)" office:value-type="float" office:value="1" calcext:value-type="float">
            <text:p>1</text:p>
          </table:table-cell>
          <table:table-cell table:style-name="ce29" table:formula="of:=IF(ISBLANK([.F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3" calcext:value-type="float">
            <text:p>4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4" calcext:value-type="float">
            <text:p>44</text:p>
          </table:table-cell>
          <table:table-cell office:value-type="string" calcext:value-type="string">
            <text:p>Hércule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52000000" calcext:value-type="currency">
            <text:p>_-$252.000.000,00 _ </text:p>
          </table:table-cell>
          <table:table-cell table:style-name="ce23" table:formula="of:=IF(OR(ISBLANK([.J45]);ISBLANK([.I45]));&quot;DESCONHECIDO&quot;;[.J45]-[.I45])" office:value-type="currency" office:currency="USD" office:value="167000000" calcext:value-type="currency">
            <text:p>_-$167.000.000,00 _ </text:p>
          </table:table-cell>
          <table:table-cell table:formula="of:=IF([.M45]=&quot;ASSISTIDO&quot;;1;0)" office:value-type="float" office:value="1" calcext:value-type="float">
            <text:p>1</text:p>
          </table:table-cell>
          <table:table-cell table:style-name="ce29" table:formula="of:=IF(ISBLANK([.F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4" calcext:value-type="float">
            <text:p>4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5" calcext:value-type="float">
            <text:p>45</text:p>
          </table:table-cell>
          <table:table-cell office:value-type="string" calcext:value-type="string">
            <text:p>A Bela e a Fera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4M00S" calcext:value-type="time">
            <text:p>01:24:00</text:p>
          </table:table-cell>
          <table:table-cell table:style-name="ce16" office:value-type="string" calcext:value-type="string">
            <text:p>Disney</text:p>
          </table:table-cell>
          <table:table-cell table:style-name="ce19" office:value-type="currency" office:currency="USD" office:value="25000000" calcext:value-type="currency">
            <text:p>_-$25.000.000,00 _ </text:p>
          </table:table-cell>
          <table:table-cell table:style-name="ce21" office:value-type="currency" office:currency="USD" office:value="424967620" calcext:value-type="currency">
            <text:p>_-$424.967.620,00 _ </text:p>
          </table:table-cell>
          <table:table-cell table:style-name="ce23" table:formula="of:=IF(OR(ISBLANK([.J46]);ISBLANK([.I46]));&quot;DESCONHECIDO&quot;;[.J46]-[.I46])" office:value-type="currency" office:currency="USD" office:value="399967620" calcext:value-type="currency">
            <text:p>_-$399.967.620,00 _ </text:p>
          </table:table-cell>
          <table:table-cell table:formula="of:=IF([.M46]=&quot;ASSISTIDO&quot;;1;0)" office:value-type="float" office:value="1" calcext:value-type="float">
            <text:p>1</text:p>
          </table:table-cell>
          <table:table-cell table:style-name="ce29" table:formula="of:=IF(ISBLANK([.F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5" calcext:value-type="float">
            <text:p>4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46" calcext:value-type="float">
            <text:p>46</text:p>
          </table:table-cell>
          <table:table-cell office:value-type="string" calcext:value-type="string">
            <text:p>O Corcunda de Notre Dam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325300000" calcext:value-type="currency">
            <text:p>_-$325.300.000,00 _ </text:p>
          </table:table-cell>
          <table:table-cell table:style-name="ce23" table:formula="of:=IF(OR(ISBLANK([.J47]);ISBLANK([.I47]));&quot;DESCONHECIDO&quot;;[.J47]-[.I47])" office:value-type="currency" office:currency="USD" office:value="225300000" calcext:value-type="currency">
            <text:p>_-$225.300.000,00 _ </text:p>
          </table:table-cell>
          <table:table-cell table:formula="of:=IF([.M47]=&quot;ASSISTIDO&quot;;1;0)" office:value-type="float" office:value="1" calcext:value-type="float">
            <text:p>1</text:p>
          </table:table-cell>
          <table:table-cell table:style-name="ce29" table:formula="of:=IF(ISBLANK([.F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6" calcext:value-type="float">
            <text:p>4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92" office:value-type="string" calcext:value-type="string" table:number-columns-spanned="3" table:number-rows-spanned="1">
            <text:p>Total de Horas Assistidas</text:p>
          </table:table-cell>
          <table:covered-table-cell table:style-name="ce93"/>
          <table:covered-table-cell table:style-name="ce96"/>
          <table:table-cell table:style-name="ce99" table:formula="of:=SUMIF([.$AE$6:.$AE$46];&quot;ASSISTIDO&quot;;[.$AF$6:.$AF$46])" office:value-type="time" office:time-value="PT00H00M00S" calcext:value-type="time">
            <text:p>0:00:00</text:p>
          </table:table-cell>
          <table:table-cell table:number-columns-repeated="16352"/>
        </table:table-row>
        <table:table-row table:style-name="ro2">
          <table:table-cell table:formula="of:=ROW()-1" office:value-type="float" office:value="47" calcext:value-type="float">
            <text:p>47</text:p>
          </table:table-cell>
          <table:table-cell office:value-type="string" calcext:value-type="string">
            <text:p>Mogli: O Menino Lobo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" calcext:value-type="currency">
            <text:p>_-$20.000.000,00 _ </text:p>
          </table:table-cell>
          <table:table-cell office:value-type="currency" office:currency="USD" office:value="378000000" calcext:value-type="currency">
            <text:p>_-$378.000.000,00 _ </text:p>
          </table:table-cell>
          <table:table-cell table:style-name="ce23" table:formula="of:=IF(OR(ISBLANK([.J48]);ISBLANK([.I48]));&quot;DESCONHECIDO&quot;;[.J48]-[.I48])" office:value-type="currency" office:currency="USD" office:value="358000000" calcext:value-type="currency">
            <text:p>_-$358.000.000,00 _ </text:p>
          </table:table-cell>
          <table:table-cell table:formula="of:=IF([.M48]=&quot;ASSISTIDO&quot;;1;0)" office:value-type="float" office:value="1" calcext:value-type="float">
            <text:p>1</text:p>
          </table:table-cell>
          <table:table-cell table:style-name="ce29" table:formula="of:=IF(ISBLANK([.F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7" calcext:value-type="float">
            <text:p>4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8" calcext:value-type="float">
            <text:p>48</text:p>
          </table:table-cell>
          <table:table-cell office:value-type="string" calcext:value-type="string">
            <text:p>O Cão e a Rapos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" calcext:value-type="currency">
            <text:p>_-$12.000.000,00 _ </text:p>
          </table:table-cell>
          <table:table-cell office:value-type="currency" office:currency="USD" office:value="39900000" calcext:value-type="currency">
            <text:p>_-$39.900.000,00 _ </text:p>
          </table:table-cell>
          <table:table-cell table:style-name="ce23" table:formula="of:=IF(OR(ISBLANK([.J49]);ISBLANK([.I49]));&quot;DESCONHECIDO&quot;;[.J49]-[.I49])" office:value-type="currency" office:currency="USD" office:value="27900000" calcext:value-type="currency">
            <text:p>_-$27.900.000,00 _ </text:p>
          </table:table-cell>
          <table:table-cell table:formula="of:=IF([.M49]=&quot;ASSISTIDO&quot;;1;0)" office:value-type="float" office:value="1" calcext:value-type="float">
            <text:p>1</text:p>
          </table:table-cell>
          <table:table-cell table:style-name="ce29" table:formula="of:=IF(ISBLANK([.F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8" calcext:value-type="float">
            <text:p>4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9" calcext:value-type="float">
            <text:p>49</text:p>
          </table:table-cell>
          <table:table-cell office:value-type="string" calcext:value-type="string">
            <text:p>A Princesa e o Sap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267000000" calcext:value-type="currency">
            <text:p>_-$267.000.000,00 _ </text:p>
          </table:table-cell>
          <table:table-cell table:style-name="ce23" table:formula="of:=IF(OR(ISBLANK([.J50]);ISBLANK([.I50]));&quot;DESCONHECIDO&quot;;[.J50]-[.I50])" office:value-type="currency" office:currency="USD" office:value="162000000" calcext:value-type="currency">
            <text:p>_-$162.000.000,00 _ </text:p>
          </table:table-cell>
          <table:table-cell table:formula="of:=IF([.M50]=&quot;ASSISTIDO&quot;;1;0)" office:value-type="float" office:value="1" calcext:value-type="float">
            <text:p>1</text:p>
          </table:table-cell>
          <table:table-cell table:style-name="ce29" table:formula="of:=IF(ISBLANK([.F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9" calcext:value-type="float">
            <text:p>4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0" calcext:value-type="float">
            <text:p>50</text:p>
          </table:table-cell>
          <table:table-cell office:value-type="string" calcext:value-type="string">
            <text:p>Tarzan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48200000" calcext:value-type="currency">
            <text:p>_-$448.200.000,00 _ </text:p>
          </table:table-cell>
          <table:table-cell table:style-name="ce23" table:formula="of:=IF(OR(ISBLANK([.J51]);ISBLANK([.I51]));&quot;DESCONHECIDO&quot;;[.J51]-[.I51])" office:value-type="currency" office:currency="USD" office:value="318200000" calcext:value-type="currency">
            <text:p>_-$318.200.000,00 _ </text:p>
          </table:table-cell>
          <table:table-cell table:formula="of:=IF([.M51]=&quot;ASSISTIDO&quot;;1;0)" office:value-type="float" office:value="1" calcext:value-type="float">
            <text:p>1</text:p>
          </table:table-cell>
          <table:table-cell table:style-name="ce29" table:formula="of:=IF(ISBLANK([.F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0" calcext:value-type="float">
            <text:p>5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1" calcext:value-type="float">
            <text:p>51</text:p>
          </table:table-cell>
          <table:table-cell office:value-type="string" calcext:value-type="string">
            <text:p>Piratas do Caribe: A Maldição do Pérola Negr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3M00S" calcext:value-type="time">
            <text:p>02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0" calcext:value-type="currency">
            <text:p>_-$140.000.000,00 _ </text:p>
          </table:table-cell>
          <table:table-cell office:value-type="currency" office:currency="USD" office:value="654300000" calcext:value-type="currency">
            <text:p>_-$654.300.000,00 _ </text:p>
          </table:table-cell>
          <table:table-cell table:style-name="ce23" table:formula="of:=IF(OR(ISBLANK([.J52]);ISBLANK([.I52]));&quot;DESCONHECIDO&quot;;[.J52]-[.I52])" office:value-type="currency" office:currency="USD" office:value="514300000" calcext:value-type="currency">
            <text:p>_-$514.300.000,00 _ </text:p>
          </table:table-cell>
          <table:table-cell table:formula="of:=IF([.M52]=&quot;ASSISTIDO&quot;;1;0)" office:value-type="float" office:value="1" calcext:value-type="float">
            <text:p>1</text:p>
          </table:table-cell>
          <table:table-cell table:style-name="ce29" table:formula="of:=IF(ISBLANK([.F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1" calcext:value-type="float">
            <text:p>5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2" calcext:value-type="float">
            <text:p>52</text:p>
          </table:table-cell>
          <table:table-cell office:value-type="string" calcext:value-type="string">
            <text:p>Piratas do Caribe: O Baú da Mort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31M00S" calcext:value-type="time">
            <text:p>02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5000000" calcext:value-type="currency">
            <text:p>_-$225.000.000,00 _ </text:p>
          </table:table-cell>
          <table:table-cell office:value-type="currency" office:currency="USD" office:value="1066000000" calcext:value-type="currency">
            <text:p>_-$1.066.000.000,00 _ </text:p>
          </table:table-cell>
          <table:table-cell table:style-name="ce23" table:formula="of:=IF(OR(ISBLANK([.J53]);ISBLANK([.I53]));&quot;DESCONHECIDO&quot;;[.J53]-[.I53])" office:value-type="currency" office:currency="USD" office:value="841000000" calcext:value-type="currency">
            <text:p>_-$841.000.000,00 _ </text:p>
          </table:table-cell>
          <table:table-cell table:formula="of:=IF([.M53]=&quot;ASSISTIDO&quot;;1;0)" office:value-type="float" office:value="1" calcext:value-type="float">
            <text:p>1</text:p>
          </table:table-cell>
          <table:table-cell table:style-name="ce29" table:formula="of:=IF(ISBLANK([.F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2" calcext:value-type="float">
            <text:p>5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3" calcext:value-type="float">
            <text:p>53</text:p>
          </table:table-cell>
          <table:table-cell office:value-type="string" calcext:value-type="string">
            <text:p>Piratas do Caribe: No Fim do Mund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2H48M00S" calcext:value-type="time">
            <text:p>02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0" calcext:value-type="currency">
            <text:p>_-$300.000.000,00 _ </text:p>
          </table:table-cell>
          <table:table-cell office:value-type="currency" office:currency="USD" office:value="961600000" calcext:value-type="currency">
            <text:p>_-$961.600.000,00 _ </text:p>
          </table:table-cell>
          <table:table-cell table:style-name="ce23" table:formula="of:=IF(OR(ISBLANK([.J54]);ISBLANK([.I54]));&quot;DESCONHECIDO&quot;;[.J54]-[.I54])" office:value-type="currency" office:currency="USD" office:value="661600000" calcext:value-type="currency">
            <text:p>_-$661.600.000,00 _ </text:p>
          </table:table-cell>
          <table:table-cell table:formula="of:=IF([.M54]=&quot;ASSISTIDO&quot;;1;0)" office:value-type="float" office:value="1" calcext:value-type="float">
            <text:p>1</text:p>
          </table:table-cell>
          <table:table-cell table:style-name="ce29" table:formula="of:=IF(ISBLANK([.F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3" calcext:value-type="float">
            <text:p>5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4" calcext:value-type="float">
            <text:p>54</text:p>
          </table:table-cell>
          <table:table-cell office:value-type="string" calcext:value-type="string">
            <text:p>Piratas do Caribe: Navegando em Águas Misterios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1M00S" calcext:value-type="time">
            <text:p>02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10600000" calcext:value-type="currency">
            <text:p>_-$410.600.000,00 _ </text:p>
          </table:table-cell>
          <table:table-cell office:value-type="currency" office:currency="USD" office:value="1046000000" calcext:value-type="currency">
            <text:p>_-$1.046.000.000,00 _ </text:p>
          </table:table-cell>
          <table:table-cell table:style-name="ce23" table:formula="of:=IF(OR(ISBLANK([.J55]);ISBLANK([.I55]));&quot;DESCONHECIDO&quot;;[.J55]-[.I55])" office:value-type="currency" office:currency="USD" office:value="635400000" calcext:value-type="currency">
            <text:p>_-$635.400.000,00 _ </text:p>
          </table:table-cell>
          <table:table-cell table:formula="of:=IF([.M55]=&quot;ASSISTIDO&quot;;1;0)" office:value-type="float" office:value="1" calcext:value-type="float">
            <text:p>1</text:p>
          </table:table-cell>
          <table:table-cell table:style-name="ce29" table:formula="of:=IF(ISBLANK([.F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4" calcext:value-type="float">
            <text:p>5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5" calcext:value-type="float">
            <text:p>55</text:p>
          </table:table-cell>
          <table:table-cell office:value-type="string" calcext:value-type="string">
            <text:p>Piratas do Caribe: A Vingança de Salaza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2H09M00S" calcext:value-type="time">
            <text:p>02:0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30000000" calcext:value-type="currency">
            <text:p>_-$230.000.000,00 _ </text:p>
          </table:table-cell>
          <table:table-cell office:value-type="currency" office:currency="USD" office:value="764861794" calcext:value-type="currency">
            <text:p>_-$764.861.794,00 _ </text:p>
          </table:table-cell>
          <table:table-cell table:style-name="ce23" table:formula="of:=IF(OR(ISBLANK([.J56]);ISBLANK([.I56]));&quot;DESCONHECIDO&quot;;[.J56]-[.I56])" office:value-type="currency" office:currency="USD" office:value="534861794" calcext:value-type="currency">
            <text:p>_-$534.861.794,00 _ </text:p>
          </table:table-cell>
          <table:table-cell table:formula="of:=IF([.M56]=&quot;ASSISTIDO&quot;;1;0)" office:value-type="float" office:value="1" calcext:value-type="float">
            <text:p>1</text:p>
          </table:table-cell>
          <table:table-cell table:style-name="ce29" table:formula="of:=IF(ISBLANK([.F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5" calcext:value-type="float">
            <text:p>5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6" calcext:value-type="float">
            <text:p>56</text:p>
          </table:table-cell>
          <table:table-cell office:value-type="string" calcext:value-type="string">
            <text:p>Hotel Transilvâ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2" calcext:value-type="date">
            <text:p>2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358400000" calcext:value-type="currency">
            <text:p>_-$358.400.000,00 _ </text:p>
          </table:table-cell>
          <table:table-cell table:style-name="ce23" table:formula="of:=IF(OR(ISBLANK([.J57]);ISBLANK([.I57]));&quot;DESCONHECIDO&quot;;[.J57]-[.I57])" office:value-type="currency" office:currency="USD" office:value="273400000" calcext:value-type="currency">
            <text:p>_-$273.400.000,00 _ </text:p>
          </table:table-cell>
          <table:table-cell table:formula="of:=IF([.M57]=&quot;ASSISTIDO&quot;;1;0)" office:value-type="float" office:value="1" calcext:value-type="float">
            <text:p>1</text:p>
          </table:table-cell>
          <table:table-cell table:style-name="ce29" table:formula="of:=IF(ISBLANK([.F5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6" calcext:value-type="float">
            <text:p>5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7" calcext:value-type="float">
            <text:p>57</text:p>
          </table:table-cell>
          <table:table-cell office:value-type="string" calcext:value-type="string">
            <text:p>Tá Chovendo Hambúrgue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240000000" calcext:value-type="currency">
            <text:p>_-$240.000.000,00 _ </text:p>
          </table:table-cell>
          <table:table-cell table:style-name="ce23" table:formula="of:=IF(OR(ISBLANK([.J58]);ISBLANK([.I58]));&quot;DESCONHECIDO&quot;;[.J58]-[.I58])" office:value-type="currency" office:currency="USD" office:value="140000000" calcext:value-type="currency">
            <text:p>_-$140.000.000,00 _ </text:p>
          </table:table-cell>
          <table:table-cell table:formula="of:=IF([.M58]=&quot;ASSISTIDO&quot;;1;0)" office:value-type="float" office:value="1" calcext:value-type="float">
            <text:p>1</text:p>
          </table:table-cell>
          <table:table-cell table:style-name="ce29" table:formula="of:=IF(ISBLANK([.F5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7" calcext:value-type="float">
            <text:p>57</text:p>
          </table:table-cell>
          <table:table-cell table:number-columns-repeated="3"/>
          <table:table-cell table:style-name="ce2"/>
          <table:table-cell table:number-columns-repeated="5"/>
          <table:table-cell table:style-name="ce86" office:value-type="string" office:string-value="" calcext:value-type="error">
            <text:p>#NOME?</text:p>
          </table:table-cell>
          <table:table-cell table:style-name="ce65" office:value-type="string" office:string-value="" calcext:value-type="error">
            <text:p>#NOME?</text:p>
          </table:table-cell>
          <table:table-cell table:style-name="ce88" office:value-type="string" office:string-value="" calcext:value-type="error">
            <text:p>#NOME?</text:p>
          </table:table-cell>
          <table:table-cell table:style-name="ce91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8" calcext:value-type="float">
            <text:p>58</text:p>
          </table:table-cell>
          <table:table-cell office:value-type="string" calcext:value-type="string">
            <text:p>Scooby Doo: Na Ilha dos Zumbi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59]);ISBLANK([.I59]));&quot;DESCONHECIDO&quot;;[.J59]-[.I59])" office:value-type="currency" office:currency="USD" office:value="0" calcext:value-type="currency">
            <text:p>_-$- <text:s text:c="2"/>_ </text:p>
          </table:table-cell>
          <table:table-cell table:formula="of:=IF([.M59]=&quot;ASSISTIDO&quot;;1;0)" office:value-type="float" office:value="1" calcext:value-type="float">
            <text:p>1</text:p>
          </table:table-cell>
          <table:table-cell table:style-name="ce29" table:formula="of:=IF(ISBLANK([.F5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8" calcext:value-type="float">
            <text:p>58</text:p>
          </table:table-cell>
          <table:table-cell table:number-columns-repeated="3"/>
          <table:table-cell table:style-name="ce2"/>
          <table:table-cell table:number-columns-repeated="5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9" calcext:value-type="float">
            <text:p>59</text:p>
          </table:table-cell>
          <table:table-cell office:value-type="string" calcext:value-type="string">
            <text:p>Scooby Doo e o Fantasma da Brux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0]);ISBLANK([.I60]));&quot;DESCONHECIDO&quot;;[.J60]-[.I60])" office:value-type="currency" office:currency="USD" office:value="0" calcext:value-type="currency">
            <text:p>_-$- <text:s text:c="2"/>_ </text:p>
          </table:table-cell>
          <table:table-cell table:formula="of:=IF([.M60]=&quot;ASSISTIDO&quot;;1;0)" office:value-type="float" office:value="1" calcext:value-type="float">
            <text:p>1</text:p>
          </table:table-cell>
          <table:table-cell table:style-name="ce29" table:formula="of:=IF(ISBLANK([.F6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9" calcext:value-type="float">
            <text:p>59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0" calcext:value-type="float">
            <text:p>60</text:p>
          </table:table-cell>
          <table:table-cell office:value-type="string" calcext:value-type="string">
            <text:p>Scooby Doo e os Invasores Alienígen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1]);ISBLANK([.I61]));&quot;DESCONHECIDO&quot;;[.J61]-[.I61])" office:value-type="currency" office:currency="USD" office:value="0" calcext:value-type="currency">
            <text:p>_-$- <text:s text:c="2"/>_ </text:p>
          </table:table-cell>
          <table:table-cell table:formula="of:=IF([.M61]=&quot;ASSISTIDO&quot;;1;0)" office:value-type="float" office:value="1" calcext:value-type="float">
            <text:p>1</text:p>
          </table:table-cell>
          <table:table-cell table:style-name="ce29" table:formula="of:=IF(ISBLANK([.F6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0" calcext:value-type="float">
            <text:p>60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1" calcext:value-type="float">
            <text:p>61</text:p>
          </table:table-cell>
          <table:table-cell office:value-type="string" calcext:value-type="string">
            <text:p>Scooby Doo e a Caçada Virtual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2]);ISBLANK([.I62]));&quot;DESCONHECIDO&quot;;[.J62]-[.I62])" office:value-type="currency" office:currency="USD" office:value="0" calcext:value-type="currency">
            <text:p>_-$- <text:s text:c="2"/>_ </text:p>
          </table:table-cell>
          <table:table-cell table:formula="of:=IF([.M62]=&quot;ASSISTIDO&quot;;1;0)" office:value-type="float" office:value="1" calcext:value-type="float">
            <text:p>1</text:p>
          </table:table-cell>
          <table:table-cell table:style-name="ce29" table:formula="of:=IF(ISBLANK([.F6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1" calcext:value-type="float">
            <text:p>61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2" calcext:value-type="float">
            <text:p>62</text:p>
          </table:table-cell>
          <table:table-cell office:value-type="string" calcext:value-type="string">
            <text:p>Scooby Doo e a Lenda do Vampir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3]);ISBLANK([.I63]));&quot;DESCONHECIDO&quot;;[.J63]-[.I63])" office:value-type="currency" office:currency="USD" office:value="0" calcext:value-type="currency">
            <text:p>_-$- <text:s text:c="2"/>_ </text:p>
          </table:table-cell>
          <table:table-cell table:formula="of:=IF([.M63]=&quot;ASSISTIDO&quot;;1;0)" office:value-type="float" office:value="1" calcext:value-type="float">
            <text:p>1</text:p>
          </table:table-cell>
          <table:table-cell table:style-name="ce29" table:formula="of:=IF(ISBLANK([.F6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2" calcext:value-type="float">
            <text:p>62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3" calcext:value-type="float">
            <text:p>63</text:p>
          </table:table-cell>
          <table:table-cell office:value-type="string" calcext:value-type="string">
            <text:p>Scooby Doo e o Monstro do Méxic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4]);ISBLANK([.I64]));&quot;DESCONHECIDO&quot;;[.J64]-[.I64])" office:value-type="currency" office:currency="USD" office:value="0" calcext:value-type="currency">
            <text:p>_-$- <text:s text:c="2"/>_ </text:p>
          </table:table-cell>
          <table:table-cell table:formula="of:=IF([.M64]=&quot;ASSISTIDO&quot;;1;0)" office:value-type="float" office:value="1" calcext:value-type="float">
            <text:p>1</text:p>
          </table:table-cell>
          <table:table-cell table:style-name="ce29" table:formula="of:=IF(ISBLANK([.F6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3" calcext:value-type="float">
            <text:p>63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4" calcext:value-type="float">
            <text:p>64</text:p>
          </table:table-cell>
          <table:table-cell office:value-type="string" calcext:value-type="string">
            <text:p>Scooby Doo e o Monstro do Lago Nes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5]);ISBLANK([.I65]));&quot;DESCONHECIDO&quot;;[.J65]-[.I65])" office:value-type="currency" office:currency="USD" office:value="0" calcext:value-type="currency">
            <text:p>_-$- <text:s text:c="2"/>_ </text:p>
          </table:table-cell>
          <table:table-cell table:formula="of:=IF([.M65]=&quot;ASSISTIDO&quot;;1;0)" office:value-type="float" office:value="1" calcext:value-type="float">
            <text:p>1</text:p>
          </table:table-cell>
          <table:table-cell table:style-name="ce29" table:formula="of:=IF(ISBLANK([.F6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4" calcext:value-type="float">
            <text:p>64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5" calcext:value-type="float">
            <text:p>65</text:p>
          </table:table-cell>
          <table:table-cell office:value-type="string" calcext:value-type="string">
            <text:p>Aloha: Scooby Do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6]);ISBLANK([.I66]));&quot;DESCONHECIDO&quot;;[.J66]-[.I66])" office:value-type="currency" office:currency="USD" office:value="0" calcext:value-type="currency">
            <text:p>_-$- <text:s text:c="2"/>_ </text:p>
          </table:table-cell>
          <table:table-cell table:formula="of:=IF([.M66]=&quot;ASSISTIDO&quot;;1;0)" office:value-type="float" office:value="1" calcext:value-type="float">
            <text:p>1</text:p>
          </table:table-cell>
          <table:table-cell table:style-name="ce29" table:formula="of:=IF(ISBLANK([.F6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5" calcext:value-type="float">
            <text:p>65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6" calcext:value-type="float">
            <text:p>66</text:p>
          </table:table-cell>
          <table:table-cell office:value-type="string" calcext:value-type="string">
            <text:p>Scooby Doo em Cadê a Minha Múmia?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7]);ISBLANK([.I67]));&quot;DESCONHECIDO&quot;;[.J67]-[.I67])" office:value-type="currency" office:currency="USD" office:value="0" calcext:value-type="currency">
            <text:p>_-$- <text:s text:c="2"/>_ </text:p>
          </table:table-cell>
          <table:table-cell table:formula="of:=IF([.M67]=&quot;ASSISTIDO&quot;;1;0)" office:value-type="float" office:value="1" calcext:value-type="float">
            <text:p>1</text:p>
          </table:table-cell>
          <table:table-cell table:style-name="ce29" table:formula="of:=IF(ISBLANK([.F6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6" calcext:value-type="float">
            <text:p>66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7" calcext:value-type="float">
            <text:p>67</text:p>
          </table:table-cell>
          <table:table-cell office:value-type="string" calcext:value-type="string">
            <text:p>Scooby Doo! Piratas a Bord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8]);ISBLANK([.I68]));&quot;DESCONHECIDO&quot;;[.J68]-[.I68])" office:value-type="currency" office:currency="USD" office:value="0" calcext:value-type="currency">
            <text:p>_-$- <text:s text:c="2"/>_ </text:p>
          </table:table-cell>
          <table:table-cell table:formula="of:=IF([.M68]=&quot;ASSISTIDO&quot;;1;0)" office:value-type="float" office:value="1" calcext:value-type="float">
            <text:p>1</text:p>
          </table:table-cell>
          <table:table-cell table:style-name="ce29" table:formula="of:=IF(ISBLANK([.F6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7" calcext:value-type="float">
            <text:p>67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8" calcext:value-type="float">
            <text:p>68</text:p>
          </table:table-cell>
          <table:table-cell office:value-type="string" calcext:value-type="string">
            <text:p>Scooby Doo e o Abominável Homem das Nev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9]);ISBLANK([.I69]));&quot;DESCONHECIDO&quot;;[.J69]-[.I69])" office:value-type="currency" office:currency="USD" office:value="0" calcext:value-type="currency">
            <text:p>_-$- <text:s text:c="2"/>_ </text:p>
          </table:table-cell>
          <table:table-cell table:formula="of:=IF([.M69]=&quot;ASSISTIDO&quot;;1;0)" office:value-type="float" office:value="1" calcext:value-type="float">
            <text:p>1</text:p>
          </table:table-cell>
          <table:table-cell table:style-name="ce29" table:formula="of:=IF(ISBLANK([.F6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8" calcext:value-type="float">
            <text:p>68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9" calcext:value-type="float">
            <text:p>69</text:p>
          </table:table-cell>
          <table:table-cell office:value-type="string" calcext:value-type="string">
            <text:p>Scooby Doo e o Rei dos Duen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0]);ISBLANK([.I70]));&quot;DESCONHECIDO&quot;;[.J70]-[.I70])" office:value-type="currency" office:currency="USD" office:value="0" calcext:value-type="currency">
            <text:p>_-$- <text:s text:c="2"/>_ </text:p>
          </table:table-cell>
          <table:table-cell table:formula="of:=IF([.M70]=&quot;ASSISTIDO&quot;;1;0)" office:value-type="float" office:value="1" calcext:value-type="float">
            <text:p>1</text:p>
          </table:table-cell>
          <table:table-cell table:style-name="ce29" table:formula="of:=IF(ISBLANK([.F7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9" calcext:value-type="float">
            <text:p>69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0" calcext:value-type="float">
            <text:p>70</text:p>
          </table:table-cell>
          <table:table-cell office:value-type="string" calcext:value-type="string">
            <text:p>Scooby Doo e a Espada do Samura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1]);ISBLANK([.I71]));&quot;DESCONHECIDO&quot;;[.J71]-[.I71])" office:value-type="currency" office:currency="USD" office:value="0" calcext:value-type="currency">
            <text:p>_-$- <text:s text:c="2"/>_ </text:p>
          </table:table-cell>
          <table:table-cell table:formula="of:=IF([.M71]=&quot;ASSISTIDO&quot;;1;0)" office:value-type="float" office:value="1" calcext:value-type="float">
            <text:p>1</text:p>
          </table:table-cell>
          <table:table-cell table:style-name="ce29" table:formula="of:=IF(ISBLANK([.F7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0" calcext:value-type="float">
            <text:p>70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1" calcext:value-type="float">
            <text:p>71</text:p>
          </table:table-cell>
          <table:table-cell office:value-type="string" calcext:value-type="string">
            <text:p>Scooby Doo: Abracadabra-do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2]);ISBLANK([.I72]));&quot;DESCONHECIDO&quot;;[.J72]-[.I72])" office:value-type="currency" office:currency="USD" office:value="0" calcext:value-type="currency">
            <text:p>_-$- <text:s text:c="2"/>_ </text:p>
          </table:table-cell>
          <table:table-cell table:formula="of:=IF([.M72]=&quot;ASSISTIDO&quot;;1;0)" office:value-type="float" office:value="1" calcext:value-type="float">
            <text:p>1</text:p>
          </table:table-cell>
          <table:table-cell table:style-name="ce29" table:formula="of:=IF(ISBLANK([.F7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1" calcext:value-type="float">
            <text:p>71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2" calcext:value-type="float">
            <text:p>72</text:p>
          </table:table-cell>
          <table:table-cell office:value-type="string" calcext:value-type="string">
            <text:p>Scooby Doo: <text:s/>Acampamento Assustado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3]);ISBLANK([.I73]));&quot;DESCONHECIDO&quot;;[.J73]-[.I73])" office:value-type="currency" office:currency="USD" office:value="0" calcext:value-type="currency">
            <text:p>_-$- <text:s text:c="2"/>_ </text:p>
          </table:table-cell>
          <table:table-cell table:formula="of:=IF([.M73]=&quot;ASSISTIDO&quot;;1;0)" office:value-type="float" office:value="1" calcext:value-type="float">
            <text:p>1</text:p>
          </table:table-cell>
          <table:table-cell table:style-name="ce29" table:formula="of:=IF(ISBLANK([.F7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2" calcext:value-type="float">
            <text:p>72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3" calcext:value-type="float">
            <text:p>73</text:p>
          </table:table-cell>
          <table:table-cell office:value-type="string" calcext:value-type="string">
            <text:p>Scooby Doo: A Lenda do Fantasmossaur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4]);ISBLANK([.I74]));&quot;DESCONHECIDO&quot;;[.J74]-[.I74])" office:value-type="currency" office:currency="USD" office:value="0" calcext:value-type="currency">
            <text:p>_-$- <text:s text:c="2"/>_ </text:p>
          </table:table-cell>
          <table:table-cell table:formula="of:=IF([.M74]=&quot;ASSISTIDO&quot;;1;0)" office:value-type="float" office:value="1" calcext:value-type="float">
            <text:p>1</text:p>
          </table:table-cell>
          <table:table-cell table:style-name="ce29" table:formula="of:=IF(ISBLANK([.F7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3" calcext:value-type="float">
            <text:p>73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4" calcext:value-type="float">
            <text:p>74</text:p>
          </table:table-cell>
          <table:table-cell office:value-type="string" calcext:value-type="string">
            <text:p>Scooby Doo: Música de Vampir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5]);ISBLANK([.I75]));&quot;DESCONHECIDO&quot;;[.J75]-[.I75])" office:value-type="currency" office:currency="USD" office:value="0" calcext:value-type="currency">
            <text:p>_-$- <text:s text:c="2"/>_ </text:p>
          </table:table-cell>
          <table:table-cell table:formula="of:=IF([.M75]=&quot;ASSISTIDO&quot;;1;0)" office:value-type="float" office:value="1" calcext:value-type="float">
            <text:p>1</text:p>
          </table:table-cell>
          <table:table-cell table:style-name="ce29" table:formula="of:=IF(ISBLANK([.F7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4" calcext:value-type="float">
            <text:p>74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3">
          <table:table-cell table:formula="of:=ROW()-1" office:value-type="float" office:value="75" calcext:value-type="float">
            <text:p>75</text:p>
          </table:table-cell>
          <table:table-cell office:value-type="string" calcext:value-type="string">
            <text:p>Scooby Doo: Estrela de Cir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6]);ISBLANK([.I76]));&quot;DESCONHECIDO&quot;;[.J76]-[.I76])" office:value-type="currency" office:currency="USD" office:value="0" calcext:value-type="currency">
            <text:p>_-$- <text:s text:c="2"/>_ </text:p>
          </table:table-cell>
          <table:table-cell table:formula="of:=IF([.M76]=&quot;ASSISTIDO&quot;;1;0)" office:value-type="float" office:value="1" calcext:value-type="float">
            <text:p>1</text:p>
          </table:table-cell>
          <table:table-cell table:style-name="ce29" table:formula="of:=IF(ISBLANK([.F7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5" calcext:value-type="float">
            <text:p>75</text:p>
          </table:table-cell>
          <table:table-cell table:number-columns-repeated="9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89"/>
          <table:table-cell table:style-name="ce79" table:formula="of:=SUMIF([.$Z$6:.$Z$75];&quot;ASSISTIDO&quot;;[.$AA$6:.$AA$75])" office:value-type="time" office:time-value="PT00H00M00S" calcext:value-type="time">
            <text:p>0:00:00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6" calcext:value-type="float">
            <text:p>76</text:p>
          </table:table-cell>
          <table:table-cell office:value-type="string" calcext:value-type="string">
            <text:p>Scooby Doo: A Máscara do Falcão Azu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7]);ISBLANK([.I77]));&quot;DESCONHECIDO&quot;;[.J77]-[.I77])" office:value-type="currency" office:currency="USD" office:value="0" calcext:value-type="currency">
            <text:p>_-$- <text:s text:c="2"/>_ </text:p>
          </table:table-cell>
          <table:table-cell table:formula="of:=IF([.M77]=&quot;ASSISTIDO&quot;;1;0)" office:value-type="float" office:value="1" calcext:value-type="float">
            <text:p>1</text:p>
          </table:table-cell>
          <table:table-cell table:style-name="ce29" table:formula="of:=IF(ISBLANK([.F7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6" calcext:value-type="float">
            <text:p>7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7" calcext:value-type="float">
            <text:p>77</text:p>
          </table:table-cell>
          <table:table-cell office:value-type="string" calcext:value-type="string">
            <text:p>As Aventuras de Scooby: O Mapa Misterios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antoches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1080H00M00S" calcext:value-type="time">
            <text:p>00:0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8]);ISBLANK([.I78]));&quot;DESCONHECIDO&quot;;[.J78]-[.I78])" office:value-type="currency" office:currency="USD" office:value="0" calcext:value-type="currency">
            <text:p>_-$- <text:s text:c="2"/>_ </text:p>
          </table:table-cell>
          <table:table-cell table:formula="of:=IF([.M78]=&quot;ASSISTIDO&quot;;1;0)" office:value-type="float" office:value="1" calcext:value-type="float">
            <text:p>1</text:p>
          </table:table-cell>
          <table:table-cell table:style-name="ce29" table:formula="of:=IF(ISBLANK([.F7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7" calcext:value-type="float">
            <text:p>7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8" calcext:value-type="float">
            <text:p>78</text:p>
          </table:table-cell>
          <table:table-cell office:value-type="string" calcext:value-type="string">
            <text:p>Scooby Doo e o Fantasma da Óper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9]);ISBLANK([.I79]));&quot;DESCONHECIDO&quot;;[.J79]-[.I79])" office:value-type="currency" office:currency="USD" office:value="0" calcext:value-type="currency">
            <text:p>_-$- <text:s text:c="2"/>_ </text:p>
          </table:table-cell>
          <table:table-cell table:formula="of:=IF([.M79]=&quot;ASSISTIDO&quot;;1;0)" office:value-type="float" office:value="1" calcext:value-type="float">
            <text:p>1</text:p>
          </table:table-cell>
          <table:table-cell table:style-name="ce29" table:formula="of:=IF(ISBLANK([.F7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8" calcext:value-type="float">
            <text:p>7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9" calcext:value-type="float">
            <text:p>79</text:p>
          </table:table-cell>
          <table:table-cell office:value-type="string" calcext:value-type="string">
            <text:p>Scooby Doo: Mistério na Luta-Ma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0]);ISBLANK([.I80]));&quot;DESCONHECIDO&quot;;[.J80]-[.I80])" office:value-type="currency" office:currency="USD" office:value="0" calcext:value-type="currency">
            <text:p>_-$- <text:s text:c="2"/>_ </text:p>
          </table:table-cell>
          <table:table-cell table:formula="of:=IF([.M80]=&quot;ASSISTIDO&quot;;1;0)" office:value-type="float" office:value="1" calcext:value-type="float">
            <text:p>1</text:p>
          </table:table-cell>
          <table:table-cell table:style-name="ce29" table:formula="of:=IF(ISBLANK([.F8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9" calcext:value-type="float">
            <text:p>7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0" calcext:value-type="float">
            <text:p>80</text:p>
          </table:table-cell>
          <table:table-cell office:value-type="string" calcext:value-type="string">
            <text:p>Scooby Doo e a Maldição do Frankenste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1]);ISBLANK([.I81]));&quot;DESCONHECIDO&quot;;[.J81]-[.I81])" office:value-type="currency" office:currency="USD" office:value="0" calcext:value-type="currency">
            <text:p>_-$- <text:s text:c="2"/>_ </text:p>
          </table:table-cell>
          <table:table-cell table:formula="of:=IF([.M81]=&quot;ASSISTIDO&quot;;1;0)" office:value-type="float" office:value="1" calcext:value-type="float">
            <text:p>1</text:p>
          </table:table-cell>
          <table:table-cell table:style-name="ce29" table:formula="of:=IF(ISBLANK([.F8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0" calcext:value-type="float">
            <text:p>8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1" calcext:value-type="float">
            <text:p>81</text:p>
          </table:table-cell>
          <table:table-cell office:value-type="string" calcext:value-type="string">
            <text:p>Scooby Doo: Loucura do Monstro da Lu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3" calcext:value-type="float">
            <text:p>3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2]);ISBLANK([.I82]));&quot;DESCONHECIDO&quot;;[.J82]-[.I82])" office:value-type="currency" office:currency="USD" office:value="0" calcext:value-type="currency">
            <text:p>_-$- <text:s text:c="2"/>_ </text:p>
          </table:table-cell>
          <table:table-cell table:formula="of:=IF([.M82]=&quot;ASSISTIDO&quot;;1;0)" office:value-type="float" office:value="1" calcext:value-type="float">
            <text:p>1</text:p>
          </table:table-cell>
          <table:table-cell table:style-name="ce29" table:formula="of:=IF(ISBLANK([.F8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1" calcext:value-type="float">
            <text:p>8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2" calcext:value-type="float">
            <text:p>82</text:p>
          </table:table-cell>
          <table:table-cell office:value-type="string" calcext:value-type="string">
            <text:p>Scooby Doo e Kiss: O Mistério do Rock n' Rol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3]);ISBLANK([.I83]));&quot;DESCONHECIDO&quot;;[.J83]-[.I83])" office:value-type="currency" office:currency="USD" office:value="0" calcext:value-type="currency">
            <text:p>_-$- <text:s text:c="2"/>_ </text:p>
          </table:table-cell>
          <table:table-cell table:formula="of:=IF([.M83]=&quot;ASSISTIDO&quot;;1;0)" office:value-type="float" office:value="1" calcext:value-type="float">
            <text:p>1</text:p>
          </table:table-cell>
          <table:table-cell table:style-name="ce29" table:formula="of:=IF(ISBLANK([.F8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2" calcext:value-type="float">
            <text:p>8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3" calcext:value-type="float">
            <text:p>83</text:p>
          </table:table-cell>
          <table:table-cell office:value-type="string" calcext:value-type="string">
            <text:p>Lego Scooby Doo: Hollywood Assombra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4]);ISBLANK([.I84]));&quot;DESCONHECIDO&quot;;[.J84]-[.I84])" office:value-type="currency" office:currency="USD" office:value="0" calcext:value-type="currency">
            <text:p>_-$- <text:s text:c="2"/>_ </text:p>
          </table:table-cell>
          <table:table-cell table:formula="of:=IF([.M84]=&quot;ASSISTIDO&quot;;1;0)" office:value-type="float" office:value="1" calcext:value-type="float">
            <text:p>1</text:p>
          </table:table-cell>
          <table:table-cell table:style-name="ce29" table:formula="of:=IF(ISBLANK([.F8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3" calcext:value-type="float">
            <text:p>8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4" calcext:value-type="float">
            <text:p>84</text:p>
          </table:table-cell>
          <table:table-cell office:value-type="string" calcext:value-type="string">
            <text:p>Scooby Doo e WWE: A Maldição do Demônio Veloz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22M00S" calcext:value-type="time">
            <text:p>01:2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5]);ISBLANK([.I85]));&quot;DESCONHECIDO&quot;;[.J85]-[.I85])" office:value-type="currency" office:currency="USD" office:value="0" calcext:value-type="currency">
            <text:p>_-$- <text:s text:c="2"/>_ </text:p>
          </table:table-cell>
          <table:table-cell table:formula="of:=IF([.M85]=&quot;ASSISTIDO&quot;;1;0)" office:value-type="float" office:value="1" calcext:value-type="float">
            <text:p>1</text:p>
          </table:table-cell>
          <table:table-cell table:style-name="ce29" table:formula="of:=IF(ISBLANK([.F8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4" calcext:value-type="float">
            <text:p>8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5" calcext:value-type="float">
            <text:p>85</text:p>
          </table:table-cell>
          <table:table-cell office:value-type="string" calcext:value-type="string">
            <text:p>Scooby Doo e o Combate do Salsic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6]);ISBLANK([.I86]));&quot;DESCONHECIDO&quot;;[.J86]-[.I86])" office:value-type="currency" office:currency="USD" office:value="0" calcext:value-type="currency">
            <text:p>_-$- <text:s text:c="2"/>_ </text:p>
          </table:table-cell>
          <table:table-cell table:formula="of:=IF([.M86]=&quot;ASSISTIDO&quot;;1;0)" office:value-type="float" office:value="1" calcext:value-type="float">
            <text:p>1</text:p>
          </table:table-cell>
          <table:table-cell table:style-name="ce29" table:formula="of:=IF(ISBLANK([.F8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5" calcext:value-type="float">
            <text:p>8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6" calcext:value-type="float">
            <text:p>86</text:p>
          </table:table-cell>
          <table:table-cell office:value-type="string" calcext:value-type="string">
            <text:p>Lego Scooby Doo e o Golpe da Pra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7]);ISBLANK([.I87]));&quot;DESCONHECIDO&quot;;[.J87]-[.I87])" office:value-type="currency" office:currency="USD" office:value="0" calcext:value-type="currency">
            <text:p>_-$- <text:s text:c="2"/>_ </text:p>
          </table:table-cell>
          <table:table-cell table:formula="of:=IF([.M87]=&quot;ASSISTIDO&quot;;1;0)" office:value-type="float" office:value="1" calcext:value-type="float">
            <text:p>1</text:p>
          </table:table-cell>
          <table:table-cell table:style-name="ce29" table:formula="of:=IF(ISBLANK([.F8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6" calcext:value-type="float">
            <text:p>8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7" calcext:value-type="float">
            <text:p>87</text:p>
          </table:table-cell>
          <table:table-cell office:value-type="string" calcext:value-type="string">
            <text:p>Scooby Doo e Batman: Os Bravos e Destemido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8]);ISBLANK([.I88]));&quot;DESCONHECIDO&quot;;[.J88]-[.I88])" office:value-type="currency" office:currency="USD" office:value="0" calcext:value-type="currency">
            <text:p>_-$- <text:s text:c="2"/>_ </text:p>
          </table:table-cell>
          <table:table-cell table:formula="of:=IF([.M88]=&quot;ASSISTIDO&quot;;1;0)" office:value-type="float" office:value="1" calcext:value-type="float">
            <text:p>1</text:p>
          </table:table-cell>
          <table:table-cell table:style-name="ce29" table:formula="of:=IF(ISBLANK([.F8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7" calcext:value-type="float">
            <text:p>8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8" calcext:value-type="float">
            <text:p>88</text:p>
          </table:table-cell>
          <table:table-cell office:value-type="string" calcext:value-type="string">
            <text:p>Scooby Doo e o Fantasma Gourm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9]);ISBLANK([.I89]));&quot;DESCONHECIDO&quot;;[.J89]-[.I89])" office:value-type="currency" office:currency="USD" office:value="0" calcext:value-type="currency">
            <text:p>_-$- <text:s text:c="2"/>_ </text:p>
          </table:table-cell>
          <table:table-cell table:formula="of:=IF([.M89]=&quot;ASSISTIDO&quot;;1;0)" office:value-type="float" office:value="1" calcext:value-type="float">
            <text:p>1</text:p>
          </table:table-cell>
          <table:table-cell table:style-name="ce29" table:formula="of:=IF(ISBLANK([.F8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8" calcext:value-type="float">
            <text:p>8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9" calcext:value-type="float">
            <text:p>89</text:p>
          </table:table-cell>
          <table:table-cell office:value-type="string" calcext:value-type="string">
            <text:p>Scooby Doo e a Maldição do 13º Fantasm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0]);ISBLANK([.I90]));&quot;DESCONHECIDO&quot;;[.J90]-[.I90])" office:value-type="currency" office:currency="USD" office:value="0" calcext:value-type="currency">
            <text:p>_-$- <text:s text:c="2"/>_ </text:p>
          </table:table-cell>
          <table:table-cell table:formula="of:=IF([.M90]=&quot;ASSISTIDO&quot;;1;0)" office:value-type="float" office:value="1" calcext:value-type="float">
            <text:p>1</text:p>
          </table:table-cell>
          <table:table-cell table:style-name="ce29" table:formula="of:=IF(ISBLANK([.F9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9" calcext:value-type="float">
            <text:p>8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0" calcext:value-type="float">
            <text:p>90</text:p>
          </table:table-cell>
          <table:table-cell office:value-type="string" calcext:value-type="string">
            <text:p>Scooby Doo: Retorno A ilha dos Zumbi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0" calcext:value-type="float">
            <text:p>0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1]);ISBLANK([.I91]));&quot;DESCONHECIDO&quot;;[.J91]-[.I91])" office:value-type="currency" office:currency="USD" office:value="0" calcext:value-type="currency">
            <text:p>_-$- <text:s text:c="2"/>_ </text:p>
          </table:table-cell>
          <table:table-cell table:formula="of:=IF([.M91]=&quot;ASSISTIDO&quot;;1;0)" office:value-type="float" office:value="1" calcext:value-type="float">
            <text:p>1</text:p>
          </table:table-cell>
          <table:table-cell table:style-name="ce29" table:formula="of:=IF(ISBLANK([.F9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0" calcext:value-type="float">
            <text:p>9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1" calcext:value-type="float">
            <text:p>91</text:p>
          </table:table-cell>
          <table:table-cell office:value-type="string" calcext:value-type="string">
            <text:p>Scooby Doo: Hallowee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2]);ISBLANK([.I92]));&quot;DESCONHECIDO&quot;;[.J92]-[.I92])" office:value-type="currency" office:currency="USD" office:value="0" calcext:value-type="currency">
            <text:p>_-$- <text:s text:c="2"/>_ </text:p>
          </table:table-cell>
          <table:table-cell table:formula="of:=IF([.M92]=&quot;ASSISTIDO&quot;;1;0)" office:value-type="float" office:value="1" calcext:value-type="float">
            <text:p>1</text:p>
          </table:table-cell>
          <table:table-cell table:style-name="ce29" table:formula="of:=IF(ISBLANK([.F9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1" calcext:value-type="float">
            <text:p>9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2" calcext:value-type="float">
            <text:p>92</text:p>
          </table:table-cell>
          <table:table-cell office:value-type="string" calcext:value-type="string">
            <text:p>Scooby E a Espad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3]);ISBLANK([.I93]));&quot;DESCONHECIDO&quot;;[.J93]-[.I93])" office:value-type="currency" office:currency="USD" office:value="0" calcext:value-type="currency">
            <text:p>_-$- <text:s text:c="2"/>_ </text:p>
          </table:table-cell>
          <table:table-cell table:formula="of:=IF([.M93]=&quot;ASSISTIDO&quot;;1;0)" office:value-type="float" office:value="1" calcext:value-type="float">
            <text:p>1</text:p>
          </table:table-cell>
          <table:table-cell table:style-name="ce29" table:formula="of:=IF(ISBLANK([.F9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2" calcext:value-type="float">
            <text:p>9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3" calcext:value-type="float">
            <text:p>93</text:p>
          </table:table-cell>
          <table:table-cell office:value-type="string" calcext:value-type="string">
            <text:p>Scooby Do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4000000" calcext:value-type="currency">
            <text:p>_-$84.000.000,00 _ </text:p>
          </table:table-cell>
          <table:table-cell office:value-type="currency" office:currency="USD" office:value="275000000" calcext:value-type="currency">
            <text:p>_-$275.000.000,00 _ </text:p>
          </table:table-cell>
          <table:table-cell table:style-name="ce23" table:formula="of:=IF(OR(ISBLANK([.J94]);ISBLANK([.I94]));&quot;DESCONHECIDO&quot;;[.J94]-[.I94])" office:value-type="currency" office:currency="USD" office:value="191000000" calcext:value-type="currency">
            <text:p>_-$191.000.000,00 _ </text:p>
          </table:table-cell>
          <table:table-cell table:formula="of:=IF([.M94]=&quot;ASSISTIDO&quot;;1;0)" office:value-type="float" office:value="1" calcext:value-type="float">
            <text:p>1</text:p>
          </table:table-cell>
          <table:table-cell table:style-name="ce29" table:formula="of:=IF(ISBLANK([.F9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3" calcext:value-type="float">
            <text:p>9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4" calcext:value-type="float">
            <text:p>94</text:p>
          </table:table-cell>
          <table:table-cell office:value-type="string" calcext:value-type="string">
            <text:p>Scooby Doo: Monstros a Sol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81466833" calcext:value-type="currency">
            <text:p>_-$181.466.833,00 _ </text:p>
          </table:table-cell>
          <table:table-cell table:style-name="ce23" table:formula="of:=IF(OR(ISBLANK([.J95]);ISBLANK([.I95]));&quot;DESCONHECIDO&quot;;[.J95]-[.I95])" office:value-type="currency" office:currency="USD" office:value="101466833" calcext:value-type="currency">
            <text:p>_-$101.466.833,00 _ </text:p>
          </table:table-cell>
          <table:table-cell table:formula="of:=IF([.M95]=&quot;ASSISTIDO&quot;;1;0)" office:value-type="float" office:value="1" calcext:value-type="float">
            <text:p>1</text:p>
          </table:table-cell>
          <table:table-cell table:style-name="ce29" table:formula="of:=IF(ISBLANK([.F9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4" calcext:value-type="float">
            <text:p>9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5" calcext:value-type="float">
            <text:p>95</text:p>
          </table:table-cell>
          <table:table-cell office:value-type="string" calcext:value-type="string">
            <text:p>Scoob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28500000" calcext:value-type="currency">
            <text:p>_-$28.500.000,00 _ </text:p>
          </table:table-cell>
          <table:table-cell table:style-name="ce23" table:formula="of:=IF(OR(ISBLANK([.J96]);ISBLANK([.I96]));&quot;DESCONHECIDO&quot;;[.J96]-[.I96])" office:value-type="currency" office:currency="USD" office:value="-61500000" calcext:value-type="currency">
            <text:p>_-$-61.500.000,00 </text:p>
          </table:table-cell>
          <table:table-cell table:formula="of:=IF([.M96]=&quot;ASSISTIDO&quot;;1;0)" office:value-type="float" office:value="1" calcext:value-type="float">
            <text:p>1</text:p>
          </table:table-cell>
          <table:table-cell table:style-name="ce29" table:formula="of:=IF(ISBLANK([.F9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5" calcext:value-type="float">
            <text:p>9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6" calcext:value-type="float">
            <text:p>96</text:p>
          </table:table-cell>
          <table:table-cell office:value-type="string" calcext:value-type="string">
            <text:p>Pocahont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55000000" calcext:value-type="currency">
            <text:p>_-$55.000.000,00 _ </text:p>
          </table:table-cell>
          <table:table-cell office:value-type="currency" office:currency="USD" office:value="346100000" calcext:value-type="currency">
            <text:p>_-$346.100.000,00 _ </text:p>
          </table:table-cell>
          <table:table-cell table:style-name="ce23" table:formula="of:=IF(OR(ISBLANK([.J97]);ISBLANK([.I97]));&quot;DESCONHECIDO&quot;;[.J97]-[.I97])" office:value-type="currency" office:currency="USD" office:value="291100000" calcext:value-type="currency">
            <text:p>_-$291.100.000,00 _ </text:p>
          </table:table-cell>
          <table:table-cell table:formula="of:=IF([.M97]=&quot;ASSISTIDO&quot;;1;0)" office:value-type="float" office:value="1" calcext:value-type="float">
            <text:p>1</text:p>
          </table:table-cell>
          <table:table-cell table:style-name="ce29" table:formula="of:=IF(ISBLANK([.F9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6" calcext:value-type="float">
            <text:p>9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7" calcext:value-type="float">
            <text:p>97</text:p>
          </table:table-cell>
          <table:table-cell office:value-type="string" calcext:value-type="string">
            <text:p>As Peripécias de um Ratinho Detetive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" calcext:value-type="currency">
            <text:p>_-$14.000.000,00 _ </text:p>
          </table:table-cell>
          <table:table-cell office:value-type="currency" office:currency="USD" office:value="38700000" calcext:value-type="currency">
            <text:p>_-$38.700.000,00 _ </text:p>
          </table:table-cell>
          <table:table-cell table:style-name="ce23" table:formula="of:=IF(OR(ISBLANK([.J98]);ISBLANK([.I98]));&quot;DESCONHECIDO&quot;;[.J98]-[.I98])" office:value-type="currency" office:currency="USD" office:value="24700000" calcext:value-type="currency">
            <text:p>_-$24.700.000,00 _ </text:p>
          </table:table-cell>
          <table:table-cell table:formula="of:=IF([.M98]=&quot;ASSISTIDO&quot;;1;0)" office:value-type="float" office:value="1" calcext:value-type="float">
            <text:p>1</text:p>
          </table:table-cell>
          <table:table-cell table:style-name="ce29" table:formula="of:=IF(ISBLANK([.F9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7" calcext:value-type="float">
            <text:p>9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8" calcext:value-type="float">
            <text:p>98</text:p>
          </table:table-cell>
          <table:table-cell office:value-type="string" calcext:value-type="string">
            <text:p>Vida de Inse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363300000" calcext:value-type="currency">
            <text:p>_-$363.300.000,00 _ </text:p>
          </table:table-cell>
          <table:table-cell table:style-name="ce23" table:formula="of:=IF(OR(ISBLANK([.J99]);ISBLANK([.I99]));&quot;DESCONHECIDO&quot;;[.J99]-[.I99])" office:value-type="currency" office:currency="USD" office:value="318300000" calcext:value-type="currency">
            <text:p>_-$318.300.000,00 _ </text:p>
          </table:table-cell>
          <table:table-cell table:formula="of:=IF([.M99]=&quot;ASSISTIDO&quot;;1;0)" office:value-type="float" office:value="1" calcext:value-type="float">
            <text:p>1</text:p>
          </table:table-cell>
          <table:table-cell table:style-name="ce29" table:formula="of:=IF(ISBLANK([.F9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8" calcext:value-type="float">
            <text:p>9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9" calcext:value-type="float">
            <text:p>99</text:p>
          </table:table-cell>
          <table:table-cell office:value-type="string" calcext:value-type="string">
            <text:p>Procurando Nem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4000000" calcext:value-type="currency">
            <text:p>_-$94.000.000,00 _ </text:p>
          </table:table-cell>
          <table:table-cell office:value-type="currency" office:currency="USD" office:value="940400000" calcext:value-type="currency">
            <text:p>_-$940.400.000,00 _ </text:p>
          </table:table-cell>
          <table:table-cell table:style-name="ce23" table:formula="of:=IF(OR(ISBLANK([.J100]);ISBLANK([.I100]));&quot;DESCONHECIDO&quot;;[.J100]-[.I100])" office:value-type="currency" office:currency="USD" office:value="846400000" calcext:value-type="currency">
            <text:p>_-$846.400.000,00 _ </text:p>
          </table:table-cell>
          <table:table-cell table:formula="of:=IF([.M100]=&quot;ASSISTIDO&quot;;1;0)" office:value-type="float" office:value="1" calcext:value-type="float">
            <text:p>1</text:p>
          </table:table-cell>
          <table:table-cell table:style-name="ce29" table:formula="of:=IF(ISBLANK([.F10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9" calcext:value-type="float">
            <text:p>9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0" calcext:value-type="float">
            <text:p>100</text:p>
          </table:table-cell>
          <table:table-cell office:value-type="string" calcext:value-type="string">
            <text:p>Aristogatas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05" calcext:value-type="date">
            <text:p>5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91000000" calcext:value-type="currency">
            <text:p>_-$191.000.000,00 _ </text:p>
          </table:table-cell>
          <table:table-cell table:style-name="ce23" table:formula="of:=IF(OR(ISBLANK([.J101]);ISBLANK([.I101]));&quot;DESCONHECIDO&quot;;[.J101]-[.I101])" office:value-type="currency" office:currency="USD" office:value="187000000" calcext:value-type="currency">
            <text:p>_-$187.000.000,00 _ </text:p>
          </table:table-cell>
          <table:table-cell table:formula="of:=IF([.M101]=&quot;ASSISTIDO&quot;;1;0)" office:value-type="float" office:value="1" calcext:value-type="float">
            <text:p>1</text:p>
          </table:table-cell>
          <table:table-cell table:style-name="ce29" table:formula="of:=IF(ISBLANK([.F10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0" calcext:value-type="float">
            <text:p>10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1" calcext:value-type="float">
            <text:p>101</text:p>
          </table:table-cell>
          <table:table-cell office:value-type="string" calcext:value-type="string">
            <text:p>Madagasca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556600000" calcext:value-type="currency">
            <text:p>_-$556.600.000,00 _ </text:p>
          </table:table-cell>
          <table:table-cell table:style-name="ce23" table:formula="of:=IF(OR(ISBLANK([.J102]);ISBLANK([.I102]));&quot;DESCONHECIDO&quot;;[.J102]-[.I102])" office:value-type="currency" office:currency="USD" office:value="481600000" calcext:value-type="currency">
            <text:p>_-$481.600.000,00 _ </text:p>
          </table:table-cell>
          <table:table-cell table:formula="of:=IF([.M102]=&quot;ASSISTIDO&quot;;1;0)" office:value-type="float" office:value="1" calcext:value-type="float">
            <text:p>1</text:p>
          </table:table-cell>
          <table:table-cell table:style-name="ce29" table:formula="of:=IF(ISBLANK([.F1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1" calcext:value-type="float">
            <text:p>10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2" calcext:value-type="float">
            <text:p>102</text:p>
          </table:table-cell>
          <table:table-cell office:value-type="string" calcext:value-type="string">
            <text:p>A Casa Monstr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6" calcext:value-type="date">
            <text:p>6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41900000" calcext:value-type="currency">
            <text:p>_-$141.900.000,00 _ </text:p>
          </table:table-cell>
          <table:table-cell table:style-name="ce23" table:formula="of:=IF(OR(ISBLANK([.J103]);ISBLANK([.I103]));&quot;DESCONHECIDO&quot;;[.J103]-[.I103])" office:value-type="currency" office:currency="USD" office:value="66900000" calcext:value-type="currency">
            <text:p>_-$66.900.000,00 _ </text:p>
          </table:table-cell>
          <table:table-cell table:formula="of:=IF([.M103]=&quot;ASSISTIDO&quot;;1;0)" office:value-type="float" office:value="1" calcext:value-type="float">
            <text:p>1</text:p>
          </table:table-cell>
          <table:table-cell table:style-name="ce29" table:formula="of:=IF(ISBLANK([.F1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2" calcext:value-type="float">
            <text:p>10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3" calcext:value-type="float">
            <text:p>103</text:p>
          </table:table-cell>
          <table:table-cell office:value-type="string" calcext:value-type="string">
            <text:p>Hotel Transilvânia 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9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474800000" calcext:value-type="currency">
            <text:p>_-$474.800.000,00 _ </text:p>
          </table:table-cell>
          <table:table-cell table:style-name="ce23" table:formula="of:=IF(OR(ISBLANK([.J104]);ISBLANK([.I104]));&quot;DESCONHECIDO&quot;;[.J104]-[.I104])" office:value-type="currency" office:currency="USD" office:value="394800000" calcext:value-type="currency">
            <text:p>_-$394.800.000,00 _ </text:p>
          </table:table-cell>
          <table:table-cell table:formula="of:=IF([.M104]=&quot;ASSISTIDO&quot;;1;0)" office:value-type="float" office:value="1" calcext:value-type="float">
            <text:p>1</text:p>
          </table:table-cell>
          <table:table-cell table:style-name="ce29" table:formula="of:=IF(ISBLANK([.F1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3" calcext:value-type="float">
            <text:p>10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4" calcext:value-type="float">
            <text:p>104</text:p>
          </table:table-cell>
          <table:table-cell office:value-type="string" calcext:value-type="string">
            <text:p>Hotel Translivânia 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528583744" calcext:value-type="currency">
            <text:p>_-$528.583.744,00 _ </text:p>
          </table:table-cell>
          <table:table-cell table:style-name="ce23" table:formula="of:=IF(OR(ISBLANK([.J105]);ISBLANK([.I105]));&quot;DESCONHECIDO&quot;;[.J105]-[.I105])" office:value-type="currency" office:currency="USD" office:value="448583744" calcext:value-type="currency">
            <text:p>_-$448.583.744,00 _ </text:p>
          </table:table-cell>
          <table:table-cell table:formula="of:=IF([.M105]=&quot;ASSISTIDO&quot;;1;0)" office:value-type="float" office:value="1" calcext:value-type="float">
            <text:p>1</text:p>
          </table:table-cell>
          <table:table-cell table:style-name="ce29" table:formula="of:=IF(ISBLANK([.F1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4" calcext:value-type="float">
            <text:p>10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5" calcext:value-type="float">
            <text:p>105</text:p>
          </table:table-cell>
          <table:table-cell office:value-type="string" calcext:value-type="string">
            <text:p>Cinderela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30" calcext:value-type="date">
            <text:p>30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900000" calcext:value-type="currency">
            <text:p>_-$2.900.000,00 _ </text:p>
          </table:table-cell>
          <table:table-cell office:value-type="currency" office:currency="USD" office:value="263600000" calcext:value-type="currency">
            <text:p>_-$263.600.000,00 _ </text:p>
          </table:table-cell>
          <table:table-cell table:style-name="ce23" table:formula="of:=IF(OR(ISBLANK([.J106]);ISBLANK([.I106]));&quot;DESCONHECIDO&quot;;[.J106]-[.I106])" office:value-type="currency" office:currency="USD" office:value="260700000" calcext:value-type="currency">
            <text:p>_-$260.700.000,00 _ </text:p>
          </table:table-cell>
          <table:table-cell table:formula="of:=IF([.M106]=&quot;ASSISTIDO&quot;;1;0)" office:value-type="float" office:value="1" calcext:value-type="float">
            <text:p>1</text:p>
          </table:table-cell>
          <table:table-cell table:style-name="ce29" table:formula="of:=IF(ISBLANK([.F1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5" calcext:value-type="float">
            <text:p>10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6" calcext:value-type="float">
            <text:p>106</text:p>
          </table:table-cell>
          <table:table-cell office:value-type="string" calcext:value-type="string">
            <text:p>Toy Story 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512000000" calcext:value-type="currency">
            <text:p>_-$512.000.000,00 _ </text:p>
          </table:table-cell>
          <table:table-cell table:style-name="ce23" table:formula="of:=IF(OR(ISBLANK([.J107]);ISBLANK([.I107]));&quot;DESCONHECIDO&quot;;[.J107]-[.I107])" office:value-type="currency" office:currency="USD" office:value="422000000" calcext:value-type="currency">
            <text:p>_-$422.000.000,00 _ </text:p>
          </table:table-cell>
          <table:table-cell table:formula="of:=IF([.M107]=&quot;ASSISTIDO&quot;;1;0)" office:value-type="float" office:value="1" calcext:value-type="float">
            <text:p>1</text:p>
          </table:table-cell>
          <table:table-cell table:style-name="ce29" table:formula="of:=IF(ISBLANK([.F1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6" calcext:value-type="float">
            <text:p>10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7" calcext:value-type="float">
            <text:p>107</text:p>
          </table:table-cell>
          <table:table-cell office:value-type="string" calcext:value-type="string">
            <text:p>Operação Present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47400000" calcext:value-type="currency">
            <text:p>_-$147.400.000,00 _ </text:p>
          </table:table-cell>
          <table:table-cell table:style-name="ce23" table:formula="of:=IF(OR(ISBLANK([.J108]);ISBLANK([.I108]));&quot;DESCONHECIDO&quot;;[.J108]-[.I108])" office:value-type="currency" office:currency="USD" office:value="47400000" calcext:value-type="currency">
            <text:p>_-$47.400.000,00 _ </text:p>
          </table:table-cell>
          <table:table-cell table:formula="of:=IF([.M108]=&quot;ASSISTIDO&quot;;1;0)" office:value-type="float" office:value="0" calcext:value-type="float">
            <text:p>0</text:p>
          </table:table-cell>
          <table:table-cell table:style-name="ce29" table:formula="of:=IF(ISBLANK([.F10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07" calcext:value-type="float">
            <text:p>10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8" calcext:value-type="float">
            <text:p>108</text:p>
          </table:table-cell>
          <table:table-cell office:value-type="string" calcext:value-type="string">
            <text:p>Toy Story 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66969703" calcext:value-type="currency">
            <text:p>_-$1.066.969.703,00 _ </text:p>
          </table:table-cell>
          <table:table-cell table:style-name="ce23" table:formula="of:=IF(OR(ISBLANK([.J109]);ISBLANK([.I109]));&quot;DESCONHECIDO&quot;;[.J109]-[.I109])" office:value-type="currency" office:currency="USD" office:value="866969703" calcext:value-type="currency">
            <text:p>_-$866.969.703,00 _ </text:p>
          </table:table-cell>
          <table:table-cell table:formula="of:=IF([.M109]=&quot;ASSISTIDO&quot;;1;0)" office:value-type="float" office:value="1" calcext:value-type="float">
            <text:p>1</text:p>
          </table:table-cell>
          <table:table-cell table:style-name="ce29" table:formula="of:=IF(ISBLANK([.F1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8" calcext:value-type="float">
            <text:p>10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9" calcext:value-type="float">
            <text:p>109</text:p>
          </table:table-cell>
          <table:table-cell office:value-type="string" calcext:value-type="string">
            <text:p>Procurando Dor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5-06" calcext:value-type="date">
            <text:p>6/5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9000000" calcext:value-type="currency">
            <text:p>_-$1.029.000.000,00 _ </text:p>
          </table:table-cell>
          <table:table-cell table:style-name="ce23" table:formula="of:=IF(OR(ISBLANK([.J110]);ISBLANK([.I110]));&quot;DESCONHECIDO&quot;;[.J110]-[.I110])" office:value-type="currency" office:currency="USD" office:value="829000000" calcext:value-type="currency">
            <text:p>_-$829.000.000,00 _ </text:p>
          </table:table-cell>
          <table:table-cell table:formula="of:=IF([.M110]=&quot;ASSISTIDO&quot;;1;0)" office:value-type="float" office:value="1" calcext:value-type="float">
            <text:p>1</text:p>
          </table:table-cell>
          <table:table-cell table:style-name="ce29" table:formula="of:=IF(ISBLANK([.F1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9" calcext:value-type="float">
            <text:p>10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0" calcext:value-type="float">
            <text:p>110</text:p>
          </table:table-cell>
          <table:table-cell office:value-type="string" calcext:value-type="string">
            <text:p>Universidade Monstr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43600000" calcext:value-type="currency">
            <text:p>_-$743.600.000,00 _ </text:p>
          </table:table-cell>
          <table:table-cell table:style-name="ce23" table:formula="of:=IF(OR(ISBLANK([.J111]);ISBLANK([.I111]));&quot;DESCONHECIDO&quot;;[.J111]-[.I111])" office:value-type="currency" office:currency="USD" office:value="543600000" calcext:value-type="currency">
            <text:p>_-$543.600.000,00 _ </text:p>
          </table:table-cell>
          <table:table-cell table:formula="of:=IF([.M111]=&quot;ASSISTIDO&quot;;1;0)" office:value-type="float" office:value="1" calcext:value-type="float">
            <text:p>1</text:p>
          </table:table-cell>
          <table:table-cell table:style-name="ce29" table:formula="of:=IF(ISBLANK([.F1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0" calcext:value-type="float">
            <text:p>11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1" calcext:value-type="float">
            <text:p>111</text:p>
          </table:table-cell>
          <table:table-cell office:value-type="string" calcext:value-type="string">
            <text:p>Wall-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532500000" calcext:value-type="currency">
            <text:p>_-$532.500.000,00 _ </text:p>
          </table:table-cell>
          <table:table-cell table:style-name="ce23" table:formula="of:=IF(OR(ISBLANK([.J112]);ISBLANK([.I112]));&quot;DESCONHECIDO&quot;;[.J112]-[.I112])" office:value-type="currency" office:currency="USD" office:value="352500000" calcext:value-type="currency">
            <text:p>_-$352.500.000,00 _ </text:p>
          </table:table-cell>
          <table:table-cell table:formula="of:=IF([.M112]=&quot;ASSISTIDO&quot;;1;0)" office:value-type="float" office:value="1" calcext:value-type="float">
            <text:p>1</text:p>
          </table:table-cell>
          <table:table-cell table:style-name="ce29" table:formula="of:=IF(ISBLANK([.F1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1" calcext:value-type="float">
            <text:p>11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2" calcext:value-type="float">
            <text:p>112</text:p>
          </table:table-cell>
          <table:table-cell office:value-type="string" calcext:value-type="string">
            <text:p>Ratatouil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1M00S" calcext:value-type="time">
            <text:p>01:5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23700000" calcext:value-type="currency">
            <text:p>_-$623.700.000,00 _ </text:p>
          </table:table-cell>
          <table:table-cell table:style-name="ce23" table:formula="of:=IF(OR(ISBLANK([.J113]);ISBLANK([.I113]));&quot;DESCONHECIDO&quot;;[.J113]-[.I113])" office:value-type="currency" office:currency="USD" office:value="473700000" calcext:value-type="currency">
            <text:p>_-$473.700.000,00 _ </text:p>
          </table:table-cell>
          <table:table-cell table:formula="of:=IF([.M113]=&quot;ASSISTIDO&quot;;1;0)" office:value-type="float" office:value="1" calcext:value-type="float">
            <text:p>1</text:p>
          </table:table-cell>
          <table:table-cell table:style-name="ce29" table:formula="of:=IF(ISBLANK([.F1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2" calcext:value-type="float">
            <text:p>11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3" calcext:value-type="float">
            <text:p>113</text:p>
          </table:table-cell>
          <table:table-cell office:value-type="string" calcext:value-type="string">
            <text:p>Sou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1000000" calcext:value-type="currency">
            <text:p>_-$121.000.000,00 _ </text:p>
          </table:table-cell>
          <table:table-cell table:style-name="ce23" table:formula="of:=IF(OR(ISBLANK([.J114]);ISBLANK([.I114]));&quot;DESCONHECIDO&quot;;[.J114]-[.I114])" office:value-type="currency" office:currency="USD" office:value="-29000000" calcext:value-type="currency">
            <text:p>_-$-29.000.000,00 </text:p>
          </table:table-cell>
          <table:table-cell table:formula="of:=IF([.M114]=&quot;ASSISTIDO&quot;;1;0)" office:value-type="float" office:value="1" calcext:value-type="float">
            <text:p>1</text:p>
          </table:table-cell>
          <table:table-cell table:style-name="ce29" table:formula="of:=IF(ISBLANK([.F1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3" calcext:value-type="float">
            <text:p>11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4" calcext:value-type="float">
            <text:p>114</text:p>
          </table:table-cell>
          <table:table-cell office:value-type="string" calcext:value-type="string">
            <text:p>Red: Crescer é uma Fer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15]);ISBLANK([.I115]));&quot;DESCONHECIDO&quot;;[.J115]-[.I115])" office:value-type="currency" office:currency="USD" office:value="-154000000" calcext:value-type="currency">
            <text:p>_-$-154.000.000,00 </text:p>
          </table:table-cell>
          <table:table-cell table:formula="of:=IF([.M115]=&quot;ASSISTIDO&quot;;1;0)" office:value-type="float" office:value="1" calcext:value-type="float">
            <text:p>1</text:p>
          </table:table-cell>
          <table:table-cell table:style-name="ce29" table:formula="of:=IF(ISBLANK([.F1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4" calcext:value-type="float">
            <text:p>11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5" calcext:value-type="float">
            <text:p>115</text:p>
          </table:table-cell>
          <table:table-cell office:value-type="string" calcext:value-type="string">
            <text:p>Angry Bird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73000000" calcext:value-type="currency">
            <text:p>_-$73.000.000,00 _ </text:p>
          </table:table-cell>
          <table:table-cell office:value-type="currency" office:currency="USD" office:value="352300000" calcext:value-type="currency">
            <text:p>_-$352.300.000,00 _ </text:p>
          </table:table-cell>
          <table:table-cell table:style-name="ce23" table:formula="of:=IF(OR(ISBLANK([.J116]);ISBLANK([.I116]));&quot;DESCONHECIDO&quot;;[.J116]-[.I116])" office:value-type="currency" office:currency="USD" office:value="279300000" calcext:value-type="currency">
            <text:p>_-$279.300.000,00 _ </text:p>
          </table:table-cell>
          <table:table-cell table:formula="of:=IF([.M116]=&quot;ASSISTIDO&quot;;1;0)" office:value-type="float" office:value="1" calcext:value-type="float">
            <text:p>1</text:p>
          </table:table-cell>
          <table:table-cell table:style-name="ce29" table:formula="of:=IF(ISBLANK([.F1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5" calcext:value-type="float">
            <text:p>11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6" calcext:value-type="float">
            <text:p>116</text:p>
          </table:table-cell>
          <table:table-cell office:value-type="string" calcext:value-type="string">
            <text:p>Angry Birds 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152800000" calcext:value-type="currency">
            <text:p>_-$152.800.000,00 _ </text:p>
          </table:table-cell>
          <table:table-cell table:style-name="ce23" table:formula="of:=IF(OR(ISBLANK([.J117]);ISBLANK([.I117]));&quot;DESCONHECIDO&quot;;[.J117]-[.I117])" office:value-type="currency" office:currency="USD" office:value="87800000" calcext:value-type="currency">
            <text:p>_-$87.800.000,00 _ </text:p>
          </table:table-cell>
          <table:table-cell table:formula="of:=IF([.M117]=&quot;ASSISTIDO&quot;;1;0)" office:value-type="float" office:value="0" calcext:value-type="float">
            <text:p>0</text:p>
          </table:table-cell>
          <table:table-cell table:style-name="ce29" table:formula="of:=IF(ISBLANK([.F11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16" calcext:value-type="float">
            <text:p>11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7" calcext:value-type="float">
            <text:p>117</text:p>
          </table:table-cell>
          <table:table-cell office:value-type="string" calcext:value-type="string">
            <text:p>O Estranho Mundo de Ja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op-Motion</text:p>
          </table:table-cell>
          <table:table-cell table:style-name="ce8" office:value-type="date" office:date-value="2023-06-17" calcext:value-type="date">
            <text:p>17/6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4000000" calcext:value-type="currency">
            <text:p>_-$24.000.000,00 _ </text:p>
          </table:table-cell>
          <table:table-cell office:value-type="currency" office:currency="USD" office:value="91500000" calcext:value-type="currency">
            <text:p>_-$91.500.000,00 _ </text:p>
          </table:table-cell>
          <table:table-cell table:style-name="ce23" table:formula="of:=IF(OR(ISBLANK([.J118]);ISBLANK([.I118]));&quot;DESCONHECIDO&quot;;[.J118]-[.I118])" office:value-type="currency" office:currency="USD" office:value="67500000" calcext:value-type="currency">
            <text:p>_-$67.500.000,00 _ </text:p>
          </table:table-cell>
          <table:table-cell table:formula="of:=IF([.M118]=&quot;ASSISTIDO&quot;;1;0)" office:value-type="float" office:value="1" calcext:value-type="float">
            <text:p>1</text:p>
          </table:table-cell>
          <table:table-cell table:style-name="ce29" table:formula="of:=IF(ISBLANK([.F1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7" calcext:value-type="float">
            <text:p>11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8" calcext:value-type="float">
            <text:p>118</text:p>
          </table:table-cell>
          <table:table-cell office:value-type="string" calcext:value-type="string">
            <text:p>Gato de Botas 2: O Último Pedido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78700000" calcext:value-type="currency">
            <text:p>_-$478.700.000,00 _ </text:p>
          </table:table-cell>
          <table:table-cell table:style-name="ce23" table:formula="of:=IF(OR(ISBLANK([.J119]);ISBLANK([.I119]));&quot;DESCONHECIDO&quot;;[.J119]-[.I119])" office:value-type="currency" office:currency="USD" office:value="368700000" calcext:value-type="currency">
            <text:p>_-$368.700.000,00 _ </text:p>
          </table:table-cell>
          <table:table-cell table:formula="of:=IF([.M119]=&quot;ASSISTIDO&quot;;1;0)" office:value-type="float" office:value="1" calcext:value-type="float">
            <text:p>1</text:p>
          </table:table-cell>
          <table:table-cell table:style-name="ce29" table:formula="of:=IF(ISBLANK([.F1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8" calcext:value-type="float">
            <text:p>11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9" calcext:value-type="float">
            <text:p>119</text:p>
          </table:table-cell>
          <table:table-cell office:value-type="string" calcext:value-type="string">
            <text:p>A Dama e o Vagabundo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87000000" calcext:value-type="currency">
            <text:p>_-$187.000.000,00 _ </text:p>
          </table:table-cell>
          <table:table-cell table:style-name="ce23" table:formula="of:=IF(OR(ISBLANK([.J120]);ISBLANK([.I120]));&quot;DESCONHECIDO&quot;;[.J120]-[.I120])" office:value-type="currency" office:currency="USD" office:value="183000000" calcext:value-type="currency">
            <text:p>_-$183.000.000,00 _ </text:p>
          </table:table-cell>
          <table:table-cell table:formula="of:=IF([.M120]=&quot;ASSISTIDO&quot;;1;0)" office:value-type="float" office:value="1" calcext:value-type="float">
            <text:p>1</text:p>
          </table:table-cell>
          <table:table-cell table:style-name="ce29" table:formula="of:=IF(ISBLANK([.F1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9" calcext:value-type="float">
            <text:p>11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0" calcext:value-type="float">
            <text:p>120</text:p>
          </table:table-cell>
          <table:table-cell office:value-type="string" calcext:value-type="string">
            <text:p>Bernardo e Bianca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" calcext:value-type="currency">
            <text:p>_-$7.500.000,00 _ </text:p>
          </table:table-cell>
          <table:table-cell office:value-type="currency" office:currency="USD" office:value="169000000" calcext:value-type="currency">
            <text:p>_-$169.000.000,00 _ </text:p>
          </table:table-cell>
          <table:table-cell table:style-name="ce23" table:formula="of:=IF(OR(ISBLANK([.J121]);ISBLANK([.I121]));&quot;DESCONHECIDO&quot;;[.J121]-[.I121])" office:value-type="currency" office:currency="USD" office:value="161500000" calcext:value-type="currency">
            <text:p>_-$161.500.000,00 _ </text:p>
          </table:table-cell>
          <table:table-cell table:formula="of:=IF([.M121]=&quot;ASSISTIDO&quot;;1;0)" office:value-type="float" office:value="1" calcext:value-type="float">
            <text:p>1</text:p>
          </table:table-cell>
          <table:table-cell table:style-name="ce29" table:formula="of:=IF(ISBLANK([.F1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0" calcext:value-type="float">
            <text:p>12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1" calcext:value-type="float">
            <text:p>121</text:p>
          </table:table-cell>
          <table:table-cell office:value-type="string" calcext:value-type="string">
            <text:p>A Nova Onda do Imperado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69700000" calcext:value-type="currency">
            <text:p>_-$169.700.000,00 _ </text:p>
          </table:table-cell>
          <table:table-cell table:style-name="ce23" table:formula="of:=IF(OR(ISBLANK([.J122]);ISBLANK([.I122]));&quot;DESCONHECIDO&quot;;[.J122]-[.I122])" office:value-type="currency" office:currency="USD" office:value="69700000" calcext:value-type="currency">
            <text:p>_-$69.700.000,00 _ </text:p>
          </table:table-cell>
          <table:table-cell table:formula="of:=IF([.M122]=&quot;ASSISTIDO&quot;;1;0)" office:value-type="float" office:value="1" calcext:value-type="float">
            <text:p>1</text:p>
          </table:table-cell>
          <table:table-cell table:style-name="ce29" table:formula="of:=IF(ISBLANK([.F1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1" calcext:value-type="float">
            <text:p>12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2" calcext:value-type="float">
            <text:p>122</text:p>
          </table:table-cell>
          <table:table-cell office:value-type="string" calcext:value-type="string">
            <text:p>Sinbad: A Lenda dos sete mar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80800000" calcext:value-type="currency">
            <text:p>_-$80.800.000,00 _ </text:p>
          </table:table-cell>
          <table:table-cell table:style-name="ce23" table:formula="of:=IF(OR(ISBLANK([.J123]);ISBLANK([.I123]));&quot;DESCONHECIDO&quot;;[.J123]-[.I123])" office:value-type="currency" office:currency="USD" office:value="20800000" calcext:value-type="currency">
            <text:p>_-$20.800.000,00 _ </text:p>
          </table:table-cell>
          <table:table-cell table:formula="of:=IF([.M123]=&quot;ASSISTIDO&quot;;1;0)" office:value-type="float" office:value="0" calcext:value-type="float">
            <text:p>0</text:p>
          </table:table-cell>
          <table:table-cell table:style-name="ce29" table:formula="of:=IF(ISBLANK([.F12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2" calcext:value-type="float">
            <text:p>12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3" calcext:value-type="float">
            <text:p>123</text:p>
          </table:table-cell>
          <table:table-cell office:value-type="string" calcext:value-type="string">
            <text:p>Pateta - O Film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4-06" calcext:value-type="date">
            <text:p>6/4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" calcext:value-type="currency">
            <text:p>_-$18.000.000,00 _ </text:p>
          </table:table-cell>
          <table:table-cell office:value-type="currency" office:currency="USD" office:value="37600000" calcext:value-type="currency">
            <text:p>_-$37.600.000,00 _ </text:p>
          </table:table-cell>
          <table:table-cell table:style-name="ce23" table:formula="of:=IF(OR(ISBLANK([.J124]);ISBLANK([.I124]));&quot;DESCONHECIDO&quot;;[.J124]-[.I124])" office:value-type="currency" office:currency="USD" office:value="19600000" calcext:value-type="currency">
            <text:p>_-$19.600.000,00 _ </text:p>
          </table:table-cell>
          <table:table-cell table:formula="of:=IF([.M124]=&quot;ASSISTIDO&quot;;1;0)" office:value-type="float" office:value="1" calcext:value-type="float">
            <text:p>1</text:p>
          </table:table-cell>
          <table:table-cell table:style-name="ce29" table:formula="of:=IF(ISBLANK([.F1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3" calcext:value-type="float">
            <text:p>12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4" calcext:value-type="float">
            <text:p>124</text:p>
          </table:table-cell>
          <table:table-cell office:value-type="string" calcext:value-type="string">
            <text:p>Atlantis - O Reino Perdid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5-01-11" calcext:value-type="date">
            <text:p>11/01/25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186100000" calcext:value-type="currency">
            <text:p>_-$186.100.000,00 _ </text:p>
          </table:table-cell>
          <table:table-cell table:style-name="ce23" table:formula="of:=IF(OR(ISBLANK([.J125]);ISBLANK([.I125]));&quot;DESCONHECIDO&quot;;[.J125]-[.I125])" office:value-type="currency" office:currency="USD" office:value="66100000" calcext:value-type="currency">
            <text:p>_-$66.100.000,00 _ </text:p>
          </table:table-cell>
          <table:table-cell table:formula="of:=IF([.M125]=&quot;ASSISTIDO&quot;;1;0)" office:value-type="float" office:value="1" calcext:value-type="float">
            <text:p>1</text:p>
          </table:table-cell>
          <table:table-cell table:style-name="ce29" table:formula="of:=IF(ISBLANK([.F1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4" calcext:value-type="float">
            <text:p>12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5" calcext:value-type="float">
            <text:p>125</text:p>
          </table:table-cell>
          <table:table-cell office:value-type="string" calcext:value-type="string">
            <text:p>Dumbo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16" calcext:value-type="date">
            <text:p>16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04M00S" calcext:value-type="time">
            <text:p>01:0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office:value-type="currency" office:currency="USD" office:value="353300000" calcext:value-type="currency">
            <text:p>_-$353.300.000,00 _ </text:p>
          </table:table-cell>
          <table:table-cell table:style-name="ce23" table:formula="of:=IF(OR(ISBLANK([.J126]);ISBLANK([.I126]));&quot;DESCONHECIDO&quot;;[.J126]-[.I126])" office:value-type="currency" office:currency="USD" office:value="183300000" calcext:value-type="currency">
            <text:p>_-$183.300.000,00 _ </text:p>
          </table:table-cell>
          <table:table-cell table:formula="of:=IF([.M126]=&quot;ASSISTIDO&quot;;1;0)" office:value-type="float" office:value="1" calcext:value-type="float">
            <text:p>1</text:p>
          </table:table-cell>
          <table:table-cell table:style-name="ce29" table:formula="of:=IF(ISBLANK([.F1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5" calcext:value-type="float">
            <text:p>12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6" calcext:value-type="float">
            <text:p>126</text:p>
          </table:table-cell>
          <table:table-cell office:value-type="string" calcext:value-type="string">
            <text:p>A Espada era a Lei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5-01-16" calcext:value-type="date">
            <text:p>16/01/25</text:p>
          </table:table-cell>
          <table:table-cell office:value-type="float" office:value="9" calcext:value-type="float">
            <text:p>9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22200000" calcext:value-type="currency">
            <text:p>_-$22.200.000,00 _ </text:p>
          </table:table-cell>
          <table:table-cell table:style-name="ce23" table:formula="of:=IF(OR(ISBLANK([.J127]);ISBLANK([.I127]));&quot;DESCONHECIDO&quot;;[.J127]-[.I127])" office:value-type="currency" office:currency="USD" office:value="19200000" calcext:value-type="currency">
            <text:p>_-$19.200.000,00 _ </text:p>
          </table:table-cell>
          <table:table-cell table:formula="of:=IF([.M127]=&quot;ASSISTIDO&quot;;1;0)" office:value-type="float" office:value="1" calcext:value-type="float">
            <text:p>1</text:p>
          </table:table-cell>
          <table:table-cell table:style-name="ce29" table:formula="of:=IF(ISBLANK([.F1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6" calcext:value-type="float">
            <text:p>12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7" calcext:value-type="float">
            <text:p>127</text:p>
          </table:table-cell>
          <table:table-cell office:value-type="string" calcext:value-type="string">
            <text:p>Caldeirão Mágic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4000000" calcext:value-type="currency">
            <text:p>_-$44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28]);ISBLANK([.I128]));&quot;DESCONHECIDO&quot;;[.J128]-[.I128])" office:value-type="currency" office:currency="USD" office:value="-23000000" calcext:value-type="currency">
            <text:p>_-$-23.000.000,00 </text:p>
          </table:table-cell>
          <table:table-cell table:formula="of:=IF([.M128]=&quot;ASSISTIDO&quot;;1;0)" office:value-type="float" office:value="0" calcext:value-type="float">
            <text:p>0</text:p>
          </table:table-cell>
          <table:table-cell table:style-name="ce29" table:formula="of:=IF(ISBLANK([.F12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7" calcext:value-type="float">
            <text:p>12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8" calcext:value-type="float">
            <text:p>128</text:p>
          </table:table-cell>
          <table:table-cell office:value-type="string" calcext:value-type="string">
            <text:p>As Aventuras de Peter P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0-24" calcext:value-type="date">
            <text:p>24/10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122000000" calcext:value-type="currency">
            <text:p>_-$122.000.000,00 _ </text:p>
          </table:table-cell>
          <table:table-cell table:style-name="ce23" table:formula="of:=IF(OR(ISBLANK([.J129]);ISBLANK([.I129]));&quot;DESCONHECIDO&quot;;[.J129]-[.I129])" office:value-type="currency" office:currency="USD" office:value="-8000000" calcext:value-type="currency">
            <text:p>_-$-8.000.000,00 </text:p>
          </table:table-cell>
          <table:table-cell table:formula="of:=IF([.M129]=&quot;ASSISTIDO&quot;;1;0)" office:value-type="float" office:value="1" calcext:value-type="float">
            <text:p>1</text:p>
          </table:table-cell>
          <table:table-cell table:style-name="ce29" table:formula="of:=IF(ISBLANK([.F1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8" calcext:value-type="float">
            <text:p>12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9" calcext:value-type="float">
            <text:p>129</text:p>
          </table:table-cell>
          <table:table-cell office:value-type="string" calcext:value-type="string">
            <text:p>Valent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5-06" calcext:value-type="date">
            <text:p>6/5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5000000" calcext:value-type="currency">
            <text:p>_-$185.000.000,00 _ </text:p>
          </table:table-cell>
          <table:table-cell office:value-type="currency" office:currency="USD" office:value="540437063" calcext:value-type="currency">
            <text:p>_-$540.437.063,00 _ </text:p>
          </table:table-cell>
          <table:table-cell table:style-name="ce23" table:formula="of:=IF(OR(ISBLANK([.J130]);ISBLANK([.I130]));&quot;DESCONHECIDO&quot;;[.J130]-[.I130])" office:value-type="currency" office:currency="USD" office:value="355437063" calcext:value-type="currency">
            <text:p>_-$355.437.063,00 _ </text:p>
          </table:table-cell>
          <table:table-cell table:formula="of:=IF([.M130]=&quot;ASSISTIDO&quot;;1;0)" office:value-type="float" office:value="1" calcext:value-type="float">
            <text:p>1</text:p>
          </table:table-cell>
          <table:table-cell table:style-name="ce29" table:formula="of:=IF(ISBLANK([.F1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9" calcext:value-type="float">
            <text:p>12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0" calcext:value-type="float">
            <text:p>130</text:p>
          </table:table-cell>
          <table:table-cell office:value-type="string" calcext:value-type="string">
            <text:p>Carros 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7M00S" calcext:value-type="time">
            <text:p>01:57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462000000" calcext:value-type="currency">
            <text:p>_-$462.000.000,00 _ </text:p>
          </table:table-cell>
          <table:table-cell table:style-name="ce23" table:formula="of:=IF(OR(ISBLANK([.J131]);ISBLANK([.I131]));&quot;DESCONHECIDO&quot;;[.J131]-[.I131])" office:value-type="currency" office:currency="USD" office:value="342000000" calcext:value-type="currency">
            <text:p>_-$342.000.000,00 _ </text:p>
          </table:table-cell>
          <table:table-cell table:formula="of:=IF([.M131]=&quot;ASSISTIDO&quot;;1;0)" office:value-type="float" office:value="1" calcext:value-type="float">
            <text:p>1</text:p>
          </table:table-cell>
          <table:table-cell table:style-name="ce29" table:formula="of:=IF(ISBLANK([.F1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0" calcext:value-type="float">
            <text:p>13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1" calcext:value-type="float">
            <text:p>131</text:p>
          </table:table-cell>
          <table:table-cell office:value-type="string" calcext:value-type="string">
            <text:p>Carros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6M00S" calcext:value-type="time">
            <text:p>01:4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559800000" calcext:value-type="currency">
            <text:p>_-$559.800.000,00 _ </text:p>
          </table:table-cell>
          <table:table-cell table:style-name="ce23" table:formula="of:=IF(OR(ISBLANK([.J132]);ISBLANK([.I132]));&quot;DESCONHECIDO&quot;;[.J132]-[.I132])" office:value-type="currency" office:currency="USD" office:value="359800000" calcext:value-type="currency">
            <text:p>_-$359.800.000,00 _ </text:p>
          </table:table-cell>
          <table:table-cell table:formula="of:=IF([.M132]=&quot;ASSISTIDO&quot;;1;0)" office:value-type="float" office:value="1" calcext:value-type="float">
            <text:p>1</text:p>
          </table:table-cell>
          <table:table-cell table:style-name="ce29" table:formula="of:=IF(ISBLANK([.F1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1" calcext:value-type="float">
            <text:p>13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2" calcext:value-type="float">
            <text:p>132</text:p>
          </table:table-cell>
          <table:table-cell office:value-type="string" calcext:value-type="string">
            <text:p>Carros 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3900000" calcext:value-type="currency">
            <text:p>_-$383.900.000,00 _ </text:p>
          </table:table-cell>
          <table:table-cell table:style-name="ce23" table:formula="of:=IF(OR(ISBLANK([.J133]);ISBLANK([.I133]));&quot;DESCONHECIDO&quot;;[.J133]-[.I133])" office:value-type="currency" office:currency="USD" office:value="208900000" calcext:value-type="currency">
            <text:p>_-$208.900.000,00 _ </text:p>
          </table:table-cell>
          <table:table-cell table:formula="of:=IF([.M133]=&quot;ASSISTIDO&quot;;1;0)" office:value-type="float" office:value="1" calcext:value-type="float">
            <text:p>1</text:p>
          </table:table-cell>
          <table:table-cell table:style-name="ce29" table:formula="of:=IF(ISBLANK([.F1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2" calcext:value-type="float">
            <text:p>13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3" calcext:value-type="float">
            <text:p>133</text:p>
          </table:table-cell>
          <table:table-cell office:value-type="string" calcext:value-type="string">
            <text:p>O Bom Dinossaur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17300000" calcext:value-type="currency">
            <text:p>_-$117.300.000,00 _ </text:p>
          </table:table-cell>
          <table:table-cell table:style-name="ce23" table:formula="of:=IF(OR(ISBLANK([.J134]);ISBLANK([.I134]));&quot;DESCONHECIDO&quot;;[.J134]-[.I134])" office:value-type="currency" office:currency="USD" office:value="-82700000" calcext:value-type="currency">
            <text:p>_-$-82.700.000,00 </text:p>
          </table:table-cell>
          <table:table-cell table:formula="of:=IF([.M134]=&quot;ASSISTIDO&quot;;1;0)" office:value-type="float" office:value="1" calcext:value-type="float">
            <text:p>1</text:p>
          </table:table-cell>
          <table:table-cell table:style-name="ce29" table:formula="of:=IF(ISBLANK([.F1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3" calcext:value-type="float">
            <text:p>13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4" calcext:value-type="float">
            <text:p>134</text:p>
          </table:table-cell>
          <table:table-cell office:value-type="string" calcext:value-type="string">
            <text:p>Luc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49750471" calcext:value-type="currency">
            <text:p>_-$49.750.471,00 _ </text:p>
          </table:table-cell>
          <table:table-cell table:style-name="ce23" table:formula="of:=IF(OR(ISBLANK([.J135]);ISBLANK([.I135]));&quot;DESCONHECIDO&quot;;[.J135]-[.I135])" office:value-type="currency" office:currency="USD" office:value="49750471" calcext:value-type="currency">
            <text:p>_-$49.750.471,00 _ </text:p>
          </table:table-cell>
          <table:table-cell table:formula="of:=IF([.M135]=&quot;ASSISTIDO&quot;;1;0)" office:value-type="float" office:value="1" calcext:value-type="float">
            <text:p>1</text:p>
          </table:table-cell>
          <table:table-cell table:style-name="ce29" table:formula="of:=IF(ISBLANK([.F1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4" calcext:value-type="float">
            <text:p>13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5" calcext:value-type="float">
            <text:p>135</text:p>
          </table:table-cell>
          <table:table-cell office:value-type="string" calcext:value-type="string">
            <text:p>Dois Irmãos: Uma Jornada Fantástic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8.4" calcext:value-type="float">
            <text:p>8,4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42000000" calcext:value-type="currency">
            <text:p>_-$142.000.000,00 _ </text:p>
          </table:table-cell>
          <table:table-cell table:style-name="ce23" table:formula="of:=IF(OR(ISBLANK([.J136]);ISBLANK([.I136]));&quot;DESCONHECIDO&quot;;[.J136]-[.I136])" office:value-type="currency" office:currency="USD" office:value="-58000000" calcext:value-type="currency">
            <text:p>_-$-58.000.000,00 </text:p>
          </table:table-cell>
          <table:table-cell table:formula="of:=IF([.M136]=&quot;ASSISTIDO&quot;;1;0)" office:value-type="float" office:value="1" calcext:value-type="float">
            <text:p>1</text:p>
          </table:table-cell>
          <table:table-cell table:style-name="ce29" table:formula="of:=IF(ISBLANK([.F1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5" calcext:value-type="float">
            <text:p>13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6" calcext:value-type="float">
            <text:p>136</text:p>
          </table:table-cell>
          <table:table-cell office:value-type="string" calcext:value-type="string">
            <text:p>O Príncipe do Egi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8" calcext:value-type="float">
            <text:p>8</text:p>
          </table:table-cell>
          <table:table-cell office:value-type="time" office:time-value="PT01H39M00S" calcext:value-type="time">
            <text:p>01:3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218600000" calcext:value-type="currency">
            <text:p>_-$218.600.000,00 _ </text:p>
          </table:table-cell>
          <table:table-cell table:style-name="ce23" table:formula="of:=IF(OR(ISBLANK([.J137]);ISBLANK([.I137]));&quot;DESCONHECIDO&quot;;[.J137]-[.I137])" office:value-type="currency" office:currency="USD" office:value="158600000" calcext:value-type="currency">
            <text:p>_-$158.600.000,00 _ </text:p>
          </table:table-cell>
          <table:table-cell table:formula="of:=IF([.M137]=&quot;ASSISTIDO&quot;;1;0)" office:value-type="float" office:value="1" calcext:value-type="float">
            <text:p>1</text:p>
          </table:table-cell>
          <table:table-cell table:style-name="ce29" table:formula="of:=IF(ISBLANK([.F1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6" calcext:value-type="float">
            <text:p>13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7" calcext:value-type="float">
            <text:p>137</text:p>
          </table:table-cell>
          <table:table-cell office:value-type="string" calcext:value-type="string">
            <text:p>A Branca de Neve e os Sete Anões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" calcext:value-type="currency">
            <text:p>_-$1.500.000,00 _ </text:p>
          </table:table-cell>
          <table:table-cell office:value-type="currency" office:currency="USD" office:value="418000000" calcext:value-type="currency">
            <text:p>_-$418.000.000,00 _ </text:p>
          </table:table-cell>
          <table:table-cell table:style-name="ce23" table:formula="of:=IF(OR(ISBLANK([.J138]);ISBLANK([.I138]));&quot;DESCONHECIDO&quot;;[.J138]-[.I138])" office:value-type="currency" office:currency="USD" office:value="416500000" calcext:value-type="currency">
            <text:p>_-$416.500.000,00 _ </text:p>
          </table:table-cell>
          <table:table-cell table:formula="of:=IF([.M138]=&quot;ASSISTIDO&quot;;1;0)" office:value-type="float" office:value="1" calcext:value-type="float">
            <text:p>1</text:p>
          </table:table-cell>
          <table:table-cell table:style-name="ce29" table:formula="of:=IF(ISBLANK([.F1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7" calcext:value-type="float">
            <text:p>13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8" calcext:value-type="float">
            <text:p>138</text:p>
          </table:table-cell>
          <table:table-cell office:value-type="string" calcext:value-type="string">
            <text:p>Pinóquio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5-01-14" calcext:value-type="date">
            <text:p>14/01/25</text:p>
          </table:table-cell>
          <table:table-cell office:value-type="float" office:value="9" calcext:value-type="float">
            <text:p>9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1750000000" calcext:value-type="currency">
            <text:p>_-$1.750.000.000,00 _ </text:p>
          </table:table-cell>
          <table:table-cell table:style-name="ce23" table:formula="of:=IF(OR(ISBLANK([.J139]);ISBLANK([.I139]));&quot;DESCONHECIDO&quot;;[.J139]-[.I139])" office:value-type="currency" office:currency="USD" office:value="1685000000" calcext:value-type="currency">
            <text:p>_-$1.685.000.000,00 _ </text:p>
          </table:table-cell>
          <table:table-cell table:formula="of:=IF([.M139]=&quot;ASSISTIDO&quot;;1;0)" office:value-type="float" office:value="1" calcext:value-type="float">
            <text:p>1</text:p>
          </table:table-cell>
          <table:table-cell table:style-name="ce29" table:formula="of:=IF(ISBLANK([.F1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8" calcext:value-type="float">
            <text:p>13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9" calcext:value-type="float">
            <text:p>139</text:p>
          </table:table-cell>
          <table:table-cell office:value-type="string" calcext:value-type="string">
            <text:p>A Família Mitchell e a Revolta das Máquina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54M00S" calcext:value-type="time">
            <text:p>01:54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40]);ISBLANK([.I140]));&quot;DESCONHECIDO&quot;;[.J140]-[.I140])" office:value-type="currency" office:currency="USD" office:value="-110000000" calcext:value-type="currency">
            <text:p>_-$-110.000.000,00 </text:p>
          </table:table-cell>
          <table:table-cell table:formula="of:=IF([.M140]=&quot;ASSISTIDO&quot;;1;0)" office:value-type="float" office:value="1" calcext:value-type="float">
            <text:p>1</text:p>
          </table:table-cell>
          <table:table-cell table:style-name="ce29" table:formula="of:=IF(ISBLANK([.F1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9" calcext:value-type="float">
            <text:p>13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0" calcext:value-type="float">
            <text:p>140</text:p>
          </table:table-cell>
          <table:table-cell office:value-type="string" calcext:value-type="string">
            <text:p>Anastasi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Fox</text:p>
          </table:table-cell>
          <table:table-cell office:value-type="currency" office:currency="USD" office:value="50000000" calcext:value-type="currency">
            <text:p>_-$50.000.000,00 _ </text:p>
          </table:table-cell>
          <table:table-cell office:value-type="currency" office:currency="USD" office:value="139804348" calcext:value-type="currency">
            <text:p>_-$139.804.348,00 _ </text:p>
          </table:table-cell>
          <table:table-cell table:style-name="ce23" table:formula="of:=IF(OR(ISBLANK([.J141]);ISBLANK([.I141]));&quot;DESCONHECIDO&quot;;[.J141]-[.I141])" office:value-type="currency" office:currency="USD" office:value="89804348" calcext:value-type="currency">
            <text:p>_-$89.804.348,00 _ </text:p>
          </table:table-cell>
          <table:table-cell table:formula="of:=IF([.M141]=&quot;ASSISTIDO&quot;;1;0)" office:value-type="float" office:value="1" calcext:value-type="float">
            <text:p>1</text:p>
          </table:table-cell>
          <table:table-cell table:style-name="ce29" table:formula="of:=IF(ISBLANK([.F1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0" calcext:value-type="float">
            <text:p>14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1" calcext:value-type="float">
            <text:p>141</text:p>
          </table:table-cell>
          <table:table-cell office:value-type="string" calcext:value-type="string">
            <text:p>Tá Dando Ond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06" calcext:value-type="date">
            <text:p>6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52000000" calcext:value-type="currency">
            <text:p>_-$152.000.000,00 _ </text:p>
          </table:table-cell>
          <table:table-cell table:style-name="ce23" table:formula="of:=IF(OR(ISBLANK([.J142]);ISBLANK([.I142]));&quot;DESCONHECIDO&quot;;[.J142]-[.I142])" office:value-type="currency" office:currency="USD" office:value="52000000" calcext:value-type="currency">
            <text:p>_-$52.000.000,00 _ </text:p>
          </table:table-cell>
          <table:table-cell table:formula="of:=IF([.M142]=&quot;ASSISTIDO&quot;;1;0)" office:value-type="float" office:value="1" calcext:value-type="float">
            <text:p>1</text:p>
          </table:table-cell>
          <table:table-cell table:style-name="ce29" table:formula="of:=IF(ISBLANK([.F1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1" calcext:value-type="float">
            <text:p>14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2" calcext:value-type="float">
            <text:p>142</text:p>
          </table:table-cell>
          <table:table-cell office:value-type="string" calcext:value-type="string">
            <text:p>O Bicho Vai Pega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5-01-10" calcext:value-type="date">
            <text:p>10/01/25</text:p>
          </table:table-cell>
          <table:table-cell office:value-type="float" office:value="8" calcext:value-type="float">
            <text:p>8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00800000" calcext:value-type="currency">
            <text:p>_-$200.800.000,00 _ </text:p>
          </table:table-cell>
          <table:table-cell table:style-name="ce23" table:formula="of:=IF(OR(ISBLANK([.J143]);ISBLANK([.I143]));&quot;DESCONHECIDO&quot;;[.J143]-[.I143])" office:value-type="currency" office:currency="USD" office:value="115800000" calcext:value-type="currency">
            <text:p>_-$115.800.000,00 _ </text:p>
          </table:table-cell>
          <table:table-cell table:formula="of:=IF([.M143]=&quot;ASSISTIDO&quot;;1;0)" office:value-type="float" office:value="1" calcext:value-type="float">
            <text:p>1</text:p>
          </table:table-cell>
          <table:table-cell table:style-name="ce29" table:formula="of:=IF(ISBLANK([.F14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2" calcext:value-type="float">
            <text:p>14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3" calcext:value-type="float">
            <text:p>143</text:p>
          </table:table-cell>
          <table:table-cell office:value-type="string" calcext:value-type="string">
            <text:p>Sing: Quem Canta Seus Males Espan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3" calcext:value-type="date">
            <text:p>23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634151679" calcext:value-type="currency">
            <text:p>_-$634.151.679,00 _ </text:p>
          </table:table-cell>
          <table:table-cell table:style-name="ce23" table:formula="of:=IF(OR(ISBLANK([.J144]);ISBLANK([.I144]));&quot;DESCONHECIDO&quot;;[.J144]-[.I144])" office:value-type="currency" office:currency="USD" office:value="559151679" calcext:value-type="currency">
            <text:p>_-$559.151.679,00 _ </text:p>
          </table:table-cell>
          <table:table-cell table:formula="of:=IF([.M144]=&quot;ASSISTIDO&quot;;1;0)" office:value-type="float" office:value="1" calcext:value-type="float">
            <text:p>1</text:p>
          </table:table-cell>
          <table:table-cell table:style-name="ce29" table:formula="of:=IF(ISBLANK([.F1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3" calcext:value-type="float">
            <text:p>14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4" calcext:value-type="float">
            <text:p>144</text:p>
          </table:table-cell>
          <table:table-cell office:value-type="string" calcext:value-type="string">
            <text:p>Sing 2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408400000" calcext:value-type="currency">
            <text:p>_-$408.400.000,00 _ </text:p>
          </table:table-cell>
          <table:table-cell table:style-name="ce23" table:formula="of:=IF(OR(ISBLANK([.J145]);ISBLANK([.I145]));&quot;DESCONHECIDO&quot;;[.J145]-[.I145])" office:value-type="currency" office:currency="USD" office:value="323400000" calcext:value-type="currency">
            <text:p>_-$323.400.000,00 _ </text:p>
          </table:table-cell>
          <table:table-cell table:formula="of:=IF([.M145]=&quot;ASSISTIDO&quot;;1;0)" office:value-type="float" office:value="1" calcext:value-type="float">
            <text:p>1</text:p>
          </table:table-cell>
          <table:table-cell table:style-name="ce29" table:formula="of:=IF(ISBLANK([.F1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4" calcext:value-type="float">
            <text:p>14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5" calcext:value-type="float">
            <text:p>145</text:p>
          </table:table-cell>
          <table:table-cell office:value-type="string" calcext:value-type="string">
            <text:p>Meu Malvado Favorit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2" calcext:value-type="date">
            <text:p>22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69000000" calcext:value-type="currency">
            <text:p>_-$69.000.000,00 _ </text:p>
          </table:table-cell>
          <table:table-cell office:value-type="currency" office:currency="USD" office:value="543200000" calcext:value-type="currency">
            <text:p>_-$543.200.000,00 _ </text:p>
          </table:table-cell>
          <table:table-cell table:style-name="ce23" table:formula="of:=IF(OR(ISBLANK([.J146]);ISBLANK([.I146]));&quot;DESCONHECIDO&quot;;[.J146]-[.I146])" office:value-type="currency" office:currency="USD" office:value="474200000" calcext:value-type="currency">
            <text:p>_-$474.200.000,00 _ </text:p>
          </table:table-cell>
          <table:table-cell table:formula="of:=IF([.M146]=&quot;ASSISTIDO&quot;;1;0)" office:value-type="float" office:value="1" calcext:value-type="float">
            <text:p>1</text:p>
          </table:table-cell>
          <table:table-cell table:style-name="ce29" table:formula="of:=IF(ISBLANK([.F1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5" calcext:value-type="float">
            <text:p>14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6" calcext:value-type="float">
            <text:p>146</text:p>
          </table:table-cell>
          <table:table-cell office:value-type="string" calcext:value-type="string">
            <text:p>Meu Malvado Favorito 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3" calcext:value-type="date">
            <text:p>23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office:value-type="currency" office:currency="USD" office:value="970800000" calcext:value-type="currency">
            <text:p>_-$970.800.000,00 _ </text:p>
          </table:table-cell>
          <table:table-cell table:style-name="ce23" table:formula="of:=IF(OR(ISBLANK([.J147]);ISBLANK([.I147]));&quot;DESCONHECIDO&quot;;[.J147]-[.I147])" office:value-type="currency" office:currency="USD" office:value="894800000" calcext:value-type="currency">
            <text:p>_-$894.800.000,00 _ </text:p>
          </table:table-cell>
          <table:table-cell table:formula="of:=IF([.M147]=&quot;ASSISTIDO&quot;;1;0)" office:value-type="float" office:value="1" calcext:value-type="float">
            <text:p>1</text:p>
          </table:table-cell>
          <table:table-cell table:style-name="ce29" table:formula="of:=IF(ISBLANK([.F1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6" calcext:value-type="float">
            <text:p>14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7" calcext:value-type="float">
            <text:p>147</text:p>
          </table:table-cell>
          <table:table-cell office:value-type="string" calcext:value-type="string">
            <text:p>Família do Futur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69300000" calcext:value-type="currency">
            <text:p>_-$169.300.000,00 _ </text:p>
          </table:table-cell>
          <table:table-cell table:style-name="ce23" table:formula="of:=IF(OR(ISBLANK([.J148]);ISBLANK([.I148]));&quot;DESCONHECIDO&quot;;[.J148]-[.I148])" office:value-type="currency" office:currency="USD" office:value="19300000" calcext:value-type="currency">
            <text:p>_-$19.300.000,00 _ </text:p>
          </table:table-cell>
          <table:table-cell table:formula="of:=IF([.M148]=&quot;ASSISTIDO&quot;;1;0)" office:value-type="float" office:value="1" calcext:value-type="float">
            <text:p>1</text:p>
          </table:table-cell>
          <table:table-cell table:style-name="ce29" table:formula="of:=IF(ISBLANK([.F1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7" calcext:value-type="float">
            <text:p>14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8" calcext:value-type="float">
            <text:p>148</text:p>
          </table:table-cell>
          <table:table-cell office:value-type="string" calcext:value-type="string">
            <text:p>Super Mario Bros: O Fil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2" calcext:value-type="date">
            <text:p>22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46000000" calcext:value-type="currency">
            <text:p>_-$1.346.000.000,00 _ </text:p>
          </table:table-cell>
          <table:table-cell table:style-name="ce23" table:formula="of:=IF(OR(ISBLANK([.J149]);ISBLANK([.I149]));&quot;DESCONHECIDO&quot;;[.J149]-[.I149])" office:value-type="currency" office:currency="USD" office:value="1246000000" calcext:value-type="currency">
            <text:p>_-$1.246.000.000,00 _ </text:p>
          </table:table-cell>
          <table:table-cell table:formula="of:=IF([.M149]=&quot;ASSISTIDO&quot;;1;0)" office:value-type="float" office:value="1" calcext:value-type="float">
            <text:p>1</text:p>
          </table:table-cell>
          <table:table-cell table:style-name="ce29" table:formula="of:=IF(ISBLANK([.F1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8" calcext:value-type="float">
            <text:p>14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9" calcext:value-type="float">
            <text:p>149</text:p>
          </table:table-cell>
          <table:table-cell office:value-type="string" calcext:value-type="string">
            <text:p>Black Clover: A Espada do Rei Mag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nime</text:p>
          </table:table-cell>
          <table:table-cell table:style-name="ce8" office:value-type="date" office:date-value="2023-06-18" calcext:value-type="date">
            <text:p>18/6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Pierrot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50]);ISBLANK([.I150]));&quot;DESCONHECIDO&quot;;[.J150]-[.I150])" office:value-type="currency" office:currency="USD" office:value="0" calcext:value-type="currency">
            <text:p>_-$- <text:s text:c="2"/>_ </text:p>
          </table:table-cell>
          <table:table-cell table:formula="of:=IF([.M150]=&quot;ASSISTIDO&quot;;1;0)" office:value-type="float" office:value="1" calcext:value-type="float">
            <text:p>1</text:p>
          </table:table-cell>
          <table:table-cell table:style-name="ce29" table:formula="of:=IF(ISBLANK([.F1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9" calcext:value-type="float">
            <text:p>14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0" calcext:value-type="float">
            <text:p>150</text:p>
          </table:table-cell>
          <table:table-cell office:value-type="string" calcext:value-type="string">
            <text:p>Demon Slayer: Mugen Trai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Shueisha</text:p>
          </table:table-cell>
          <table:table-cell office:value-type="currency" office:currency="USD" office:value="15750000" calcext:value-type="currency">
            <text:p>_-$15.75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1]);ISBLANK([.I151]));&quot;DESCONHECIDO&quot;;[.J151]-[.I151])" office:value-type="currency" office:currency="USD" office:value="-15750000" calcext:value-type="currency">
            <text:p>_-$-15.750.000,00 </text:p>
          </table:table-cell>
          <table:table-cell table:formula="of:=IF([.M151]=&quot;ASSISTIDO&quot;;1;0)" office:value-type="float" office:value="1" calcext:value-type="float">
            <text:p>1</text:p>
          </table:table-cell>
          <table:table-cell table:style-name="ce29" table:formula="of:=IF(ISBLANK([.F1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0" calcext:value-type="float">
            <text:p>15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1" calcext:value-type="float">
            <text:p>151</text:p>
          </table:table-cell>
          <table:table-cell office:value-type="string" calcext:value-type="string">
            <text:p>Homem Aranha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01M00S" calcext:value-type="time">
            <text:p>02:0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139000000" calcext:value-type="currency">
            <text:p>_-$139.000.000,00 _ </text:p>
          </table:table-cell>
          <table:table-cell office:value-type="currency" office:currency="USD" office:value="825000000" calcext:value-type="currency">
            <text:p>_-$825.000.000,00 _ </text:p>
          </table:table-cell>
          <table:table-cell table:style-name="ce23" table:formula="of:=IF(OR(ISBLANK([.J152]);ISBLANK([.I152]));&quot;DESCONHECIDO&quot;;[.J152]-[.I152])" office:value-type="currency" office:currency="USD" office:value="686000000" calcext:value-type="currency">
            <text:p>_-$686.000.000,00 _ </text:p>
          </table:table-cell>
          <table:table-cell table:formula="of:=IF([.M152]=&quot;ASSISTIDO&quot;;1;0)" office:value-type="float" office:value="1" calcext:value-type="float">
            <text:p>1</text:p>
          </table:table-cell>
          <table:table-cell table:style-name="ce29" table:formula="of:=IF(ISBLANK([.F1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1" calcext:value-type="float">
            <text:p>15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2" calcext:value-type="float">
            <text:p>152</text:p>
          </table:table-cell>
          <table:table-cell office:value-type="string" calcext:value-type="string">
            <text:p>Homem Aranha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6-24" calcext:value-type="date">
            <text:p>24/6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2H07M00S" calcext:value-type="time">
            <text:p>02:07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89000000" calcext:value-type="currency">
            <text:p>_-$789.000.000,00 _ </text:p>
          </table:table-cell>
          <table:table-cell table:style-name="ce23" table:formula="of:=IF(OR(ISBLANK([.J153]);ISBLANK([.I153]));&quot;DESCONHECIDO&quot;;[.J153]-[.I153])" office:value-type="currency" office:currency="USD" office:value="589000000" calcext:value-type="currency">
            <text:p>_-$589.000.000,00 _ </text:p>
          </table:table-cell>
          <table:table-cell table:formula="of:=IF([.M153]=&quot;ASSISTIDO&quot;;1;0)" office:value-type="float" office:value="1" calcext:value-type="float">
            <text:p>1</text:p>
          </table:table-cell>
          <table:table-cell table:style-name="ce29" table:formula="of:=IF(ISBLANK([.F1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2" calcext:value-type="float">
            <text:p>15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3" calcext:value-type="float">
            <text:p>153</text:p>
          </table:table-cell>
          <table:table-cell office:value-type="string" calcext:value-type="string">
            <text:p>Homem Aranha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6-25" calcext:value-type="date">
            <text:p>25/6/2023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19M00S" calcext:value-type="time">
            <text:p>02:19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50000000" calcext:value-type="currency">
            <text:p>_-$250.000.000,00 _ </text:p>
          </table:table-cell>
          <table:table-cell office:value-type="currency" office:currency="USD" office:value="895000000" calcext:value-type="currency">
            <text:p>_-$895.000.000,00 _ </text:p>
          </table:table-cell>
          <table:table-cell table:style-name="ce23" table:formula="of:=IF(OR(ISBLANK([.J154]);ISBLANK([.I154]));&quot;DESCONHECIDO&quot;;[.J154]-[.I154])" office:value-type="currency" office:currency="USD" office:value="645000000" calcext:value-type="currency">
            <text:p>_-$645.000.000,00 _ </text:p>
          </table:table-cell>
          <table:table-cell table:formula="of:=IF([.M154]=&quot;ASSISTIDO&quot;;1;0)" office:value-type="float" office:value="1" calcext:value-type="float">
            <text:p>1</text:p>
          </table:table-cell>
          <table:table-cell table:style-name="ce29" table:formula="of:=IF(ISBLANK([.F1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3" calcext:value-type="float">
            <text:p>15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4" calcext:value-type="float">
            <text:p>154</text:p>
          </table:table-cell>
          <table:table-cell office:value-type="string" calcext:value-type="string">
            <text:p>Batman Begin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73700000" calcext:value-type="currency">
            <text:p>_-$373.700.000,00 _ </text:p>
          </table:table-cell>
          <table:table-cell table:style-name="ce23" table:formula="of:=IF(OR(ISBLANK([.J155]);ISBLANK([.I155]));&quot;DESCONHECIDO&quot;;[.J155]-[.I155])" office:value-type="currency" office:currency="USD" office:value="223700000" calcext:value-type="currency">
            <text:p>_-$223.700.000,00 _ </text:p>
          </table:table-cell>
          <table:table-cell table:formula="of:=IF([.M155]=&quot;ASSISTIDO&quot;;1;0)" office:value-type="float" office:value="1" calcext:value-type="float">
            <text:p>1</text:p>
          </table:table-cell>
          <table:table-cell table:style-name="ce29" table:formula="of:=IF(ISBLANK([.F1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4" calcext:value-type="float">
            <text:p>15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5" calcext:value-type="float">
            <text:p>155</text:p>
          </table:table-cell>
          <table:table-cell office:value-type="string" calcext:value-type="string">
            <text:p>Batman: O Cavaleiro das Treva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06000000" calcext:value-type="currency">
            <text:p>_-$1.006.000.000,00 _ </text:p>
          </table:table-cell>
          <table:table-cell table:style-name="ce23" table:formula="of:=IF(OR(ISBLANK([.J156]);ISBLANK([.I156]));&quot;DESCONHECIDO&quot;;[.J156]-[.I156])" office:value-type="currency" office:currency="USD" office:value="826000000" calcext:value-type="currency">
            <text:p>_-$826.000.000,00 _ </text:p>
          </table:table-cell>
          <table:table-cell table:formula="of:=IF([.M156]=&quot;ASSISTIDO&quot;;1;0)" office:value-type="float" office:value="1" calcext:value-type="float">
            <text:p>1</text:p>
          </table:table-cell>
          <table:table-cell table:style-name="ce29" table:formula="of:=IF(ISBLANK([.F1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5" calcext:value-type="float">
            <text:p>15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6" calcext:value-type="float">
            <text:p>156</text:p>
          </table:table-cell>
          <table:table-cell office:value-type="string" calcext:value-type="string">
            <text:p>Lightyea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226400000" calcext:value-type="currency">
            <text:p>_-$226.400.000,00 _ </text:p>
          </table:table-cell>
          <table:table-cell table:style-name="ce23" table:formula="of:=IF(OR(ISBLANK([.J157]);ISBLANK([.I157]));&quot;DESCONHECIDO&quot;;[.J157]-[.I157])" office:value-type="currency" office:currency="USD" office:value="26400000" calcext:value-type="currency">
            <text:p>_-$26.400.000,00 _ </text:p>
          </table:table-cell>
          <table:table-cell table:formula="of:=IF([.M157]=&quot;ASSISTIDO&quot;;1;0)" office:value-type="float" office:value="0" calcext:value-type="float">
            <text:p>0</text:p>
          </table:table-cell>
          <table:table-cell table:style-name="ce29" table:formula="of:=IF(ISBLANK([.F15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6" calcext:value-type="float">
            <text:p>15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7" calcext:value-type="float">
            <text:p>157</text:p>
          </table:table-cell>
          <table:table-cell office:value-type="string" calcext:value-type="string">
            <text:p>Toy Story 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73000000" calcext:value-type="currency">
            <text:p>_-$1.073.000.000,00 _ </text:p>
          </table:table-cell>
          <table:table-cell table:style-name="ce23" table:formula="of:=IF(OR(ISBLANK([.J158]);ISBLANK([.I158]));&quot;DESCONHECIDO&quot;;[.J158]-[.I158])" office:value-type="currency" office:currency="USD" office:value="873000000" calcext:value-type="currency">
            <text:p>_-$873.000.000,00 _ </text:p>
          </table:table-cell>
          <table:table-cell table:formula="of:=IF([.M158]=&quot;ASSISTIDO&quot;;1;0)" office:value-type="float" office:value="0" calcext:value-type="float">
            <text:p>0</text:p>
          </table:table-cell>
          <table:table-cell table:style-name="ce29" table:formula="of:=IF(ISBLANK([.F15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7" calcext:value-type="float">
            <text:p>15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8" calcext:value-type="float">
            <text:p>158</text:p>
          </table:table-cell>
          <table:table-cell office:value-type="string" calcext:value-type="string">
            <text:p>Fantasi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80000" calcext:value-type="currency">
            <text:p>_-$2.28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9]);ISBLANK([.I159]));&quot;DESCONHECIDO&quot;;[.J159]-[.I159])" office:value-type="currency" office:currency="USD" office:value="-2280000" calcext:value-type="currency">
            <text:p>_-$-2.280.000,00 </text:p>
          </table:table-cell>
          <table:table-cell table:formula="of:=IF([.M159]=&quot;ASSISTIDO&quot;;1;0)" office:value-type="float" office:value="0" calcext:value-type="float">
            <text:p>0</text:p>
          </table:table-cell>
          <table:table-cell table:style-name="ce29" table:formula="of:=IF(ISBLANK([.F15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8" calcext:value-type="float">
            <text:p>15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9" calcext:value-type="float">
            <text:p>159</text:p>
          </table:table-cell>
          <table:table-cell office:value-type="string" calcext:value-type="string">
            <text:p>Alô, Amigos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" calcext:value-type="currency">
            <text:p>_-$1.000.000,00 _ </text:p>
          </table:table-cell>
          <table:table-cell office:value-type="currency" office:currency="USD" office:value="1135000" calcext:value-type="currency">
            <text:p>_-$1.135.000,00 _ </text:p>
          </table:table-cell>
          <table:table-cell table:style-name="ce23" table:formula="of:=IF(OR(ISBLANK([.J160]);ISBLANK([.I160]));&quot;DESCONHECIDO&quot;;[.J160]-[.I160])" office:value-type="currency" office:currency="USD" office:value="135000" calcext:value-type="currency">
            <text:p>_-$135.000,00 _ </text:p>
          </table:table-cell>
          <table:table-cell table:formula="of:=IF([.M160]=&quot;ASSISTIDO&quot;;1;0)" office:value-type="float" office:value="0" calcext:value-type="float">
            <text:p>0</text:p>
          </table:table-cell>
          <table:table-cell table:style-name="ce29" table:formula="of:=IF(ISBLANK([.F16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9" calcext:value-type="float">
            <text:p>15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0" calcext:value-type="float">
            <text:p>160</text:p>
          </table:table-cell>
          <table:table-cell office:value-type="string" calcext:value-type="string">
            <text:p>Você Já Foi à Bahia?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3355000" calcext:value-type="currency">
            <text:p>_-$3.355.000,00 _ </text:p>
          </table:table-cell>
          <table:table-cell table:style-name="ce23" table:formula="of:=IF(OR(ISBLANK([.J161]);ISBLANK([.I161]));&quot;DESCONHECIDO&quot;;[.J161]-[.I161])" office:value-type="currency" office:currency="USD" office:value="3355000" calcext:value-type="currency">
            <text:p>_-$3.355.000,00 _ </text:p>
          </table:table-cell>
          <table:table-cell table:formula="of:=IF([.M161]=&quot;ASSISTIDO&quot;;1;0)" office:value-type="float" office:value="0" calcext:value-type="float">
            <text:p>0</text:p>
          </table:table-cell>
          <table:table-cell table:style-name="ce29" table:formula="of:=IF(ISBLANK([.F16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0" calcext:value-type="float">
            <text:p>16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1" calcext:value-type="float">
            <text:p>161</text:p>
          </table:table-cell>
          <table:table-cell office:value-type="string" calcext:value-type="string">
            <text:p>Música Maestro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2]);ISBLANK([.I162]));&quot;DESCONHECIDO&quot;;[.J162]-[.I162])" office:value-type="currency" office:currency="USD" office:value="1925000" calcext:value-type="currency">
            <text:p>_-$1.925.000,00 _ </text:p>
          </table:table-cell>
          <table:table-cell table:formula="of:=IF([.M162]=&quot;ASSISTIDO&quot;;1;0)" office:value-type="float" office:value="0" calcext:value-type="float">
            <text:p>0</text:p>
          </table:table-cell>
          <table:table-cell table:style-name="ce29" table:formula="of:=IF(ISBLANK([.F16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1" calcext:value-type="float">
            <text:p>16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2" calcext:value-type="float">
            <text:p>162</text:p>
          </table:table-cell>
          <table:table-cell office:value-type="string" calcext:value-type="string">
            <text:p>Como É Bom se Divertir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63]);ISBLANK([.I163]));&quot;DESCONHECIDO&quot;;[.J163]-[.I163])" office:value-type="currency" office:currency="USD" office:value="0" calcext:value-type="currency">
            <text:p>_-$- <text:s text:c="2"/>_ </text:p>
          </table:table-cell>
          <table:table-cell table:formula="of:=IF([.M163]=&quot;ASSISTIDO&quot;;1;0)" office:value-type="float" office:value="0" calcext:value-type="float">
            <text:p>0</text:p>
          </table:table-cell>
          <table:table-cell table:style-name="ce29" table:formula="of:=IF(ISBLANK([.F16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2" calcext:value-type="float">
            <text:p>16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3" calcext:value-type="float">
            <text:p>163</text:p>
          </table:table-cell>
          <table:table-cell office:value-type="string" calcext:value-type="string">
            <text:p>Tempo de Melodia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4]);ISBLANK([.I164]));&quot;DESCONHECIDO&quot;;[.J164]-[.I164])" office:value-type="currency" office:currency="USD" office:value="1925000" calcext:value-type="currency">
            <text:p>_-$1.925.000,00 _ </text:p>
          </table:table-cell>
          <table:table-cell table:formula="of:=IF([.M164]=&quot;ASSISTIDO&quot;;1;0)" office:value-type="float" office:value="0" calcext:value-type="float">
            <text:p>0</text:p>
          </table:table-cell>
          <table:table-cell table:style-name="ce29" table:formula="of:=IF(ISBLANK([.F16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3" calcext:value-type="float">
            <text:p>16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4" calcext:value-type="float">
            <text:p>164</text:p>
          </table:table-cell>
          <table:table-cell office:value-type="string" calcext:value-type="string">
            <text:p>As Aventuras de Ichabod E Sr.Sapo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4-01-14" calcext:value-type="date">
            <text:p>14/1/20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25000" calcext:value-type="currency">
            <text:p>_-$1.625.000,00 _ </text:p>
          </table:table-cell>
          <table:table-cell office:value-type="currency" office:currency="USD" office:value="1200000" calcext:value-type="currency">
            <text:p>_-$1.200.000,00 _ </text:p>
          </table:table-cell>
          <table:table-cell table:style-name="ce23" table:formula="of:=IF(OR(ISBLANK([.J165]);ISBLANK([.I165]));&quot;DESCONHECIDO&quot;;[.J165]-[.I165])" office:value-type="currency" office:currency="USD" office:value="-425000" calcext:value-type="currency">
            <text:p>_-$-425.000,00 </text:p>
          </table:table-cell>
          <table:table-cell table:formula="of:=IF([.M165]=&quot;ASSISTIDO&quot;;1;0)" office:value-type="float" office:value="1" calcext:value-type="float">
            <text:p>1</text:p>
          </table:table-cell>
          <table:table-cell table:style-name="ce29" table:formula="of:=IF(ISBLANK([.F16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4" calcext:value-type="float">
            <text:p>16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5" calcext:value-type="float">
            <text:p>165</text:p>
          </table:table-cell>
          <table:table-cell office:value-type="string" calcext:value-type="string">
            <text:p>Alice No País Das Maravlihas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66]);ISBLANK([.I166]));&quot;DESCONHECIDO&quot;;[.J166]-[.I166])" office:value-type="currency" office:currency="USD" office:value="825000000" calcext:value-type="currency">
            <text:p>_-$825.000.000,00 _ </text:p>
          </table:table-cell>
          <table:table-cell table:formula="of:=IF([.M166]=&quot;ASSISTIDO&quot;;1;0)" office:value-type="float" office:value="0" calcext:value-type="float">
            <text:p>0</text:p>
          </table:table-cell>
          <table:table-cell table:style-name="ce29" table:formula="of:=IF(ISBLANK([.F16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5" calcext:value-type="float">
            <text:p>16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6" calcext:value-type="float">
            <text:p>166</text:p>
          </table:table-cell>
          <table:table-cell office:value-type="string" calcext:value-type="string">
            <text:p>Robin Hood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86500000" calcext:value-type="currency">
            <text:p>_-$86.500.000,00 _ </text:p>
          </table:table-cell>
          <table:table-cell table:style-name="ce23" table:formula="of:=IF(OR(ISBLANK([.J167]);ISBLANK([.I167]));&quot;DESCONHECIDO&quot;;[.J167]-[.I167])" office:value-type="currency" office:currency="USD" office:value="-13500000" calcext:value-type="currency">
            <text:p>_-$-13.500.000,00 </text:p>
          </table:table-cell>
          <table:table-cell table:formula="of:=IF([.M167]=&quot;ASSISTIDO&quot;;1;0)" office:value-type="float" office:value="0" calcext:value-type="float">
            <text:p>0</text:p>
          </table:table-cell>
          <table:table-cell table:style-name="ce29" table:formula="of:=IF(ISBLANK([.F16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6" calcext:value-type="float">
            <text:p>16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7" calcext:value-type="float">
            <text:p>167</text:p>
          </table:table-cell>
          <table:table-cell office:value-type="string" calcext:value-type="string">
            <text:p>As Muitas Aventuras Do Ursinho Pooh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" calcext:value-type="currency">
            <text:p>_-$100.000,00 _ </text:p>
          </table:table-cell>
          <table:table-cell office:value-type="currency" office:currency="USD" office:value="4000000" calcext:value-type="currency">
            <text:p>_-$4.000.000,00 _ </text:p>
          </table:table-cell>
          <table:table-cell table:style-name="ce23" table:formula="of:=IF(OR(ISBLANK([.J168]);ISBLANK([.I168]));&quot;DESCONHECIDO&quot;;[.J168]-[.I168])" office:value-type="currency" office:currency="USD" office:value="3900000" calcext:value-type="currency">
            <text:p>_-$3.900.000,00 _ </text:p>
          </table:table-cell>
          <table:table-cell table:formula="of:=IF([.M168]=&quot;ASSISTIDO&quot;;1;0)" office:value-type="float" office:value="0" calcext:value-type="float">
            <text:p>0</text:p>
          </table:table-cell>
          <table:table-cell table:style-name="ce29" table:formula="of:=IF(ISBLANK([.F16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7" calcext:value-type="float">
            <text:p>16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8" calcext:value-type="float">
            <text:p>168</text:p>
          </table:table-cell>
          <table:table-cell office:value-type="string" calcext:value-type="string">
            <text:p>Oliver e Sua Turm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1000000" calcext:value-type="currency">
            <text:p>_-$31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69]);ISBLANK([.I169]));&quot;DESCONHECIDO&quot;;[.J169]-[.I169])" office:value-type="currency" office:currency="USD" office:value="-31000000" calcext:value-type="currency">
            <text:p>_-$-31.000.000,00 </text:p>
          </table:table-cell>
          <table:table-cell table:formula="of:=IF([.M169]=&quot;ASSISTIDO&quot;;1;0)" office:value-type="float" office:value="0" calcext:value-type="float">
            <text:p>0</text:p>
          </table:table-cell>
          <table:table-cell table:style-name="ce29" table:formula="of:=IF(ISBLANK([.F16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8" calcext:value-type="float">
            <text:p>16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9" calcext:value-type="float">
            <text:p>169</text:p>
          </table:table-cell>
          <table:table-cell office:value-type="string" calcext:value-type="string">
            <text:p>Bernardo e Bianca Na Terra dos Canguru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29" calcext:value-type="date">
            <text:p>29/7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7400000" calcext:value-type="currency">
            <text:p>_-$47.400.000,00 _ </text:p>
          </table:table-cell>
          <table:table-cell office:value-type="currency" office:currency="USD" office:value="37930000" calcext:value-type="currency">
            <text:p>_-$37.930.000,00 _ </text:p>
          </table:table-cell>
          <table:table-cell table:style-name="ce23" table:formula="of:=IF(OR(ISBLANK([.J170]);ISBLANK([.I170]));&quot;DESCONHECIDO&quot;;[.J170]-[.I170])" office:value-type="currency" office:currency="USD" office:value="-9470000" calcext:value-type="currency">
            <text:p>_-$-9.470.000,00 </text:p>
          </table:table-cell>
          <table:table-cell table:formula="of:=IF([.M170]=&quot;ASSISTIDO&quot;;1;0)" office:value-type="float" office:value="1" calcext:value-type="float">
            <text:p>1</text:p>
          </table:table-cell>
          <table:table-cell table:style-name="ce29" table:formula="of:=IF(ISBLANK([.F17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9" calcext:value-type="float">
            <text:p>16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0" calcext:value-type="float">
            <text:p>170</text:p>
          </table:table-cell>
          <table:table-cell office:value-type="string" calcext:value-type="string">
            <text:p>Fantasia 200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90900000" calcext:value-type="currency">
            <text:p>_-$90.900.000,00 _ </text:p>
          </table:table-cell>
          <table:table-cell table:style-name="ce23" table:formula="of:=IF(OR(ISBLANK([.J171]);ISBLANK([.I171]));&quot;DESCONHECIDO&quot;;[.J171]-[.I171])" office:value-type="currency" office:currency="USD" office:value="10900000" calcext:value-type="currency">
            <text:p>_-$10.900.000,00 _ </text:p>
          </table:table-cell>
          <table:table-cell table:formula="of:=IF([.M171]=&quot;ASSISTIDO&quot;;1;0)" office:value-type="float" office:value="0" calcext:value-type="float">
            <text:p>0</text:p>
          </table:table-cell>
          <table:table-cell table:style-name="ce29" table:formula="of:=IF(ISBLANK([.F17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0" calcext:value-type="float">
            <text:p>17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1" calcext:value-type="float">
            <text:p>171</text:p>
          </table:table-cell>
          <table:table-cell office:value-type="string" calcext:value-type="string">
            <text:p>Dinossa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7500000" calcext:value-type="currency">
            <text:p>_-$127.500.000,00 _ </text:p>
          </table:table-cell>
          <table:table-cell office:value-type="currency" office:currency="USD" office:value="349800000" calcext:value-type="currency">
            <text:p>_-$349.800.000,00 _ </text:p>
          </table:table-cell>
          <table:table-cell table:style-name="ce23" table:formula="of:=IF(OR(ISBLANK([.J172]);ISBLANK([.I172]));&quot;DESCONHECIDO&quot;;[.J172]-[.I172])" office:value-type="currency" office:currency="USD" office:value="222300000" calcext:value-type="currency">
            <text:p>_-$222.300.000,00 _ </text:p>
          </table:table-cell>
          <table:table-cell table:formula="of:=IF([.M172]=&quot;ASSISTIDO&quot;;1;0)" office:value-type="float" office:value="0" calcext:value-type="float">
            <text:p>0</text:p>
          </table:table-cell>
          <table:table-cell table:style-name="ce29" table:formula="of:=IF(ISBLANK([.F17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1" calcext:value-type="float">
            <text:p>17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2" calcext:value-type="float">
            <text:p>172</text:p>
          </table:table-cell>
          <table:table-cell office:value-type="string" calcext:value-type="string">
            <text:p>O Galinho Chicken Littl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4400000" calcext:value-type="currency">
            <text:p>_-$314.400.000,00 _ </text:p>
          </table:table-cell>
          <table:table-cell table:style-name="ce23" table:formula="of:=IF(OR(ISBLANK([.J173]);ISBLANK([.I173]));&quot;DESCONHECIDO&quot;;[.J173]-[.I173])" office:value-type="currency" office:currency="USD" office:value="164400000" calcext:value-type="currency">
            <text:p>_-$164.400.000,00 _ </text:p>
          </table:table-cell>
          <table:table-cell table:formula="of:=IF([.M173]=&quot;ASSISTIDO&quot;;1;0)" office:value-type="float" office:value="0" calcext:value-type="float">
            <text:p>0</text:p>
          </table:table-cell>
          <table:table-cell table:style-name="ce29" table:formula="of:=IF(ISBLANK([.F17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2" calcext:value-type="float">
            <text:p>17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3" calcext:value-type="float">
            <text:p>173</text:p>
          </table:table-cell>
          <table:table-cell office:value-type="string" calcext:value-type="string">
            <text:p>Bolt: O Supercã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0000000" calcext:value-type="currency">
            <text:p>_-$310.000.000,00 _ </text:p>
          </table:table-cell>
          <table:table-cell table:style-name="ce23" table:formula="of:=IF(OR(ISBLANK([.J174]);ISBLANK([.I174]));&quot;DESCONHECIDO&quot;;[.J174]-[.I174])" office:value-type="currency" office:currency="USD" office:value="160000000" calcext:value-type="currency">
            <text:p>_-$160.000.000,00 _ </text:p>
          </table:table-cell>
          <table:table-cell table:formula="of:=IF([.M174]=&quot;ASSISTIDO&quot;;1;0)" office:value-type="float" office:value="0" calcext:value-type="float">
            <text:p>0</text:p>
          </table:table-cell>
          <table:table-cell table:style-name="ce29" table:formula="of:=IF(ISBLANK([.F17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3" calcext:value-type="float">
            <text:p>17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4" calcext:value-type="float">
            <text:p>174</text:p>
          </table:table-cell>
          <table:table-cell office:value-type="string" calcext:value-type="string">
            <text:p>O Ursinho Poo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50100000" calcext:value-type="currency">
            <text:p>_-$50.100.000,00 _ </text:p>
          </table:table-cell>
          <table:table-cell table:style-name="ce23" table:formula="of:=IF(OR(ISBLANK([.J175]);ISBLANK([.I175]));&quot;DESCONHECIDO&quot;;[.J175]-[.I175])" office:value-type="currency" office:currency="USD" office:value="20100000" calcext:value-type="currency">
            <text:p>_-$20.100.000,00 _ </text:p>
          </table:table-cell>
          <table:table-cell table:formula="of:=IF([.M175]=&quot;ASSISTIDO&quot;;1;0)" office:value-type="float" office:value="0" calcext:value-type="float">
            <text:p>0</text:p>
          </table:table-cell>
          <table:table-cell table:style-name="ce29" table:formula="of:=IF(ISBLANK([.F17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4" calcext:value-type="float">
            <text:p>17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5" calcext:value-type="float">
            <text:p>175</text:p>
          </table:table-cell>
          <table:table-cell office:value-type="string" calcext:value-type="string">
            <text:p>Raya e O Último Dragã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0400000" calcext:value-type="currency">
            <text:p>_-$130.400.000,00 _ </text:p>
          </table:table-cell>
          <table:table-cell table:style-name="ce23" table:formula="of:=IF(OR(ISBLANK([.J176]);ISBLANK([.I176]));&quot;DESCONHECIDO&quot;;[.J176]-[.I176])" office:value-type="currency" office:currency="USD" office:value="30400000" calcext:value-type="currency">
            <text:p>_-$30.400.000,00 _ </text:p>
          </table:table-cell>
          <table:table-cell table:formula="of:=IF([.M176]=&quot;ASSISTIDO&quot;;1;0)" office:value-type="float" office:value="0" calcext:value-type="float">
            <text:p>0</text:p>
          </table:table-cell>
          <table:table-cell table:style-name="ce29" table:formula="of:=IF(ISBLANK([.F17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5" calcext:value-type="float">
            <text:p>17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6" calcext:value-type="float">
            <text:p>176</text:p>
          </table:table-cell>
          <table:table-cell office:value-type="string" calcext:value-type="string">
            <text:p>FormiguinhaZ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171800000" calcext:value-type="currency">
            <text:p>_-$171.800.000,00 _ </text:p>
          </table:table-cell>
          <table:table-cell table:style-name="ce23" table:formula="of:=IF(OR(ISBLANK([.J177]);ISBLANK([.I177]));&quot;DESCONHECIDO&quot;;[.J177]-[.I177])" office:value-type="currency" office:currency="USD" office:value="66800000" calcext:value-type="currency">
            <text:p>_-$66.800.000,00 _ </text:p>
          </table:table-cell>
          <table:table-cell table:formula="of:=IF([.M177]=&quot;ASSISTIDO&quot;;1;0)" office:value-type="float" office:value="0" calcext:value-type="float">
            <text:p>0</text:p>
          </table:table-cell>
          <table:table-cell table:style-name="ce29" table:formula="of:=IF(ISBLANK([.F17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6" calcext:value-type="float">
            <text:p>17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7" calcext:value-type="float">
            <text:p>177</text:p>
          </table:table-cell>
          <table:table-cell office:value-type="string" calcext:value-type="string">
            <text:p>O Espanta Tubarõe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74600000" calcext:value-type="currency">
            <text:p>_-$374.600.000,00 _ </text:p>
          </table:table-cell>
          <table:table-cell table:style-name="ce23" table:formula="of:=IF(OR(ISBLANK([.J178]);ISBLANK([.I178]));&quot;DESCONHECIDO&quot;;[.J178]-[.I178])" office:value-type="currency" office:currency="USD" office:value="299600000" calcext:value-type="currency">
            <text:p>_-$299.600.000,00 _ </text:p>
          </table:table-cell>
          <table:table-cell table:formula="of:=IF([.M178]=&quot;ASSISTIDO&quot;;1;0)" office:value-type="float" office:value="0" calcext:value-type="float">
            <text:p>0</text:p>
          </table:table-cell>
          <table:table-cell table:style-name="ce29" table:formula="of:=IF(ISBLANK([.F17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7" calcext:value-type="float">
            <text:p>17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8" calcext:value-type="float">
            <text:p>178</text:p>
          </table:table-cell>
          <table:table-cell office:value-type="string" calcext:value-type="string">
            <text:p>Wallace &amp; Gromit: A Batalha dos vegetai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op-Motion</text:p>
          </table:table-cell>
          <table:table-cell table:style-name="ce8"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192600000" calcext:value-type="currency">
            <text:p>_-$192.600.000,00 _ </text:p>
          </table:table-cell>
          <table:table-cell table:style-name="ce23" table:formula="of:=IF(OR(ISBLANK([.J179]);ISBLANK([.I179]));&quot;DESCONHECIDO&quot;;[.J179]-[.I179])" office:value-type="currency" office:currency="USD" office:value="162600000" calcext:value-type="currency">
            <text:p>_-$162.600.000,00 _ </text:p>
          </table:table-cell>
          <table:table-cell table:formula="of:=IF([.M179]=&quot;ASSISTIDO&quot;;1;0)" office:value-type="float" office:value="1" calcext:value-type="float">
            <text:p>1</text:p>
          </table:table-cell>
          <table:table-cell table:style-name="ce29" table:formula="of:=IF(ISBLANK([.F17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8" calcext:value-type="float">
            <text:p>17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9" calcext:value-type="float">
            <text:p>179</text:p>
          </table:table-cell>
          <table:table-cell office:value-type="string" calcext:value-type="string">
            <text:p>Os Sem Flores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336002996" calcext:value-type="currency">
            <text:p>_-$336.002.996,00 _ </text:p>
          </table:table-cell>
          <table:table-cell table:style-name="ce23" table:formula="of:=IF(OR(ISBLANK([.J180]);ISBLANK([.I180]));&quot;DESCONHECIDO&quot;;[.J180]-[.I180])" office:value-type="currency" office:currency="USD" office:value="256002996" calcext:value-type="currency">
            <text:p>_-$256.002.996,00 _ </text:p>
          </table:table-cell>
          <table:table-cell table:formula="of:=IF([.M180]=&quot;ASSISTIDO&quot;;1;0)" office:value-type="float" office:value="0" calcext:value-type="float">
            <text:p>0</text:p>
          </table:table-cell>
          <table:table-cell table:style-name="ce29" table:formula="of:=IF(ISBLANK([.F18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9" calcext:value-type="float">
            <text:p>17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0" calcext:value-type="float">
            <text:p>180</text:p>
          </table:table-cell>
          <table:table-cell office:value-type="string" calcext:value-type="string">
            <text:p>Por Água Abaix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9000000" calcext:value-type="currency">
            <text:p>_-$149.000.000,00 _ </text:p>
          </table:table-cell>
          <table:table-cell office:value-type="currency" office:currency="USD" office:value="178000000" calcext:value-type="currency">
            <text:p>_-$178.000.000,00 _ </text:p>
          </table:table-cell>
          <table:table-cell table:style-name="ce23" table:formula="of:=IF(OR(ISBLANK([.J181]);ISBLANK([.I181]));&quot;DESCONHECIDO&quot;;[.J181]-[.I181])" office:value-type="currency" office:currency="USD" office:value="29000000" calcext:value-type="currency">
            <text:p>_-$29.000.000,00 _ </text:p>
          </table:table-cell>
          <table:table-cell table:formula="of:=IF([.M181]=&quot;ASSISTIDO&quot;;1;0)" office:value-type="float" office:value="0" calcext:value-type="float">
            <text:p>0</text:p>
          </table:table-cell>
          <table:table-cell table:style-name="ce29" table:formula="of:=IF(ISBLANK([.F18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0" calcext:value-type="float">
            <text:p>18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1" calcext:value-type="float">
            <text:p>181</text:p>
          </table:table-cell>
          <table:table-cell office:value-type="string" calcext:value-type="string">
            <text:p>Bee Movie: A História de uma Abel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93500000" calcext:value-type="currency">
            <text:p>_-$293.500.000,00 _ </text:p>
          </table:table-cell>
          <table:table-cell table:style-name="ce23" table:formula="of:=IF(OR(ISBLANK([.J182]);ISBLANK([.I182]));&quot;DESCONHECIDO&quot;;[.J182]-[.I182])" office:value-type="currency" office:currency="USD" office:value="143500000" calcext:value-type="currency">
            <text:p>_-$143.500.000,00 _ </text:p>
          </table:table-cell>
          <table:table-cell table:formula="of:=IF([.M182]=&quot;ASSISTIDO&quot;;1;0)" office:value-type="float" office:value="0" calcext:value-type="float">
            <text:p>0</text:p>
          </table:table-cell>
          <table:table-cell table:style-name="ce29" table:formula="of:=IF(ISBLANK([.F18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1" calcext:value-type="float">
            <text:p>18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2" calcext:value-type="float">
            <text:p>182</text:p>
          </table:table-cell>
          <table:table-cell office:value-type="string" calcext:value-type="string">
            <text:p>Madagascar 2: A Grande Escapad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7-29" calcext:value-type="date">
            <text:p>29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03900000" calcext:value-type="currency">
            <text:p>_-$603.900.000,00 _ </text:p>
          </table:table-cell>
          <table:table-cell table:style-name="ce23" table:formula="of:=IF(OR(ISBLANK([.J183]);ISBLANK([.I183]));&quot;DESCONHECIDO&quot;;[.J183]-[.I183])" office:value-type="currency" office:currency="USD" office:value="453900000" calcext:value-type="currency">
            <text:p>_-$453.900.000,00 _ </text:p>
          </table:table-cell>
          <table:table-cell table:formula="of:=IF([.M183]=&quot;ASSISTIDO&quot;;1;0)" office:value-type="float" office:value="1" calcext:value-type="float">
            <text:p>1</text:p>
          </table:table-cell>
          <table:table-cell table:style-name="ce29" table:formula="of:=IF(ISBLANK([.F18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2" calcext:value-type="float">
            <text:p>18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3" calcext:value-type="float">
            <text:p>183</text:p>
          </table:table-cell>
          <table:table-cell office:value-type="string" calcext:value-type="string">
            <text:p>Monstros Vs Alien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1700000" calcext:value-type="currency">
            <text:p>_-$381.700.000,00 _ </text:p>
          </table:table-cell>
          <table:table-cell table:style-name="ce23" table:formula="of:=IF(OR(ISBLANK([.J184]);ISBLANK([.I184]));&quot;DESCONHECIDO&quot;;[.J184]-[.I184])" office:value-type="currency" office:currency="USD" office:value="206700000" calcext:value-type="currency">
            <text:p>_-$206.700.000,00 _ </text:p>
          </table:table-cell>
          <table:table-cell table:formula="of:=IF([.M184]=&quot;ASSISTIDO&quot;;1;0)" office:value-type="float" office:value="0" calcext:value-type="float">
            <text:p>0</text:p>
          </table:table-cell>
          <table:table-cell table:style-name="ce29" table:formula="of:=IF(ISBLANK([.F18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3" calcext:value-type="float">
            <text:p>18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4" calcext:value-type="float">
            <text:p>184</text:p>
          </table:table-cell>
          <table:table-cell office:value-type="string" calcext:value-type="string">
            <text:p>Shrek Para Semp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756200000" calcext:value-type="currency">
            <text:p>_-$756.200.000,00 _ </text:p>
          </table:table-cell>
          <table:table-cell table:style-name="ce23" table:formula="of:=IF(OR(ISBLANK([.J185]);ISBLANK([.I185]));&quot;DESCONHECIDO&quot;;[.J185]-[.I185])" office:value-type="currency" office:currency="USD" office:value="621200000" calcext:value-type="currency">
            <text:p>_-$621.200.000,00 _ </text:p>
          </table:table-cell>
          <table:table-cell table:formula="of:=IF([.M185]=&quot;ASSISTIDO&quot;;1;0)" office:value-type="float" office:value="0" calcext:value-type="float">
            <text:p>0</text:p>
          </table:table-cell>
          <table:table-cell table:style-name="ce29" table:formula="of:=IF(ISBLANK([.F18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4" calcext:value-type="float">
            <text:p>18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5" calcext:value-type="float">
            <text:p>185</text:p>
          </table:table-cell>
          <table:table-cell office:value-type="string" calcext:value-type="string">
            <text:p>Megament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321900000" calcext:value-type="currency">
            <text:p>_-$321.900.000,00 _ </text:p>
          </table:table-cell>
          <table:table-cell table:style-name="ce23" table:formula="of:=IF(OR(ISBLANK([.J186]);ISBLANK([.I186]));&quot;DESCONHECIDO&quot;;[.J186]-[.I186])" office:value-type="currency" office:currency="USD" office:value="191900000" calcext:value-type="currency">
            <text:p>_-$191.900.000,00 _ </text:p>
          </table:table-cell>
          <table:table-cell table:formula="of:=IF([.M186]=&quot;ASSISTIDO&quot;;1;0)" office:value-type="float" office:value="0" calcext:value-type="float">
            <text:p>0</text:p>
          </table:table-cell>
          <table:table-cell table:style-name="ce29" table:formula="of:=IF(ISBLANK([.F18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5" calcext:value-type="float">
            <text:p>18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6" calcext:value-type="float">
            <text:p>186</text:p>
          </table:table-cell>
          <table:table-cell office:value-type="string" calcext:value-type="string">
            <text:p>Madagascar 3: Os Procurad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7-30" calcext:value-type="date">
            <text:p>30/7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746000000" calcext:value-type="currency">
            <text:p>_-$746.000.000,00 _ </text:p>
          </table:table-cell>
          <table:table-cell table:style-name="ce23" table:formula="of:=IF(OR(ISBLANK([.J187]);ISBLANK([.I187]));&quot;DESCONHECIDO&quot;;[.J187]-[.I187])" office:value-type="currency" office:currency="USD" office:value="601000000" calcext:value-type="currency">
            <text:p>_-$601.000.000,00 _ </text:p>
          </table:table-cell>
          <table:table-cell table:formula="of:=IF([.M187]=&quot;ASSISTIDO&quot;;1;0)" office:value-type="float" office:value="1" calcext:value-type="float">
            <text:p>1</text:p>
          </table:table-cell>
          <table:table-cell table:style-name="ce29" table:formula="of:=IF(ISBLANK([.F18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6" calcext:value-type="float">
            <text:p>18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7" calcext:value-type="float">
            <text:p>187</text:p>
          </table:table-cell>
          <table:table-cell office:value-type="string" calcext:value-type="string">
            <text:p>Turb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7000000" calcext:value-type="currency">
            <text:p>_-$127.000.000,00 _ </text:p>
          </table:table-cell>
          <table:table-cell office:value-type="currency" office:currency="USD" office:value="282600000" calcext:value-type="currency">
            <text:p>_-$282.600.000,00 _ </text:p>
          </table:table-cell>
          <table:table-cell table:style-name="ce23" table:formula="of:=IF(OR(ISBLANK([.J188]);ISBLANK([.I188]));&quot;DESCONHECIDO&quot;;[.J188]-[.I188])" office:value-type="currency" office:currency="USD" office:value="155600000" calcext:value-type="currency">
            <text:p>_-$155.600.000,00 _ </text:p>
          </table:table-cell>
          <table:table-cell table:formula="of:=IF([.M188]=&quot;ASSISTIDO&quot;;1;0)" office:value-type="float" office:value="0" calcext:value-type="float">
            <text:p>0</text:p>
          </table:table-cell>
          <table:table-cell table:style-name="ce29" table:formula="of:=IF(ISBLANK([.F18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7" calcext:value-type="float">
            <text:p>18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8" calcext:value-type="float">
            <text:p>188</text:p>
          </table:table-cell>
          <table:table-cell office:value-type="string" calcext:value-type="string">
            <text:p>As Aventuras de Peabody &amp; Sher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260800000" calcext:value-type="currency">
            <text:p>_-$260.800.000,00 _ </text:p>
          </table:table-cell>
          <table:table-cell table:style-name="ce23" table:formula="of:=IF(OR(ISBLANK([.J189]);ISBLANK([.I189]));&quot;DESCONHECIDO&quot;;[.J189]-[.I189])" office:value-type="currency" office:currency="USD" office:value="115800000" calcext:value-type="currency">
            <text:p>_-$115.800.000,00 _ </text:p>
          </table:table-cell>
          <table:table-cell table:formula="of:=IF([.M189]=&quot;ASSISTIDO&quot;;1;0)" office:value-type="float" office:value="0" calcext:value-type="float">
            <text:p>0</text:p>
          </table:table-cell>
          <table:table-cell table:style-name="ce29" table:formula="of:=IF(ISBLANK([.F18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8" calcext:value-type="float">
            <text:p>18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9" calcext:value-type="float">
            <text:p>189</text:p>
          </table:table-cell>
          <table:table-cell office:value-type="string" calcext:value-type="string">
            <text:p>Os Pinguins de Madagasca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2000000" calcext:value-type="currency">
            <text:p>_-$132.000.000,00 _ </text:p>
          </table:table-cell>
          <table:table-cell office:value-type="currency" office:currency="USD" office:value="373500000" calcext:value-type="currency">
            <text:p>_-$373.500.000,00 _ </text:p>
          </table:table-cell>
          <table:table-cell table:style-name="ce23" table:formula="of:=IF(OR(ISBLANK([.J190]);ISBLANK([.I190]));&quot;DESCONHECIDO&quot;;[.J190]-[.I190])" office:value-type="currency" office:currency="USD" office:value="241500000" calcext:value-type="currency">
            <text:p>_-$241.500.000,00 _ </text:p>
          </table:table-cell>
          <table:table-cell table:formula="of:=IF([.M190]=&quot;ASSISTIDO&quot;;1;0)" office:value-type="float" office:value="0" calcext:value-type="float">
            <text:p>0</text:p>
          </table:table-cell>
          <table:table-cell table:style-name="ce29" table:formula="of:=IF(ISBLANK([.F19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9" calcext:value-type="float">
            <text:p>18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0" calcext:value-type="float">
            <text:p>190</text:p>
          </table:table-cell>
          <table:table-cell office:value-type="string" calcext:value-type="string">
            <text:p>Cada um na sua cas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386000000" calcext:value-type="currency">
            <text:p>_-$386.000.000,00 _ </text:p>
          </table:table-cell>
          <table:table-cell table:style-name="ce23" table:formula="of:=IF(OR(ISBLANK([.J191]);ISBLANK([.I191]));&quot;DESCONHECIDO&quot;;[.J191]-[.I191])" office:value-type="currency" office:currency="USD" office:value="251000000" calcext:value-type="currency">
            <text:p>_-$251.000.000,00 _ </text:p>
          </table:table-cell>
          <table:table-cell table:formula="of:=IF([.M191]=&quot;ASSISTIDO&quot;;1;0)" office:value-type="float" office:value="0" calcext:value-type="float">
            <text:p>0</text:p>
          </table:table-cell>
          <table:table-cell table:style-name="ce29" table:formula="of:=IF(ISBLANK([.F19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0" calcext:value-type="float">
            <text:p>19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1" calcext:value-type="float">
            <text:p>191</text:p>
          </table:table-cell>
          <table:table-cell office:value-type="string" calcext:value-type="string">
            <text:p>Troll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5000000" calcext:value-type="currency">
            <text:p>_-$125.000.000,00 _ </text:p>
          </table:table-cell>
          <table:table-cell office:value-type="currency" office:currency="USD" office:value="347182886" calcext:value-type="currency">
            <text:p>_-$347.182.886,00 _ </text:p>
          </table:table-cell>
          <table:table-cell table:style-name="ce23" table:formula="of:=IF(OR(ISBLANK([.J192]);ISBLANK([.I192]));&quot;DESCONHECIDO&quot;;[.J192]-[.I192])" office:value-type="currency" office:currency="USD" office:value="222182886" calcext:value-type="currency">
            <text:p>_-$222.182.886,00 _ </text:p>
          </table:table-cell>
          <table:table-cell table:formula="of:=IF([.M192]=&quot;ASSISTIDO&quot;;1;0)" office:value-type="float" office:value="0" calcext:value-type="float">
            <text:p>0</text:p>
          </table:table-cell>
          <table:table-cell table:style-name="ce29" table:formula="of:=IF(ISBLANK([.F19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1" calcext:value-type="float">
            <text:p>19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2" calcext:value-type="float">
            <text:p>192</text:p>
          </table:table-cell>
          <table:table-cell office:value-type="string" calcext:value-type="string">
            <text:p>O Poderoso Chefinh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528000000" calcext:value-type="currency">
            <text:p>_-$528.000.000,00 _ </text:p>
          </table:table-cell>
          <table:table-cell table:style-name="ce23" table:formula="of:=IF(OR(ISBLANK([.J193]);ISBLANK([.I193]));&quot;DESCONHECIDO&quot;;[.J193]-[.I193])" office:value-type="currency" office:currency="USD" office:value="418000000" calcext:value-type="currency">
            <text:p>_-$418.000.000,00 _ </text:p>
          </table:table-cell>
          <table:table-cell table:formula="of:=IF([.M193]=&quot;ASSISTIDO&quot;;1;0)" office:value-type="float" office:value="0" calcext:value-type="float">
            <text:p>0</text:p>
          </table:table-cell>
          <table:table-cell table:style-name="ce29" table:formula="of:=IF(ISBLANK([.F19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2" calcext:value-type="float">
            <text:p>19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3" calcext:value-type="float">
            <text:p>193</text:p>
          </table:table-cell>
          <table:table-cell office:value-type="string" calcext:value-type="string">
            <text:p>As Aventuras do Capitão Cuec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8000000" calcext:value-type="currency">
            <text:p>_-$38.000.000,00 _ </text:p>
          </table:table-cell>
          <table:table-cell office:value-type="currency" office:currency="USD" office:value="125400000" calcext:value-type="currency">
            <text:p>_-$125.400.000,00 _ </text:p>
          </table:table-cell>
          <table:table-cell table:style-name="ce23" table:formula="of:=IF(OR(ISBLANK([.J194]);ISBLANK([.I194]));&quot;DESCONHECIDO&quot;;[.J194]-[.I194])" office:value-type="currency" office:currency="USD" office:value="87400000" calcext:value-type="currency">
            <text:p>_-$87.400.000,00 _ </text:p>
          </table:table-cell>
          <table:table-cell table:formula="of:=IF([.M194]=&quot;ASSISTIDO&quot;;1;0)" office:value-type="float" office:value="0" calcext:value-type="float">
            <text:p>0</text:p>
          </table:table-cell>
          <table:table-cell table:style-name="ce29" table:formula="of:=IF(ISBLANK([.F19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3" calcext:value-type="float">
            <text:p>19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4" calcext:value-type="float">
            <text:p>194</text:p>
          </table:table-cell>
          <table:table-cell office:value-type="string" calcext:value-type="string">
            <text:p>Abomináv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88700000" calcext:value-type="currency">
            <text:p>_-$188.700.000,00 _ </text:p>
          </table:table-cell>
          <table:table-cell table:style-name="ce23" table:formula="of:=IF(OR(ISBLANK([.J195]);ISBLANK([.I195]));&quot;DESCONHECIDO&quot;;[.J195]-[.I195])" office:value-type="currency" office:currency="USD" office:value="113700000" calcext:value-type="currency">
            <text:p>_-$113.700.000,00 _ </text:p>
          </table:table-cell>
          <table:table-cell table:formula="of:=IF([.M195]=&quot;ASSISTIDO&quot;;1;0)" office:value-type="float" office:value="0" calcext:value-type="float">
            <text:p>0</text:p>
          </table:table-cell>
          <table:table-cell table:style-name="ce29" table:formula="of:=IF(ISBLANK([.F19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4" calcext:value-type="float">
            <text:p>19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5" calcext:value-type="float">
            <text:p>195</text:p>
          </table:table-cell>
          <table:table-cell office:value-type="string" calcext:value-type="string">
            <text:p>Trolls 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8000000" calcext:value-type="currency">
            <text:p>_-$48.000.000,00 _ </text:p>
          </table:table-cell>
          <table:table-cell table:style-name="ce23" table:formula="of:=IF(OR(ISBLANK([.J196]);ISBLANK([.I196]));&quot;DESCONHECIDO&quot;;[.J196]-[.I196])" office:value-type="currency" office:currency="USD" office:value="-62000000" calcext:value-type="currency">
            <text:p>_-$-62.000.000,00 </text:p>
          </table:table-cell>
          <table:table-cell table:formula="of:=IF([.M196]=&quot;ASSISTIDO&quot;;1;0)" office:value-type="float" office:value="0" calcext:value-type="float">
            <text:p>0</text:p>
          </table:table-cell>
          <table:table-cell table:style-name="ce29" table:formula="of:=IF(ISBLANK([.F19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5" calcext:value-type="float">
            <text:p>19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6" calcext:value-type="float">
            <text:p>196</text:p>
          </table:table-cell>
          <table:table-cell office:value-type="string" calcext:value-type="string">
            <text:p>Os Crood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587200000" calcext:value-type="currency">
            <text:p>_-$587.200.000,00 _ </text:p>
          </table:table-cell>
          <table:table-cell table:style-name="ce23" table:formula="of:=IF(OR(ISBLANK([.J197]);ISBLANK([.I197]));&quot;DESCONHECIDO&quot;;[.J197]-[.I197])" office:value-type="currency" office:currency="USD" office:value="452200000" calcext:value-type="currency">
            <text:p>_-$452.200.000,00 _ </text:p>
          </table:table-cell>
          <table:table-cell table:formula="of:=IF([.M197]=&quot;ASSISTIDO&quot;;1;0)" office:value-type="float" office:value="0" calcext:value-type="float">
            <text:p>0</text:p>
          </table:table-cell>
          <table:table-cell table:style-name="ce29" table:formula="of:=IF(ISBLANK([.F19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6" calcext:value-type="float">
            <text:p>19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7" calcext:value-type="float">
            <text:p>197</text:p>
          </table:table-cell>
          <table:table-cell office:value-type="string" calcext:value-type="string">
            <text:p>Os Croods 2: Uma Nova Er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216000000" calcext:value-type="currency">
            <text:p>_-$216.000.000,00 _ </text:p>
          </table:table-cell>
          <table:table-cell table:style-name="ce23" table:formula="of:=IF(OR(ISBLANK([.J198]);ISBLANK([.I198]));&quot;DESCONHECIDO&quot;;[.J198]-[.I198])" office:value-type="currency" office:currency="USD" office:value="151000000" calcext:value-type="currency">
            <text:p>_-$151.000.000,00 _ </text:p>
          </table:table-cell>
          <table:table-cell table:formula="of:=IF([.M198]=&quot;ASSISTIDO&quot;;1;0)" office:value-type="float" office:value="0" calcext:value-type="float">
            <text:p>0</text:p>
          </table:table-cell>
          <table:table-cell table:style-name="ce29" table:formula="of:=IF(ISBLANK([.F19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7" calcext:value-type="float">
            <text:p>19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8" calcext:value-type="float">
            <text:p>198</text:p>
          </table:table-cell>
          <table:table-cell office:value-type="string" calcext:value-type="string">
            <text:p>Spirit: O Indomáve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2000000" calcext:value-type="currency">
            <text:p>_-$42.000.000,00 _ </text:p>
          </table:table-cell>
          <table:table-cell table:style-name="ce23" table:formula="of:=IF(OR(ISBLANK([.J199]);ISBLANK([.I199]));&quot;DESCONHECIDO&quot;;[.J199]-[.I199])" office:value-type="currency" office:currency="USD" office:value="12000000" calcext:value-type="currency">
            <text:p>_-$12.000.000,00 _ </text:p>
          </table:table-cell>
          <table:table-cell table:formula="of:=IF([.M199]=&quot;ASSISTIDO&quot;;1;0)" office:value-type="float" office:value="0" calcext:value-type="float">
            <text:p>0</text:p>
          </table:table-cell>
          <table:table-cell table:style-name="ce29" table:formula="of:=IF(ISBLANK([.F19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8" calcext:value-type="float">
            <text:p>19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9" calcext:value-type="float">
            <text:p>199</text:p>
          </table:table-cell>
          <table:table-cell office:value-type="string" calcext:value-type="string">
            <text:p>O Poderoso Chefinho 2: Negócios de Famíl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2000000" calcext:value-type="currency">
            <text:p>_-$82.000.000,00 _ </text:p>
          </table:table-cell>
          <table:table-cell office:value-type="currency" office:currency="USD" office:value="146800000" calcext:value-type="currency">
            <text:p>_-$146.800.000,00 _ </text:p>
          </table:table-cell>
          <table:table-cell table:style-name="ce23" table:formula="of:=IF(OR(ISBLANK([.J200]);ISBLANK([.I200]));&quot;DESCONHECIDO&quot;;[.J200]-[.I200])" office:value-type="currency" office:currency="USD" office:value="64800000" calcext:value-type="currency">
            <text:p>_-$64.800.000,00 _ </text:p>
          </table:table-cell>
          <table:table-cell table:formula="of:=IF([.M200]=&quot;ASSISTIDO&quot;;1;0)" office:value-type="float" office:value="0" calcext:value-type="float">
            <text:p>0</text:p>
          </table:table-cell>
          <table:table-cell table:style-name="ce29" table:formula="of:=IF(ISBLANK([.F20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9" calcext:value-type="float">
            <text:p>19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0" calcext:value-type="float">
            <text:p>200</text:p>
          </table:table-cell>
          <table:table-cell office:value-type="string" calcext:value-type="string">
            <text:p>Homem Aranha no Aranha-vers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-2D</text:p>
          </table:table-cell>
          <table:table-cell table:style-name="ce8" office:value-type="date" office:date-value="2024-03-30" calcext:value-type="date">
            <text:p>30/3/2024</text:p>
          </table:table-cell>
          <table:table-cell office:value-type="float" office:value="8" calcext:value-type="float">
            <text:p>8</text:p>
          </table:table-cell>
          <table:table-cell office:value-type="time" office:time-value="PT01H56M00S" calcext:value-type="time">
            <text:p>01:5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75500000" calcext:value-type="currency">
            <text:p>_-$375.500.000,00 _ </text:p>
          </table:table-cell>
          <table:table-cell table:style-name="ce23" table:formula="of:=IF(OR(ISBLANK([.J201]);ISBLANK([.I201]));&quot;DESCONHECIDO&quot;;[.J201]-[.I201])" office:value-type="currency" office:currency="USD" office:value="285500000" calcext:value-type="currency">
            <text:p>_-$285.500.000,00 _ </text:p>
          </table:table-cell>
          <table:table-cell table:formula="of:=IF([.M201]=&quot;ASSISTIDO&quot;;1;0)" office:value-type="float" office:value="1" calcext:value-type="float">
            <text:p>1</text:p>
          </table:table-cell>
          <table:table-cell table:style-name="ce29" table:formula="of:=IF(ISBLANK([.F20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0" calcext:value-type="float">
            <text:p>20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1" calcext:value-type="float">
            <text:p>201</text:p>
          </table:table-cell>
          <table:table-cell office:value-type="string" calcext:value-type="string">
            <text:p>A Fuga das Galinhas 2: A Ameaça dos Nugget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0000000" calcext:value-type="currency">
            <text:p>_-$220.000.000,00 _ </text:p>
          </table:table-cell>
          <table:table-cell table:style-name="ce23" table:formula="of:=IF(OR(ISBLANK([.J202]);ISBLANK([.I202]));&quot;DESCONHECIDO&quot;;[.J202]-[.I202])" office:value-type="currency" office:currency="USD" office:value="175000000" calcext:value-type="currency">
            <text:p>_-$175.000.000,00 _ </text:p>
          </table:table-cell>
          <table:table-cell table:formula="of:=IF([.M202]=&quot;ASSISTIDO&quot;;1;0)" office:value-type="float" office:value="1" calcext:value-type="float">
            <text:p>1</text:p>
          </table:table-cell>
          <table:table-cell table:style-name="ce29" table:formula="of:=IF(ISBLANK([.F2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1" calcext:value-type="float">
            <text:p>20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2" calcext:value-type="float">
            <text:p>202</text:p>
          </table:table-cell>
          <table:table-cell office:value-type="string" calcext:value-type="string">
            <text:p>Nimon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3-12-27" calcext:value-type="date">
            <text:p>27/12/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25000000" calcext:value-type="currency">
            <text:p>_-$25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203]);ISBLANK([.I203]));&quot;DESCONHECIDO&quot;;[.J203]-[.I203])" office:value-type="currency" office:currency="USD" office:value="-25000000" calcext:value-type="currency">
            <text:p>_-$-25.000.000,00 </text:p>
          </table:table-cell>
          <table:table-cell table:formula="of:=IF([.M203]=&quot;ASSISTIDO&quot;;1;0)" office:value-type="float" office:value="1" calcext:value-type="float">
            <text:p>1</text:p>
          </table:table-cell>
          <table:table-cell table:style-name="ce29" table:formula="of:=IF(ISBLANK([.F2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2" calcext:value-type="float">
            <text:p>20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3" calcext:value-type="float">
            <text:p>203</text:p>
          </table:table-cell>
          <table:table-cell office:value-type="string" calcext:value-type="string">
            <text:p>Orion e o Escur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table:number-columns-repeated="2"/>
          <table:table-cell table:style-name="ce23" table:formula="of:=IF(OR(ISBLANK([.J204]);ISBLANK([.I204]));&quot;DESCONHECIDO&quot;;[.J204]-[.I204])" office:value-type="string" office:string-value="DESCONHECIDO" calcext:value-type="string">
            <text:p><text:s/>DESCONHECIDO </text:p>
          </table:table-cell>
          <table:table-cell table:formula="of:=IF([.M204]=&quot;ASSISTIDO&quot;;1;0)" office:value-type="float" office:value="1" calcext:value-type="float">
            <text:p>1</text:p>
          </table:table-cell>
          <table:table-cell table:style-name="ce29" table:formula="of:=IF(ISBLANK([.F2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3" calcext:value-type="float">
            <text:p>20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4" calcext:value-type="float">
            <text:p>204</text:p>
          </table:table-cell>
          <table:table-cell table:style-name="ce5" office:value-type="string" calcext:value-type="string">
            <text:p>A Viagem de Chihir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4-07" calcext:value-type="date">
            <text:p>07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5M00S" calcext:value-type="time">
            <text:p>02:0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2706000" calcext:value-type="currency">
            <text:p>_-$12.706.000,00 _ </text:p>
          </table:table-cell>
          <table:table-cell office:value-type="currency" office:currency="USD" office:value="352000000" calcext:value-type="currency">
            <text:p>_-$352.000.000,00 _ </text:p>
          </table:table-cell>
          <table:table-cell table:style-name="ce23" table:formula="of:=IF(OR(ISBLANK([.J205]);ISBLANK([.I205]));&quot;DESCONHECIDO&quot;;[.J205]-[.I205])" office:value-type="currency" office:currency="USD" office:value="339294000" calcext:value-type="currency">
            <text:p>_-$339.294.000,00 _ </text:p>
          </table:table-cell>
          <table:table-cell table:formula="of:=IF([.M205]=&quot;ASSISTIDO&quot;;1;0)" office:value-type="float" office:value="1" calcext:value-type="float">
            <text:p>1</text:p>
          </table:table-cell>
          <table:table-cell table:style-name="ce29" table:formula="of:=IF(ISBLANK([.F2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4" calcext:value-type="float">
            <text:p>20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5" calcext:value-type="float">
            <text:p>205</text:p>
          </table:table-cell>
          <table:table-cell office:value-type="string" calcext:value-type="string">
            <text:p>O Castelo Animad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4-14" calcext:value-type="date">
            <text:p>14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9M00S" calcext:value-type="time">
            <text:p>01:59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5247200" calcext:value-type="currency">
            <text:p>_-$15.247.200,00 _ 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table:style-name="ce23" table:formula="of:=IF(OR(ISBLANK([.J206]);ISBLANK([.I206]));&quot;DESCONHECIDO&quot;;[.J206]-[.I206])" office:value-type="currency" office:currency="USD" office:value="104752800" calcext:value-type="currency">
            <text:p>_-$104.752.800,00 _ </text:p>
          </table:table-cell>
          <table:table-cell table:formula="of:=IF([.M206]=&quot;ASSISTIDO&quot;;1;0)" office:value-type="float" office:value="1" calcext:value-type="float">
            <text:p>1</text:p>
          </table:table-cell>
          <table:table-cell table:style-name="ce29" table:formula="of:=IF(ISBLANK([.F2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5" calcext:value-type="float">
            <text:p>20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6" calcext:value-type="float">
            <text:p>206</text:p>
          </table:table-cell>
          <table:table-cell office:value-type="string" calcext:value-type="string">
            <text:p>O Castelo no Céu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03" calcext:value-type="date">
            <text:p>03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2H04M00S" calcext:value-type="time">
            <text:p>02:04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176500" calcext:value-type="currency">
            <text:p>_-$3.176.500,00 _ </text:p>
          </table:table-cell>
          <table:table-cell office:value-type="currency" office:currency="USD" office:value="73694800" calcext:value-type="currency">
            <text:p>_-$73.694.800,00 _ </text:p>
          </table:table-cell>
          <table:table-cell table:style-name="ce23" table:formula="of:=IF(OR(ISBLANK([.J207]);ISBLANK([.I207]));&quot;DESCONHECIDO&quot;;[.J207]-[.I207])" office:value-type="currency" office:currency="USD" office:value="70518300" calcext:value-type="currency">
            <text:p>_-$70.518.300,00 _ </text:p>
          </table:table-cell>
          <table:table-cell table:formula="of:=IF([.M207]=&quot;ASSISTIDO&quot;;1;0)" office:value-type="float" office:value="1" calcext:value-type="float">
            <text:p>1</text:p>
          </table:table-cell>
          <table:table-cell table:style-name="ce29" table:formula="of:=IF(ISBLANK([.F2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6" calcext:value-type="float">
            <text:p>20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7" calcext:value-type="float">
            <text:p>207</text:p>
          </table:table-cell>
          <table:table-cell office:value-type="string" calcext:value-type="string">
            <text:p>Princesa Mononok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11" calcext:value-type="date">
            <text:p>11/06/24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3341300" calcext:value-type="currency">
            <text:p>_-$13.341.300,00 _ 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table:style-name="ce23" table:formula="of:=IF(OR(ISBLANK([.J208]);ISBLANK([.I208]));&quot;DESCONHECIDO&quot;;[.J208]-[.I208])" office:value-type="currency" office:currency="USD" office:value="156658700" calcext:value-type="currency">
            <text:p>_-$156.658.700,00 _ </text:p>
          </table:table-cell>
          <table:table-cell table:formula="of:=IF([.M208]=&quot;ASSISTIDO&quot;;1;0)" office:value-type="float" office:value="1" calcext:value-type="float">
            <text:p>1</text:p>
          </table:table-cell>
          <table:table-cell table:style-name="ce29" table:formula="of:=IF(ISBLANK([.F20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7" calcext:value-type="float">
            <text:p>20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8" calcext:value-type="float">
            <text:p>208</text:p>
          </table:table-cell>
          <table:table-cell office:value-type="string" calcext:value-type="string">
            <text:p>O Serviço de entregas da Kiki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06" calcext:value-type="date">
            <text:p>06/06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5082400" calcext:value-type="currency">
            <text:p>_-$5.082.400,00 _ </text:p>
          </table:table-cell>
          <table:table-cell office:value-type="currency" office:currency="USD" office:value="13658950" calcext:value-type="currency">
            <text:p>_-$13.658.950,00 _ </text:p>
          </table:table-cell>
          <table:table-cell table:style-name="ce23" table:formula="of:=IF(OR(ISBLANK([.J209]);ISBLANK([.I209]));&quot;DESCONHECIDO&quot;;[.J209]-[.I209])" office:value-type="currency" office:currency="USD" office:value="8576550" calcext:value-type="currency">
            <text:p>_-$8.576.550,00 _ </text:p>
          </table:table-cell>
          <table:table-cell table:formula="of:=IF([.M209]=&quot;ASSISTIDO&quot;;1;0)" office:value-type="float" office:value="1" calcext:value-type="float">
            <text:p>1</text:p>
          </table:table-cell>
          <table:table-cell table:style-name="ce29" table:formula="of:=IF(ISBLANK([.F2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8" calcext:value-type="float">
            <text:p>20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9" calcext:value-type="float">
            <text:p>209</text:p>
          </table:table-cell>
          <table:table-cell office:value-type="string" calcext:value-type="string">
            <text:p>One Piece o Filme: O Grande Pirata de O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0]);ISBLANK([.I210]));&quot;DESCONHECIDO&quot;;[.J210]-[.I210])" office:value-type="string" office:string-value="DESCONHECIDO" calcext:value-type="string">
            <text:p><text:s/>DESCONHECIDO </text:p>
          </table:table-cell>
          <table:table-cell table:formula="of:=IF([.M210]=&quot;ASSISTIDO&quot;;1;0)" office:value-type="float" office:value="1" calcext:value-type="float">
            <text:p>1</text:p>
          </table:table-cell>
          <table:table-cell table:style-name="ce29" table:formula="of:=IF(ISBLANK([.F2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9" calcext:value-type="float">
            <text:p>20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0" calcext:value-type="float">
            <text:p>210</text:p>
          </table:table-cell>
          <table:table-cell office:value-type="string" calcext:value-type="string">
            <text:p>One Piece: Aventura na Ilha Nejimak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1]);ISBLANK([.I211]));&quot;DESCONHECIDO&quot;;[.J211]-[.I211])" office:value-type="string" office:string-value="DESCONHECIDO" calcext:value-type="string">
            <text:p><text:s/>DESCONHECIDO </text:p>
          </table:table-cell>
          <table:table-cell table:formula="of:=IF([.M211]=&quot;ASSISTIDO&quot;;1;0)" office:value-type="float" office:value="1" calcext:value-type="float">
            <text:p>1</text:p>
          </table:table-cell>
          <table:table-cell table:style-name="ce29" table:formula="of:=IF(ISBLANK([.F2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0" calcext:value-type="float">
            <text:p>21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1" calcext:value-type="float">
            <text:p>211</text:p>
          </table:table-cell>
          <table:table-cell office:value-type="string" calcext:value-type="string">
            <text:p>One Piece: O Reino de Chopper na Ilha dos Estranhos Animai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2]);ISBLANK([.I212]));&quot;DESCONHECIDO&quot;;[.J212]-[.I212])" office:value-type="string" office:string-value="DESCONHECIDO" calcext:value-type="string">
            <text:p><text:s/>DESCONHECIDO </text:p>
          </table:table-cell>
          <table:table-cell table:formula="of:=IF([.M212]=&quot;ASSISTIDO&quot;;1;0)" office:value-type="float" office:value="1" calcext:value-type="float">
            <text:p>1</text:p>
          </table:table-cell>
          <table:table-cell table:style-name="ce29" table:formula="of:=IF(ISBLANK([.F2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1" calcext:value-type="float">
            <text:p>21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2" calcext:value-type="float">
            <text:p>212</text:p>
          </table:table-cell>
          <table:table-cell office:value-type="string" calcext:value-type="string">
            <text:p>One Piece: Aventura Mortal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3]);ISBLANK([.I213]));&quot;DESCONHECIDO&quot;;[.J213]-[.I213])" office:value-type="string" office:string-value="DESCONHECIDO" calcext:value-type="string">
            <text:p><text:s/>DESCONHECIDO </text:p>
          </table:table-cell>
          <table:table-cell table:formula="of:=IF([.M213]=&quot;ASSISTIDO&quot;;1;0)" office:value-type="float" office:value="1" calcext:value-type="float">
            <text:p>1</text:p>
          </table:table-cell>
          <table:table-cell table:style-name="ce29" table:formula="of:=IF(ISBLANK([.F2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2" calcext:value-type="float">
            <text:p>21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3" calcext:value-type="float">
            <text:p>213</text:p>
          </table:table-cell>
          <table:table-cell office:value-type="string" calcext:value-type="string">
            <text:p>One Piece: A Maldição da Espada Sagrad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4]);ISBLANK([.I214]));&quot;DESCONHECIDO&quot;;[.J214]-[.I214])" office:value-type="string" office:string-value="DESCONHECIDO" calcext:value-type="string">
            <text:p><text:s/>DESCONHECIDO </text:p>
          </table:table-cell>
          <table:table-cell table:formula="of:=IF([.M214]=&quot;ASSISTIDO&quot;;1;0)" office:value-type="float" office:value="1" calcext:value-type="float">
            <text:p>1</text:p>
          </table:table-cell>
          <table:table-cell table:style-name="ce29" table:formula="of:=IF(ISBLANK([.F2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3" calcext:value-type="float">
            <text:p>21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4" calcext:value-type="float">
            <text:p>214</text:p>
          </table:table-cell>
          <table:table-cell office:value-type="string" calcext:value-type="string">
            <text:p>One Piece: O Barão Omatsuri e a Ilha Secre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5]);ISBLANK([.I215]));&quot;DESCONHECIDO&quot;;[.J215]-[.I215])" office:value-type="string" office:string-value="DESCONHECIDO" calcext:value-type="string">
            <text:p><text:s/>DESCONHECIDO </text:p>
          </table:table-cell>
          <table:table-cell table:formula="of:=IF([.M215]=&quot;ASSISTIDO&quot;;1;0)" office:value-type="float" office:value="1" calcext:value-type="float">
            <text:p>1</text:p>
          </table:table-cell>
          <table:table-cell table:style-name="ce29" table:formula="of:=IF(ISBLANK([.F2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4" calcext:value-type="float">
            <text:p>21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5" calcext:value-type="float">
            <text:p>215</text:p>
          </table:table-cell>
          <table:table-cell office:value-type="string" calcext:value-type="string">
            <text:p>One Piece: Os Mechas do Castelo Karakur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6]);ISBLANK([.I216]));&quot;DESCONHECIDO&quot;;[.J216]-[.I216])" office:value-type="string" office:string-value="DESCONHECIDO" calcext:value-type="string">
            <text:p><text:s/>DESCONHECIDO </text:p>
          </table:table-cell>
          <table:table-cell table:formula="of:=IF([.M216]=&quot;ASSISTIDO&quot;;1;0)" office:value-type="float" office:value="1" calcext:value-type="float">
            <text:p>1</text:p>
          </table:table-cell>
          <table:table-cell table:style-name="ce29" table:formula="of:=IF(ISBLANK([.F2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5" calcext:value-type="float">
            <text:p>21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6" calcext:value-type="float">
            <text:p>216</text:p>
          </table:table-cell>
          <table:table-cell office:value-type="string" calcext:value-type="string">
            <text:p>Episódio Alabasta: A Princesa do Deserto e os Pirata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7]);ISBLANK([.I217]));&quot;DESCONHECIDO&quot;;[.J217]-[.I217])" office:value-type="string" office:string-value="DESCONHECIDO" calcext:value-type="string">
            <text:p><text:s/>DESCONHECIDO </text:p>
          </table:table-cell>
          <table:table-cell table:formula="of:=IF([.M217]=&quot;ASSISTIDO&quot;;1;0)" office:value-type="float" office:value="0" calcext:value-type="float">
            <text:p>0</text:p>
          </table:table-cell>
          <table:table-cell table:style-name="ce29" table:formula="of:=IF(ISBLANK([.F21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6" calcext:value-type="float">
            <text:p>21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7" calcext:value-type="float">
            <text:p>217</text:p>
          </table:table-cell>
          <table:table-cell office:value-type="string" calcext:value-type="string">
            <text:p>Episódio Chopper Plus: Flor do Inverno, Milagre Da Cerejeir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8]);ISBLANK([.I218]));&quot;DESCONHECIDO&quot;;[.J218]-[.I218])" office:value-type="string" office:string-value="DESCONHECIDO" calcext:value-type="string">
            <text:p><text:s/>DESCONHECIDO </text:p>
          </table:table-cell>
          <table:table-cell table:formula="of:=IF([.M218]=&quot;ASSISTIDO&quot;;1;0)" office:value-type="float" office:value="0" calcext:value-type="float">
            <text:p>0</text:p>
          </table:table-cell>
          <table:table-cell table:style-name="ce29" table:formula="of:=IF(ISBLANK([.F21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7" calcext:value-type="float">
            <text:p>21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8" calcext:value-type="float">
            <text:p>218</text:p>
          </table:table-cell>
          <table:table-cell office:value-type="string" calcext:value-type="string">
            <text:p>One Piece Filme: Strong Worl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9]);ISBLANK([.I219]));&quot;DESCONHECIDO&quot;;[.J219]-[.I219])" office:value-type="string" office:string-value="DESCONHECIDO" calcext:value-type="string">
            <text:p><text:s/>DESCONHECIDO </text:p>
          </table:table-cell>
          <table:table-cell table:formula="of:=IF([.M219]=&quot;ASSISTIDO&quot;;1;0)" office:value-type="float" office:value="1" calcext:value-type="float">
            <text:p>1</text:p>
          </table:table-cell>
          <table:table-cell table:style-name="ce29" table:formula="of:=IF(ISBLANK([.F2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8" calcext:value-type="float">
            <text:p>21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9" calcext:value-type="float">
            <text:p>219</text:p>
          </table:table-cell>
          <table:table-cell office:value-type="string" calcext:value-type="string">
            <text:p>One Piece 3D: A Perseguição ao Chapéu de Palh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0]);ISBLANK([.I220]));&quot;DESCONHECIDO&quot;;[.J220]-[.I220])" office:value-type="string" office:string-value="DESCONHECIDO" calcext:value-type="string">
            <text:p><text:s/>DESCONHECIDO </text:p>
          </table:table-cell>
          <table:table-cell table:formula="of:=IF([.M220]=&quot;ASSISTIDO&quot;;1;0)" office:value-type="float" office:value="0" calcext:value-type="float">
            <text:p>0</text:p>
          </table:table-cell>
          <table:table-cell table:style-name="ce29" table:formula="of:=IF(ISBLANK([.F22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9" calcext:value-type="float">
            <text:p>21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0" calcext:value-type="float">
            <text:p>220</text:p>
          </table:table-cell>
          <table:table-cell office:value-type="string" calcext:value-type="string">
            <text:p>One Piece Filme: 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5-26" calcext:value-type="date">
            <text:p>26/05/24</text:p>
          </table:table-cell>
          <table:table-cell office:value-type="float" office:value="9.2" calcext:value-type="float">
            <text:p>9,2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1]);ISBLANK([.I221]));&quot;DESCONHECIDO&quot;;[.J221]-[.I221])" office:value-type="string" office:string-value="DESCONHECIDO" calcext:value-type="string">
            <text:p><text:s/>DESCONHECIDO </text:p>
          </table:table-cell>
          <table:table-cell table:formula="of:=IF([.M221]=&quot;ASSISTIDO&quot;;1;0)" office:value-type="float" office:value="1" calcext:value-type="float">
            <text:p>1</text:p>
          </table:table-cell>
          <table:table-cell table:style-name="ce29" table:formula="of:=IF(ISBLANK([.F2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0" calcext:value-type="float">
            <text:p>22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1" calcext:value-type="float">
            <text:p>221</text:p>
          </table:table-cell>
          <table:table-cell office:value-type="string" calcext:value-type="string">
            <text:p>One Piece Filme: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2]);ISBLANK([.I222]));&quot;DESCONHECIDO&quot;;[.J222]-[.I222])" office:value-type="string" office:string-value="DESCONHECIDO" calcext:value-type="string">
            <text:p><text:s/>DESCONHECIDO </text:p>
          </table:table-cell>
          <table:table-cell table:formula="of:=IF([.M222]=&quot;ASSISTIDO&quot;;1;0)" office:value-type="float" office:value="1" calcext:value-type="float">
            <text:p>1</text:p>
          </table:table-cell>
          <table:table-cell table:style-name="ce29" table:formula="of:=IF(ISBLANK([.F2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1" calcext:value-type="float">
            <text:p>22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2" calcext:value-type="float">
            <text:p>222</text:p>
          </table:table-cell>
          <table:table-cell office:value-type="string" calcext:value-type="string">
            <text:p>One Piece: Stamped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3]);ISBLANK([.I223]));&quot;DESCONHECIDO&quot;;[.J223]-[.I223])" office:value-type="string" office:string-value="DESCONHECIDO" calcext:value-type="string">
            <text:p><text:s/>DESCONHECIDO </text:p>
          </table:table-cell>
          <table:table-cell table:formula="of:=IF([.M223]=&quot;ASSISTIDO&quot;;1;0)" office:value-type="float" office:value="1" calcext:value-type="float">
            <text:p>1</text:p>
          </table:table-cell>
          <table:table-cell table:style-name="ce29" table:formula="of:=IF(ISBLANK([.F2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2" calcext:value-type="float">
            <text:p>22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3" calcext:value-type="float">
            <text:p>223</text:p>
          </table:table-cell>
          <table:table-cell office:value-type="string" calcext:value-type="string">
            <text:p>One Piece Filme: Re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4]);ISBLANK([.I224]));&quot;DESCONHECIDO&quot;;[.J224]-[.I224])" office:value-type="string" office:string-value="DESCONHECIDO" calcext:value-type="string">
            <text:p><text:s/>DESCONHECIDO </text:p>
          </table:table-cell>
          <table:table-cell table:formula="of:=IF([.M224]=&quot;ASSISTIDO&quot;;1;0)" office:value-type="float" office:value="1" calcext:value-type="float">
            <text:p>1</text:p>
          </table:table-cell>
          <table:table-cell table:style-name="ce29" table:formula="of:=IF(ISBLANK([.F2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3" calcext:value-type="float">
            <text:p>22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4" calcext:value-type="float">
            <text:p>224</text:p>
          </table:table-cell>
          <table:table-cell office:value-type="string" calcext:value-type="string">
            <text:p>One Piece Heart Of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17" calcext:value-type="date">
            <text:p>17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5]);ISBLANK([.I225]));&quot;DESCONHECIDO&quot;;[.J225]-[.I225])" office:value-type="string" office:string-value="DESCONHECIDO" calcext:value-type="string">
            <text:p><text:s/>DESCONHECIDO </text:p>
          </table:table-cell>
          <table:table-cell table:formula="of:=IF([.M225]=&quot;ASSISTIDO&quot;;1;0)" office:value-type="float" office:value="1" calcext:value-type="float">
            <text:p>1</text:p>
          </table:table-cell>
          <table:table-cell table:style-name="ce29" table:formula="of:=IF(ISBLANK([.F2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4" calcext:value-type="float">
            <text:p>22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5" calcext:value-type="float">
            <text:p>225</text:p>
          </table:table-cell>
          <table:table-cell office:value-type="string" calcext:value-type="string">
            <text:p>A Era do Gelo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15" calcext:value-type="date">
            <text:p>15/09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59000000" calcext:value-type="currency">
            <text:p>_-$59.000.000,00 _ </text:p>
          </table:table-cell>
          <table:table-cell office:value-type="currency" office:currency="USD" office:value="383000000" calcext:value-type="currency">
            <text:p>_-$383.000.000,00 _ </text:p>
          </table:table-cell>
          <table:table-cell table:style-name="ce23" table:formula="of:=IF(OR(ISBLANK([.J226]);ISBLANK([.I226]));&quot;DESCONHECIDO&quot;;[.J226]-[.I226])" office:value-type="currency" office:currency="USD" office:value="324000000" calcext:value-type="currency">
            <text:p>_-$324.000.000,00 _ </text:p>
          </table:table-cell>
          <table:table-cell table:formula="of:=IF([.M226]=&quot;ASSISTIDO&quot;;1;0)" office:value-type="float" office:value="1" calcext:value-type="float">
            <text:p>1</text:p>
          </table:table-cell>
          <table:table-cell table:style-name="ce29" table:formula="of:=IF(ISBLANK([.F2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5" calcext:value-type="float">
            <text:p>22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6" calcext:value-type="float">
            <text:p>226</text:p>
          </table:table-cell>
          <table:table-cell office:value-type="string" calcext:value-type="string">
            <text:p>A Era do Gelo 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22" calcext:value-type="date">
            <text:p>22/09/24</text:p>
          </table:table-cell>
          <table:table-cell office:value-type="float" office:value="8.2" calcext:value-type="float">
            <text:p>8,2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660000000" calcext:value-type="currency">
            <text:p>_-$660.000.000,00 _ </text:p>
          </table:table-cell>
          <table:table-cell table:style-name="ce23" table:formula="of:=IF(OR(ISBLANK([.J227]);ISBLANK([.I227]));&quot;DESCONHECIDO&quot;;[.J227]-[.I227])" office:value-type="currency" office:currency="USD" office:value="580000000" calcext:value-type="currency">
            <text:p>_-$580.000.000,00 _ </text:p>
          </table:table-cell>
          <table:table-cell table:formula="of:=IF([.M227]=&quot;ASSISTIDO&quot;;1;0)" office:value-type="float" office:value="1" calcext:value-type="float">
            <text:p>1</text:p>
          </table:table-cell>
          <table:table-cell table:style-name="ce29" table:formula="of:=IF(ISBLANK([.F2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6" calcext:value-type="float">
            <text:p>22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7" calcext:value-type="float">
            <text:p>227</text:p>
          </table:table-cell>
          <table:table-cell office:value-type="string" calcext:value-type="string">
            <text:p>Matild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Normal</text:p>
          </table:table-cell>
          <table:table-cell table:style-name="ce10" office:value-type="date" office:date-value="2024-09-22" calcext:value-type="date">
            <text:p>22/09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TriStar Pictures</text:p>
          </table:table-cell>
          <table:table-cell office:value-type="currency" office:currency="USD" office:value="36000000" calcext:value-type="currency">
            <text:p>_-$36.000.000,00 _ </text:p>
          </table:table-cell>
          <table:table-cell office:value-type="currency" office:currency="USD" office:value="33000000" calcext:value-type="currency">
            <text:p>_-$33.000.000,00 _ </text:p>
          </table:table-cell>
          <table:table-cell table:style-name="ce23" table:formula="of:=IF(OR(ISBLANK([.J228]);ISBLANK([.I228]));&quot;DESCONHECIDO&quot;;[.J228]-[.I228])" office:value-type="currency" office:currency="USD" office:value="-3000000" calcext:value-type="currency">
            <text:p>_-$-3.000.000,00 </text:p>
          </table:table-cell>
          <table:table-cell table:formula="of:=IF([.M228]=&quot;ASSISTIDO&quot;;1;0)" office:value-type="float" office:value="1" calcext:value-type="float">
            <text:p>1</text:p>
          </table:table-cell>
          <table:table-cell table:style-name="ce29" table:formula="of:=IF(ISBLANK([.F2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7" calcext:value-type="float">
            <text:p>22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8" calcext:value-type="float">
            <text:p>228</text:p>
          </table:table-cell>
          <table:table-cell office:value-type="string" calcext:value-type="string">
            <text:p>A Era do Gelo 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29" calcext:value-type="date">
            <text:p>29/09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886000000" calcext:value-type="currency">
            <text:p>_-$886.000.000,00 _ </text:p>
          </table:table-cell>
          <table:table-cell table:style-name="ce23" table:formula="of:=IF(OR(ISBLANK([.J229]);ISBLANK([.I229]));&quot;DESCONHECIDO&quot;;[.J229]-[.I229])" office:value-type="currency" office:currency="USD" office:value="796000000" calcext:value-type="currency">
            <text:p>_-$796.000.000,00 _ </text:p>
          </table:table-cell>
          <table:table-cell table:formula="of:=IF([.M229]=&quot;ASSISTIDO&quot;;1;0)" office:value-type="float" office:value="1" calcext:value-type="float">
            <text:p>1</text:p>
          </table:table-cell>
          <table:table-cell table:style-name="ce29" table:formula="of:=IF(ISBLANK([.F2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8" calcext:value-type="float">
            <text:p>22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9" calcext:value-type="float">
            <text:p>229</text:p>
          </table:table-cell>
          <table:table-cell office:value-type="string" calcext:value-type="string">
            <text:p>Wish: O Poder dos Desej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0-22" calcext:value-type="date">
            <text:p>22/10/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200000000" calcext:value-type="currency">
            <text:p>_-$200.000.000,00 _ </text:p>
          </table:table-cell>
          <table:table-cell table:style-name="ce23" table:formula="of:=IF(OR(ISBLANK([.J230]);ISBLANK([.I230]));&quot;DESCONHECIDO&quot;;[.J230]-[.I230])" office:value-type="currency" office:currency="USD" office:value="0" calcext:value-type="currency">
            <text:p>_-$- <text:s text:c="2"/>_ </text:p>
          </table:table-cell>
          <table:table-cell table:formula="of:=IF([.M230]=&quot;ASSISTIDO&quot;;1;0)" office:value-type="float" office:value="1" calcext:value-type="float">
            <text:p>1</text:p>
          </table:table-cell>
          <table:table-cell table:style-name="ce29" table:formula="of:=IF(ISBLANK([.F2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9" calcext:value-type="float">
            <text:p>22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0" calcext:value-type="float">
            <text:p>230</text:p>
          </table:table-cell>
          <table:table-cell office:value-type="string" calcext:value-type="string">
            <text:p>Element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0-23" calcext:value-type="date">
            <text:p>23/10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1M27S" calcext:value-type="time">
            <text:p>01:41:27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400000000" calcext:value-type="currency">
            <text:p>_-$400.000.000,00 _ </text:p>
          </table:table-cell>
          <table:table-cell table:style-name="ce23" table:formula="of:=IF(OR(ISBLANK([.J231]);ISBLANK([.I231]));&quot;DESCONHECIDO&quot;;[.J231]-[.I231])" office:value-type="currency" office:currency="USD" office:value="200000000" calcext:value-type="currency">
            <text:p>_-$200.000.000,00 _ </text:p>
          </table:table-cell>
          <table:table-cell table:formula="of:=IF([.M231]=&quot;ASSISTIDO&quot;;1;0)" office:value-type="float" office:value="1" calcext:value-type="float">
            <text:p>1</text:p>
          </table:table-cell>
          <table:table-cell table:style-name="ce29" table:formula="of:=IF(ISBLANK([.F2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0" calcext:value-type="float">
            <text:p>23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1" calcext:value-type="float">
            <text:p>231</text:p>
          </table:table-cell>
          <table:table-cell office:value-type="string" calcext:value-type="string">
            <text:p>Meu Amigo Totoro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1-17" calcext:value-type="date">
            <text:p>17/11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7M02S" calcext:value-type="time">
            <text:p>01:27:02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5100000" calcext:value-type="currency">
            <text:p>_-$5.100.000,00 _ </text:p>
          </table:table-cell>
          <table:table-cell table:style-name="ce23" table:formula="of:=IF(OR(ISBLANK([.J232]);ISBLANK([.I232]));&quot;DESCONHECIDO&quot;;[.J232]-[.I232])" office:value-type="currency" office:currency="USD" office:value="2100000" calcext:value-type="currency">
            <text:p>_-$2.100.000,00 _ </text:p>
          </table:table-cell>
          <table:table-cell table:formula="of:=IF([.M232]=&quot;ASSISTIDO&quot;;1;0)" office:value-type="float" office:value="1" calcext:value-type="float">
            <text:p>1</text:p>
          </table:table-cell>
          <table:table-cell table:style-name="ce29" table:formula="of:=IF(ISBLANK([.F2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1" calcext:value-type="float">
            <text:p>23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2" calcext:value-type="float">
            <text:p>232</text:p>
          </table:table-cell>
          <table:table-cell office:value-type="string" calcext:value-type="string">
            <text:p>Robô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1-24" calcext:value-type="date">
            <text:p>24/11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262500000" calcext:value-type="currency">
            <text:p>_-$262.500.000,00 _ </text:p>
          </table:table-cell>
          <table:table-cell table:style-name="ce23" table:formula="of:=IF(OR(ISBLANK([.J233]);ISBLANK([.I233]));&quot;DESCONHECIDO&quot;;[.J233]-[.I233])" office:value-type="currency" office:currency="USD" office:value="187500000" calcext:value-type="currency">
            <text:p>_-$187.500.000,00 _ </text:p>
          </table:table-cell>
          <table:table-cell table:formula="of:=IF([.M233]=&quot;ASSISTIDO&quot;;1;0)" office:value-type="float" office:value="1" calcext:value-type="float">
            <text:p>1</text:p>
          </table:table-cell>
          <table:table-cell table:style-name="ce29" table:formula="of:=IF(ISBLANK([.F2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2" calcext:value-type="float">
            <text:p>23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3" calcext:value-type="float">
            <text:p>233</text:p>
          </table:table-cell>
          <table:table-cell office:value-type="string" calcext:value-type="string">
            <text:p>O Touro Ferdinand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1-24" calcext:value-type="date">
            <text:p>24/11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111000000" calcext:value-type="currency">
            <text:p>_-$111.000.000,00 _ </text:p>
          </table:table-cell>
          <table:table-cell office:value-type="currency" office:currency="USD" office:value="296000000" calcext:value-type="currency">
            <text:p>_-$296.000.000,00 _ </text:p>
          </table:table-cell>
          <table:table-cell table:style-name="ce23" table:formula="of:=IF(OR(ISBLANK([.J234]);ISBLANK([.I234]));&quot;DESCONHECIDO&quot;;[.J234]-[.I234])" office:value-type="currency" office:currency="USD" office:value="185000000" calcext:value-type="currency">
            <text:p>_-$185.000.000,00 _ </text:p>
          </table:table-cell>
          <table:table-cell table:formula="of:=IF([.M234]=&quot;ASSISTIDO&quot;;1;0)" office:value-type="float" office:value="1" calcext:value-type="float">
            <text:p>1</text:p>
          </table:table-cell>
          <table:table-cell table:style-name="ce29" table:formula="of:=IF(ISBLANK([.F2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3" calcext:value-type="float">
            <text:p>23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4" calcext:value-type="float">
            <text:p>234</text:p>
          </table:table-cell>
          <table:table-cell office:value-type="string" calcext:value-type="string">
            <text:p>Moana 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1-28" calcext:value-type="date">
            <text:p>28/11/24</text:p>
          </table:table-cell>
          <table:table-cell office:value-type="float" office:value="6" calcext:value-type="float">
            <text:p>6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table:number-columns-repeated="2"/>
          <table:table-cell table:style-name="ce23" table:formula="of:=IF(OR(ISBLANK([.J235]);ISBLANK([.I235]));&quot;DESCONHECIDO&quot;;[.J235]-[.I235])" office:value-type="string" office:string-value="DESCONHECIDO" calcext:value-type="string">
            <text:p><text:s/>DESCONHECIDO </text:p>
          </table:table-cell>
          <table:table-cell table:formula="of:=IF([.M235]=&quot;ASSISTIDO&quot;;1;0)" office:value-type="float" office:value="1" calcext:value-type="float">
            <text:p>1</text:p>
          </table:table-cell>
          <table:table-cell table:style-name="ce29" table:formula="of:=IF(ISBLANK([.F235]);&quot;NÃO ASSISTIDO&quot;;&quot;ASSISTIDO&quot;)" office:value-type="string" office:string-value="ASSISTIDO" calcext:value-type="string">
            <text:p>ASSISTIDO</text:p>
          </table:table-cell>
          <table:table-cell office:value-type="float" office:value="235" calcext:value-type="float">
            <text:p>23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5" calcext:value-type="float">
            <text:p>235</text:p>
          </table:table-cell>
          <table:table-cell office:value-type="string" calcext:value-type="string">
            <text:p>Guardiões da Galáx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rmal</text:p>
          </table:table-cell>
          <table:table-cell table:style-name="ce10" office:value-type="date" office:date-value="2024-11-29" calcext:value-type="date">
            <text:p>29/11/24</text:p>
          </table:table-cell>
          <table:table-cell office:value-type="float" office:value="9" calcext:value-type="float">
            <text:p>9</text:p>
          </table:table-cell>
          <table:table-cell office:value-type="time" office:time-value="PT02H03M00S" calcext:value-type="time">
            <text:p>02:03:00</text:p>
          </table:table-cell>
          <table:table-cell office:value-type="string" calcext:value-type="string">
            <text:p>Marvel Studios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office:value-type="currency" office:currency="USD" office:value="773000000" calcext:value-type="currency">
            <text:p>_-$773.000.000,00 _ </text:p>
          </table:table-cell>
          <table:table-cell table:style-name="ce23" table:formula="of:=IF(OR(ISBLANK([.J236]);ISBLANK([.I236]));&quot;DESCONHECIDO&quot;;[.J236]-[.I236])" office:value-type="currency" office:currency="USD" office:value="603000000" calcext:value-type="currency">
            <text:p>_-$603.000.000,00 _ </text:p>
          </table:table-cell>
          <table:table-cell table:formula="of:=IF([.M236]=&quot;ASSISTIDO&quot;;1;0)" office:value-type="float" office:value="1" calcext:value-type="float">
            <text:p>1</text:p>
          </table:table-cell>
          <table:table-cell table:style-name="ce29" table:formula="of:=IF(ISBLANK([.F2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5" calcext:value-type="float">
            <text:p>23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6" calcext:value-type="float">
            <text:p>236</text:p>
          </table:table-cell>
          <table:table-cell office:value-type="string" calcext:value-type="string">
            <text:p>Homem de Ferro 1 Da Marvel Studio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rmal</text:p>
          </table:table-cell>
          <table:table-cell table:style-name="ce10" office:value-type="date" office:date-value="2024-12-08" calcext:value-type="date">
            <text:p>08/12/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Marvel Studios</text:p>
          </table:table-cell>
          <table:table-cell office:value-type="currency" office:currency="USD" office:value="140000000" calcext:value-type="currency">
            <text:p>_-$140.000.000,00 _ </text:p>
          </table:table-cell>
          <table:table-cell office:value-type="currency" office:currency="USD" office:value="585800000" calcext:value-type="currency">
            <text:p>_-$585.800.000,00 _ </text:p>
          </table:table-cell>
          <table:table-cell table:style-name="ce23" table:formula="of:=IF(OR(ISBLANK([.J237]);ISBLANK([.I237]));&quot;DESCONHECIDO&quot;;[.J237]-[.I237])" office:value-type="currency" office:currency="USD" office:value="445800000" calcext:value-type="currency">
            <text:p>_-$445.800.000,00 _ </text:p>
          </table:table-cell>
          <table:table-cell table:formula="of:=IF([.M237]=&quot;ASSISTIDO&quot;;1;0)" office:value-type="float" office:value="1" calcext:value-type="float">
            <text:p>1</text:p>
          </table:table-cell>
          <table:table-cell table:style-name="ce29" table:formula="of:=IF(ISBLANK([.F2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6" calcext:value-type="float">
            <text:p>23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7" calcext:value-type="float">
            <text:p>237</text:p>
          </table:table-cell>
          <table:table-cell office:value-type="string" calcext:value-type="string">
            <text:p>O Túmulo Dos Vagalumes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2-08" calcext:value-type="date">
            <text:p>08/12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700000" calcext:value-type="currency">
            <text:p>_-$3.700.000,00 _ </text:p>
          </table:table-cell>
          <table:table-cell office:value-type="currency" office:currency="USD" office:value="12000000" calcext:value-type="currency">
            <text:p>_-$12.000.000,00 _ </text:p>
          </table:table-cell>
          <table:table-cell table:style-name="ce23" table:formula="of:=IF(OR(ISBLANK([.J238]);ISBLANK([.I238]));&quot;DESCONHECIDO&quot;;[.J238]-[.I238])" office:value-type="currency" office:currency="USD" office:value="8300000" calcext:value-type="currency">
            <text:p>_-$8.300.000,00 _ </text:p>
          </table:table-cell>
          <table:table-cell table:formula="of:=IF([.M238]=&quot;ASSISTIDO&quot;;1;0)" office:value-type="float" office:value="1" calcext:value-type="float">
            <text:p>1</text:p>
          </table:table-cell>
          <table:table-cell table:style-name="ce29" table:formula="of:=IF(ISBLANK([.F2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7" calcext:value-type="float">
            <text:p>23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8" calcext:value-type="float">
            <text:p>238</text:p>
          </table:table-cell>
          <table:table-cell office:value-type="string" calcext:value-type="string">
            <text:p>Os Três Mosqueteiro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2-22" calcext:value-type="date">
            <text:p>22/12/24</text:p>
          </table:table-cell>
          <table:table-cell office:value-type="float" office:value="7" calcext:value-type="float">
            <text:p>7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239]);ISBLANK([.I239]));&quot;DESCONHECIDO&quot;;[.J239]-[.I239])" office:value-type="currency" office:currency="USD" office:value="0" calcext:value-type="currency">
            <text:p>_-$- <text:s text:c="2"/>_ </text:p>
          </table:table-cell>
          <table:table-cell table:formula="of:=IF([.M239]=&quot;ASSISTIDO&quot;;1;0)" office:value-type="float" office:value="1" calcext:value-type="float">
            <text:p>1</text:p>
          </table:table-cell>
          <table:table-cell table:style-name="ce29" table:formula="of:=IF(ISBLANK([.F2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8" calcext:value-type="float">
            <text:p>23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9" calcext:value-type="float">
            <text:p>239</text:p>
          </table:table-cell>
          <table:table-cell office:value-type="string" calcext:value-type="string">
            <text:p>The End Of Evangelion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2-27" calcext:value-type="date">
            <text:p>27/12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Gainax</text:p>
          </table:table-cell>
          <table:table-cell office:value-type="currency" office:currency="USD" office:value="10000000" calcext:value-type="currency">
            <text:p>_-$10.000.000,00 _ </text:p>
          </table:table-cell>
          <table:table-cell office:value-type="currency" office:currency="USD" office:value="20000000" calcext:value-type="currency">
            <text:p>_-$20.000.000,00 _ </text:p>
          </table:table-cell>
          <table:table-cell table:style-name="ce23" table:formula="of:=IF(OR(ISBLANK([.J240]);ISBLANK([.I240]));&quot;DESCONHECIDO&quot;;[.J240]-[.I240])" office:value-type="currency" office:currency="USD" office:value="10000000" calcext:value-type="currency">
            <text:p>_-$10.000.000,00 _ </text:p>
          </table:table-cell>
          <table:table-cell table:formula="of:=IF([.M240]=&quot;ASSISTIDO&quot;;1;0)" office:value-type="float" office:value="1" calcext:value-type="float">
            <text:p>1</text:p>
          </table:table-cell>
          <table:table-cell table:style-name="ce29" table:formula="of:=IF(ISBLANK([.F2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9" calcext:value-type="float">
            <text:p>239</text:p>
          </table:table-cell>
          <table:table-cell table:number-columns-repeated="16370"/>
        </table:table-row>
        <table:table-row table:style-name="ro4">
          <table:table-cell table:number-columns-repeated="10"/>
          <table:table-cell table:style-name="ce23" table:formula="of:=IF(OR(ISBLANK([.J241]);ISBLANK([.I241]));&quot;DESCONHECIDO&quot;;[.J241]-[.I241])" office:value-type="string" office:string-value="DESCONHECIDO" calcext:value-type="string">
            <text:p><text:s/>DESCONHECIDO </text:p>
          </table:table-cell>
          <table:table-cell/>
          <table:table-cell table:style-name="ce29"/>
          <table:table-cell table:number-columns-repeated="16371"/>
        </table:table-row>
        <table:table-row table:style-name="ro5" table:number-rows-repeated="21">
          <table:table-cell table:number-columns-repeated="12"/>
          <table:table-cell table:style-name="ce29"/>
          <table:table-cell table:number-columns-repeated="16371"/>
        </table:table-row>
        <table:table-row table:style-name="ro6" table:number-rows-repeated="1048313">
          <table:table-cell table:number-columns-repeated="16384"/>
        </table:table-row>
        <table:table-row table:style-name="ro7">
          <table:table-cell table:number-columns-repeated="16384"/>
        </table:table-row>
        <calcext:conditional-formats>
          <calcext:conditional-format calcext:target-range-address="Planilha1.K2:Planilha1.K241">
            <calcext:condition calcext:apply-style-name="ConditionalStyle_18" calcext:value="=&quot;DESCONHECIDO&quot;" calcext:base-cell-address="Planilha1.K2"/>
          </calcext:conditional-format>
          <calcext:conditional-format calcext:target-range-address="Planilha1.AF5:Planilha1.AF5">
            <calcext:condition calcext:apply-style-name="ConditionalStyle_20" calcext:value="=&quot;NÃO ASSISTIDO&quot;" calcext:base-cell-address="Planilha1.AF5"/>
            <calcext:condition calcext:apply-style-name="ConditionalStyle_19" calcext:value="=&quot;ASSISTIDO&quot;" calcext:base-cell-address="Planilha1.AF5"/>
          </calcext:conditional-format>
          <calcext:conditional-format calcext:target-range-address="Planilha1.L1:Planilha1.L1048576">
            <calcext:condition calcext:apply-style-name="ConditionalStyle_29" calcext:value="=0" calcext:base-cell-address="Planilha1.L1"/>
          </calcext:conditional-format>
          <calcext:conditional-format calcext:target-range-address="Planilha1.K1:Planilha1.K1048576">
            <calcext:condition calcext:apply-style-name="ConditionalStyle_32" calcext:value="=0" calcext:base-cell-address="Planilha1.K1"/>
          </calcext:conditional-format>
          <calcext:conditional-format calcext:target-range-address="Planilha1.K2:Planilha1.K1048576">
            <calcext:condition calcext:apply-style-name="ConditionalStyle_31" calcext:value="&lt;0" calcext:base-cell-address="Planilha1.K2"/>
            <calcext:condition calcext:apply-style-name="ConditionalStyle_30" calcext:value="&gt;0" calcext:base-cell-address="Planilha1.K2"/>
          </calcext:conditional-format>
          <calcext:conditional-format calcext:target-range-address="Planilha1.AA5:Planilha1.AA5">
            <calcext:condition calcext:apply-style-name="ConditionalStyle_22" calcext:value="=&quot;NÃO ASSISTIDO&quot;" calcext:base-cell-address="Planilha1.AA5"/>
            <calcext:condition calcext:apply-style-name="ConditionalStyle_21" calcext:value="=&quot;ASSISTIDO&quot;" calcext:base-cell-address="Planilha1.AA5"/>
          </calcext:conditional-format>
          <calcext:conditional-format calcext:target-range-address="Planilha1.V5:Planilha1.V5">
            <calcext:condition calcext:apply-style-name="ConditionalStyle_24" calcext:value="=&quot;NÃO ASSISTIDO&quot;" calcext:base-cell-address="Planilha1.V5"/>
            <calcext:condition calcext:apply-style-name="ConditionalStyle_23" calcext:value="=&quot;ASSISTIDO&quot;" calcext:base-cell-address="Planilha1.V5"/>
          </calcext:conditional-format>
          <calcext:conditional-format calcext:target-range-address="Planilha1.F1:Planilha1.F1048576">
            <calcext:condition calcext:apply-style-name="ConditionalStyle_35" calcext:value="&gt;=8" calcext:base-cell-address="Planilha1.F1"/>
            <calcext:condition calcext:apply-style-name="ConditionalStyle_34" calcext:value="&gt;=5" calcext:base-cell-address="Planilha1.F1"/>
            <calcext:condition calcext:apply-style-name="ConditionalStyle_33" calcext:value="&gt;=0" calcext:base-cell-address="Planilha1.F1"/>
          </calcext:conditional-format>
          <calcext:conditional-format calcext:target-range-address="Planilha1.U1:Planilha1.U30 Planilha1.Q12:Planilha1.Q12">
            <calcext:condition calcext:apply-style-name="ConditionalStyle_26" calcext:value="=&quot;NÃO ASSISTIDO&quot;" calcext:base-cell-address="Planilha1.Q1"/>
            <calcext:condition calcext:apply-style-name="ConditionalStyle_25" calcext:value="=&quot;ASSISTIDO&quot;" calcext:base-cell-address="Planilha1.Q1"/>
          </calcext:conditional-format>
          <calcext:conditional-format calcext:target-range-address="Planilha1.R1:Planilha1.R36 Planilha1.Q20:Planilha1.Q21 Planilha1.U32:Planilha1.U1048576 Planilha1.R60:Planilha1.R1048576 Planilha1.Z1:Planilha1.Z1048576 Planilha1.AE1:Planilha1.AE46 Planilha1.AE48:Planilha1.AE1048576 Planilha1.M1:Planilha1.M1048576">
            <calcext:condition calcext:apply-style-name="ConditionalStyle_28" calcext:value="=&quot;NÃO ASSISTIDO&quot;" calcext:base-cell-address="Planilha1.M1"/>
            <calcext:condition calcext:apply-style-name="ConditionalStyle_27" calcext:value="=&quot;ASSISTIDO&quot;" calcext:base-cell-address="Planilha1.M1"/>
          </calcext:conditional-format>
        </calcext:conditional-formats>
      </table:table>
      <table:named-expressions/>
      <table:database-ranges>
        <table:database-range table:name="__Anonymous_Sheet_DB__0" table:target-range-address="Planilha1.A1:Planilha1.M19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4"/>
    </number:number-style>
    <number:time-style style:name="N155P0" style:volatile="true">
      <number:hours/>
      <number:text>:</number:text>
      <number:minutes number:style="long"/>
    </number:time-style>
    <number:text-style style:name="N155">
      <number:text-content/>
      <style:map style:condition="value()&lt;=1.7976931348623157E+308" style:apply-style-name="N155P0"/>
    </number:text-style>
    <number:currency-style style:name="N159P0" style:volatile="true">
      <number:text>_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_ </number:text>
    </number:currency-style>
    <number:currency-style style:name="N159P1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59P2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2" loext:max-blank-integer-digits="2"/>
      <number:text> _ </number:text>
    </number:currency-style>
    <number:text-style style:name="N159">
      <number:text loext:blank-width-char="-"> </number:text>
      <number:text-content/>
      <number:text loext:blank-width-char=" 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60">
      <number:text-content/>
      <style:map style:condition="value()&lt;=1.7976931348623157E+308" style:apply-style-name="N160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8" style:display-name="ConditionalStyle_18" style:family="table-cell" style:parent-style-name="Default">
      <style:table-cell-properties fo:background-color="#ffff00"/>
      <style:text-properties fo:color="#000000">
        <loext:char-complex-color loext:theme-type="dark1" loext:color-type="theme"/>
      </style:text-properties>
    </style:style>
    <style:style style:name="ConditionalStyle_5f_20" style:display-name="ConditionalStyle_20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19" style:display-name="ConditionalStyle_19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9" style:display-name="ConditionalStyle_29" style:family="table-cell" style:parent-style-name="Default">
      <style:table-cell-properties fo:background-color="#000000">
        <loext:background-complex-color loext:theme-type="dark1" loext:color-type="theme"/>
      </style:table-cell-properties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2" style:display-name="ConditionalStyle_32" style:family="table-cell" style:parent-style-name="Default">
      <style:table-cell-properties fo:background-color="#2f5597">
        <loext:background-complex-color loext:theme-type="accent1" loext:color-type="theme">
          <loext:transformation loext:type="lummod" loext:value="7500"/>
        </loext:background-complex-color>
      </style:table-cell-properties>
      <style:text-properties fo:color="#e7e6e6" fo:font-style="normal" fo:font-weight="bold" style:font-style-asian="normal" style:font-weight-asian="bold" style:font-style-complex="normal" style:font-weight-complex="bold">
        <loext:char-complex-color loext:theme-type="light2" loext:color-type="theme"/>
      </style:text-properties>
    </style:style>
    <style:style style:name="ConditionalStyle_5f_31" style:display-name="ConditionalStyle_3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0" style:display-name="ConditionalStyle_30" style:family="table-cell" style:parent-style-name="Default">
      <style:table-cell-properties fo:background-color="#00b05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22" style:display-name="ConditionalStyle_22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1" style:display-name="ConditionalStyle_21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4" style:display-name="ConditionalStyle_24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3" style:display-name="ConditionalStyle_23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35" style:display-name="ConditionalStyle_35" style:family="table-cell" style:parent-style-name="Default">
      <style:table-cell-properties fo:background-color="#00b050" fo:border="0.74pt solid #000000"/>
      <style:text-properties fo:color="#ffffff">
        <loext:char-complex-color loext:theme-type="light1" loext:color-type="theme"/>
      </style:text-properties>
    </style:style>
    <style:style style:name="ConditionalStyle_5f_34" style:display-name="ConditionalStyle_34" style:family="table-cell" style:parent-style-name="Default">
      <style:table-cell-properties fo:background-color="#ffff44" fo:border="0.74pt solid #000000"/>
      <style:text-properties fo:color="#000000">
        <loext:char-complex-color loext:theme-type="dark1" loext:color-type="theme"/>
      </style:text-properties>
    </style:style>
    <style:style style:name="ConditionalStyle_5f_33" style:display-name="ConditionalStyle_33" style:family="table-cell" style:parent-style-name="Default">
      <style:table-cell-properties fo:background-color="#ff4444" fo:border="0.74pt solid #000000"/>
      <style:text-properties fo:color="#ffffff">
        <loext:char-complex-color loext:theme-type="light1" loext:color-type="theme"/>
      </style:text-properties>
    </style:style>
    <style:style style:name="ConditionalStyle_5f_26" style:display-name="ConditionalStyle_26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5" style:display-name="ConditionalStyle_25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8" style:display-name="ConditionalStyle_28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7" style:display-name="ConditionalStyle_27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draw:marker draw:name="Pontas_20_das_20_setas_20_1" draw:display-name="Pontas das seta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6">00/00/0000</text:date>, <text:time style:data-style-name="N2" text:time-value="22:37:09.94113133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o</meta:initial-creator>
    <meta:creation-date>2023-02-26T15:24:53</meta:creation-date>
    <dc:date>2025-01-16T00:16:52.152632984</dc:date>
    <meta:generator>LibreOffice/24.2.7.2$Linux_X86_64 LibreOffice_project/420$Build-2</meta:generator>
    <meta:editing-duration>PT12H47M2S</meta:editing-duration>
    <meta:editing-cycles>28</meta:editing-cycles>
    <meta:document-statistic meta:table-count="1" meta:cell-count="3675" meta:object-count="0"/>
    <meta:user-defined meta:name="AppVersion">16.0300</meta:user-defined>
  </office:meta>
</office:document-meta>
</file>